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4.63020833333333cm" style:use-optimal-column-width="true"/>
    </style:style>
    <style:style style:name="co4" style:family="table-column">
      <style:table-column-properties fo:break-before="auto" style:column-width="4.28625cm"/>
    </style:style>
    <style:style style:name="co5" style:family="table-column">
      <style:table-column-properties fo:break-before="auto" style:column-width="2.09020833333333cm" style:use-optimal-column-width="true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5.34458333333333cm" style:use-optimal-column-width="true"/>
    </style:style>
    <style:style style:name="co9" style:family="table-column">
      <style:table-column-properties fo:break-before="auto" style:column-width="10.398125cm" style:use-optimal-column-width="true"/>
    </style:style>
    <style:style style:name="co10" style:family="table-column">
      <style:table-column-properties fo:break-before="auto" style:column-width="14.7372916666667cm" style:use-optimal-column-width="true"/>
    </style:style>
    <style:style style:name="co1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ymn_tu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1">
            <text:p>tune_id</text:p>
          </table:table-cell>
          <table:table-cell office:value-type="string" table:style-name="ce1">
            <text:p>tune_no</text:p>
          </table:table-cell>
          <table:table-cell office:value-type="string" table:style-name="ce1">
            <text:p>tune_name</text:p>
          </table:table-cell>
          <table:table-cell office:value-type="string" table:style-name="ce1">
            <text:p>meter_id</text:p>
          </table:table-cell>
          <table:table-cell office:value-type="string" table:style-name="ce1">
            <text:p>alt_meter</text:p>
          </table:table-cell>
          <table:table-cell office:value-type="string" table:style-name="ce1">
            <text:p>tune_book</text:p>
          </table:table-cell>
          <table:table-cell office:value-type="string" table:style-name="ce1">
            <text:p>Book Name</text:p>
          </table:table-cell>
          <table:table-cell office:value-type="string" table:style-name="ce1">
            <text:p>tune_auth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tune_url</text:p>
          </table:table-cell>
          <table:table-cell table:number-columns-repeated="16374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idge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Isaac Smith</text:p>
          </table:table-cell>
          <table:table-cell table:style-name="ce1"/>
          <table:table-cell office:value-type="string" table:style-name="ce1">
            <text:p>https://www.dropbox.com/sh/cx7tus4mgkt9o4n/AACviSYzp3QrMiFIM0-X6AG1a/1g.mid.mp3?raw=1</text:p>
          </table:table-cell>
          <table:table-cell table:number-columns-repeated="16374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ton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.H. Alden</text:p>
          </table:table-cell>
          <table:table-cell table:style-name="ce1"/>
          <table:table-cell office:value-type="string" table:style-name="ce1">
            <text:p>https://www.dropbox.com/sh/cx7tus4mgkt9o4n/AACI8lCZCf25Ml8dEX3tHBMfa/2g.mid.mp3?raw=1</text:p>
          </table:table-cell>
          <table:table-cell table:number-columns-repeated="16374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lington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T. Arne</text:p>
          </table:table-cell>
          <table:table-cell table:style-name="ce1"/>
          <table:table-cell office:value-type="string" table:style-name="ce1">
            <text:p>https://www.dropbox.com/sh/cx7tus4mgkt9o4n/AABRhDXFwhjFgZnAI8wGi3Pfa/3g.mid.mp3?raw=1</text:p>
          </table:table-cell>
          <table:table-cell table:number-columns-repeated="16374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nold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S. Arnold</text:p>
          </table:table-cell>
          <table:table-cell table:style-name="ce1"/>
          <table:table-cell office:value-type="string" table:style-name="ce1">
            <text:p>https://www.dropbox.com/sh/cx7tus4mgkt9o4n/AACfZzJghSD-eNg2RAIZZ2fJa/4g.mid.mp3?raw=1</text:p>
          </table:table-cell>
          <table:table-cell table:number-columns-repeated="16374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allerma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 Simpson</text:p>
          </table:table-cell>
          <table:table-cell table:style-name="ce1"/>
          <table:table-cell office:value-type="string" table:style-name="ce1">
            <text:p>https://www.dropbox.com/sh/cx7tus4mgkt9o4n/AABSlhXusQr41jwr-iEdQZEFa/6g.mid.mp3?raw=1</text:p>
          </table:table-cell>
          <table:table-cell table:number-columns-repeated="16374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arrow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American</text:p>
          </table:table-cell>
          <table:table-cell table:style-name="ce1"/>
          <table:table-cell office:value-type="string" table:style-name="ce1">
            <text:p>https://www.dropbox.com/sh/cx7tus4mgkt9o4n/AACtP4aFLZwPSG3vl4g8dy_Pa/7g.mid.mp3?raw=1</text:p>
          </table:table-cell>
          <table:table-cell table:number-columns-repeated="16374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eatitudo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J.B. Dykes</text:p>
          </table:table-cell>
          <table:table-cell table:style-name="ce1"/>
          <table:table-cell office:value-type="string" table:style-name="ce1">
            <text:p>https://www.dropbox.com/sh/cx7tus4mgkt9o4n/AABdy_TMJTbQGei0oqjgJ92_a/8g.mid.mp3?raw=1</text:p>
          </table:table-cell>
          <table:table-cell table:number-columns-repeated="16374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edford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 Wheale</text:p>
          </table:table-cell>
          <table:table-cell table:style-name="ce1"/>
          <table:table-cell office:value-type="string" table:style-name="ce1">
            <text:p>https://www.dropbox.com/sh/cx7tus4mgkt9o4n/AAAK_tjbewqPXT8wVSrF8FdLa/9g.mid.mp3?raw=1</text:p>
          </table:table-cell>
          <table:table-cell table:number-columns-repeated="16374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elmont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. Webbe</text:p>
          </table:table-cell>
          <table:table-cell table:style-name="ce1"/>
          <table:table-cell office:value-type="string" table:style-name="ce1">
            <text:p>https://www.dropbox.com/sh/cx7tus4mgkt9o4n/AABpE4yDGLA-qlQ9uO6Y58Yoa/10g.mid.mp3?raw=1</text:p>
          </table:table-cell>
          <table:table-cell table:number-columns-repeated="16374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ay Dawn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F. Morley</text:p>
          </table:table-cell>
          <table:table-cell table:style-name="ce1"/>
          <table:table-cell office:value-type="string" table:style-name="ce1">
            <text:p>https://www.dropbox.com/sh/cx7tus4mgkt9o4n/AACjVeSDGG4uRE0B4lHTnyE1a/15g.mid.mp3?raw=1</text:p>
          </table:table-cell>
          <table:table-cell table:number-columns-repeated="16374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ublin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John Stevenson</text:p>
          </table:table-cell>
          <table:table-cell table:style-name="ce1"/>
          <table:table-cell office:value-type="string" table:style-name="ce1">
            <text:p>https://www.dropbox.com/sh/cx7tus4mgkt9o4n/AABdb_4lZdjy6GTKetqkwSf1a/16g.mid.mp3?raw=1</text:p>
          </table:table-cell>
          <table:table-cell table:number-columns-repeated="16374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ungermline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Scottish Psalter'</text:p>
          </table:table-cell>
          <table:table-cell table:style-name="ce1"/>
          <table:table-cell office:value-type="string" table:style-name="ce1">
            <text:p>https://www.dropbox.com/sh/cx7tus4mgkt9o4n/AABTU5Zb6nZAFwcZVCXalOz0a/17g.mid.mp3?raw=1</text:p>
          </table:table-cell>
          <table:table-cell table:number-columns-repeated="16374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Eagley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Walch</text:p>
          </table:table-cell>
          <table:table-cell table:style-name="ce1"/>
          <table:table-cell office:value-type="string" table:style-name="ce1">
            <text:p>https://www.dropbox.com/sh/cx7tus4mgkt9o4n/AADRZDk5wA37w6G1wPgfe3Dva/18g.mid.mp3?raw=1</text:p>
          </table:table-cell>
          <table:table-cell table:number-columns-repeated="16374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astgate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 Bennett</text:p>
          </table:table-cell>
          <table:table-cell table:style-name="ce1"/>
          <table:table-cell office:value-type="string" table:style-name="ce1">
            <text:p>https://www.dropbox.com/sh/cx7tus4mgkt9o4n/AABb_7hCSUddPpjPUw1uwC8ba/19g.mid.mp3?raw=1</text:p>
          </table:table-cell>
          <table:table-cell table:number-columns-repeated="16374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Evan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H. Havergal</text:p>
          </table:table-cell>
          <table:table-cell table:style-name="ce1"/>
          <table:table-cell office:value-type="string" table:style-name="ce1">
            <text:p>https://www.dropbox.com/sh/cx7tus4mgkt9o4n/AAAOZ6eEH4pVDd-84t5-sYj1a/20g.mid.mp3?raw=1</text:p>
          </table:table-cell>
          <table:table-cell table:number-columns-repeated="16374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arrant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 Farrant</text:p>
          </table:table-cell>
          <table:table-cell table:style-name="ce1"/>
          <table:table-cell office:value-type="string" table:style-name="ce1">
            <text:p>https://www.dropbox.com/sh/cx7tus4mgkt9o4n/AACPwZr7on9FvXWbhO1Y9HOTa/21g.mid.mp3?raw=1</text:p>
          </table:table-cell>
          <table:table-cell table:number-columns-repeated="16374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rench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Scottish Psalter'</text:p>
          </table:table-cell>
          <table:table-cell table:style-name="ce1"/>
          <table:table-cell office:value-type="string" table:style-name="ce1">
            <text:p>https://www.dropbox.com/sh/cx7tus4mgkt9o4n/AADBRaDUjK17yVIQ9hmWuF-La/22g.mid.mp3?raw=1</text:p>
          </table:table-cell>
          <table:table-cell table:number-columns-repeated="16374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German Tunes (1952) No.65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 Arras</text:p>
          </table:table-cell>
          <table:table-cell table:style-name="ce1"/>
          <table:table-cell office:value-type="string" table:style-name="ce1">
            <text:p>https://www.dropbox.com/sh/cx7tus4mgkt9o4n/AADzwq-pyv1vycCGavxuiq0aa/23g.mid.mp3?raw=1</text:p>
          </table:table-cell>
          <table:table-cell table:number-columns-repeated="16374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Gerontius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J.B. Dykes</text:p>
          </table:table-cell>
          <table:table-cell table:style-name="ce1"/>
          <table:table-cell office:value-type="string" table:style-name="ce1">
            <text:p>https://www.dropbox.com/sh/cx7tus4mgkt9o4n/AAAgB8qyxRSJ9xQGe5E_pBHea/24g.mid.mp3?raw=1</text:p>
          </table:table-cell>
          <table:table-cell table:number-columns-repeated="16374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lasgow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ohn Holden</text:p>
          </table:table-cell>
          <table:table-cell table:style-name="ce1"/>
          <table:table-cell office:value-type="string" table:style-name="ce1">
            <text:p>https://www.dropbox.com/sh/cx7tus4mgkt9o4n/AAB2eCkCh9a1ewPdtUzKTD2-a/25g.mid.mp3?raw=1</text:p>
          </table:table-cell>
          <table:table-cell table:number-columns-repeated="16374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Golden Key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R. Sweney</text:p>
          </table:table-cell>
          <table:table-cell table:style-name="ce1"/>
          <table:table-cell office:value-type="string" table:style-name="ce1">
            <text:p>https://www.dropbox.com/sh/cx7tus4mgkt9o4n/AAD11L3piljUSVGu581RI2bZa/26g.mid.mp3?raw=1</text:p>
          </table:table-cell>
          <table:table-cell table:number-columns-repeated="16374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Home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Earl of Mornington</text:p>
          </table:table-cell>
          <table:table-cell table:style-name="ce1"/>
          <table:table-cell office:value-type="string" table:style-name="ce1">
            <text:p>https://www.dropbox.com/sh/cx7tus4mgkt9o4n/AAAaBf2Y6ZEGRPOHf_zJ3bOla/27g.mid.mp3?raw=1</text:p>
          </table:table-cell>
          <table:table-cell table:number-columns-repeated="16374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Horsley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 Horsely</text:p>
          </table:table-cell>
          <table:table-cell table:style-name="ce1"/>
          <table:table-cell office:value-type="string" table:style-name="ce1">
            <text:p>https://www.dropbox.com/sh/cx7tus4mgkt9o4n/AAAVHSRJp_TDpPpmrxeh2EESa/28g.mid.mp3?raw=1</text:p>
          </table:table-cell>
          <table:table-cell table:number-columns-repeated="16374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Ignatius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H. Hester</text:p>
          </table:table-cell>
          <table:table-cell table:style-name="ce1"/>
          <table:table-cell office:value-type="string" table:style-name="ce1">
            <text:p>https://www.dropbox.com/sh/cx7tus4mgkt9o4n/AABtPU9LAljWYe4SwOVJLJE2a/29g.mid.mp3?raw=1</text:p>
          </table:table-cell>
          <table:table-cell table:number-columns-repeated="16374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rish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Isaac Smith</text:p>
          </table:table-cell>
          <table:table-cell table:style-name="ce1"/>
          <table:table-cell office:value-type="string" table:style-name="ce1">
            <text:p>https://www.dropbox.com/sh/cx7tus4mgkt9o4n/AACtZxbk6GdFwYJFnTbc57CZa/30g.mid.mp3?raw=1</text:p>
          </table:table-cell>
          <table:table-cell table:number-columns-repeated="16374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Jackson's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Jackson</text:p>
          </table:table-cell>
          <table:table-cell table:style-name="ce1"/>
          <table:table-cell office:value-type="string" table:style-name="ce1">
            <text:p>https://www.dropbox.com/sh/cx7tus4mgkt9o4n/AABRJuZJjDQ8Zz2YzmA2tMQ4a/31g.mid.mp3?raw=1</text:p>
          </table:table-cell>
          <table:table-cell table:number-columns-repeated="16374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Jubilant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ClRJle0DuLiiqMMx4uR6jCa/32g.mid.mp3?raw=1</text:p>
          </table:table-cell>
          <table:table-cell table:number-columns-repeated="16374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Kilmarnock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Niel Dougall</text:p>
          </table:table-cell>
          <table:table-cell table:style-name="ce1"/>
          <table:table-cell office:value-type="string" table:style-name="ce1">
            <text:p>https://www.dropbox.com/sh/cx7tus4mgkt9o4n/AABkD8ccRnM36Pgj3ADZ_DFqa/33g.mid.mp3?raw=1</text:p>
          </table:table-cell>
          <table:table-cell table:number-columns-repeated="16374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eichester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 Hurst</text:p>
          </table:table-cell>
          <table:table-cell table:style-name="ce1"/>
          <table:table-cell office:value-type="string" table:style-name="ce1">
            <text:p>https://www.dropbox.com/sh/cx7tus4mgkt9o4n/AAAQ44_ZEYomir23oaVCNiYXa/34g.mid.mp3?raw=1</text:p>
          </table:table-cell>
          <table:table-cell table:number-columns-repeated="16374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Lloyd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D9ZRhkbe4WMGN1jCElGWhRa/35g.mid.mp3?raw=1</text:p>
          </table:table-cell>
          <table:table-cell table:number-columns-repeated="16374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Lydia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Philips</text:p>
          </table:table-cell>
          <table:table-cell table:style-name="ce1"/>
          <table:table-cell office:value-type="string" table:style-name="ce1">
            <text:p>https://www.dropbox.com/sh/cx7tus4mgkt9o4n/AADS0Q87qjL6Ak-baGLUV3N4a/36g.mid.mp3?raw=1</text:p>
          </table:table-cell>
          <table:table-cell table:number-columns-repeated="16374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Martyrdom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 Wilson</text:p>
          </table:table-cell>
          <table:table-cell table:style-name="ce1"/>
          <table:table-cell office:value-type="string" table:style-name="ce1">
            <text:p>https://www.dropbox.com/sh/cx7tus4mgkt9o4n/AAAB0_x9hiWqplLHcdQP6i2Sa/37g.mid.mp3?raw=1</text:p>
          </table:table-cell>
          <table:table-cell table:number-columns-repeated="16374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erton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Geistliche Leider'</text:p>
          </table:table-cell>
          <table:table-cell table:style-name="ce1"/>
          <table:table-cell office:value-type="string" table:style-name="ce1">
            <text:p>https://www.dropbox.com/sh/cx7tus4mgkt9o4n/AAA6ki2zGFizOTulyh65YBySa/38g.mid.mp3?raw=1</text:p>
          </table:table-cell>
          <table:table-cell table:number-columns-repeated="16374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Miles' Lane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 Shrubsole</text:p>
          </table:table-cell>
          <table:table-cell table:style-name="ce1"/>
          <table:table-cell office:value-type="string" table:style-name="ce1">
            <text:p>https://www.dropbox.com/sh/cx7tus4mgkt9o4n/AAAEHJl5QVVmci0qJ864iayoa/39g.mid.mp3?raw=1</text:p>
          </table:table-cell>
          <table:table-cell table:number-columns-repeated="16374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orning Light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rs. E.S. Kingston</text:p>
          </table:table-cell>
          <table:table-cell table:style-name="ce1"/>
          <table:table-cell office:value-type="string" table:style-name="ce1">
            <text:p>https://www.dropbox.com/sh/cx7tus4mgkt9o4n/AACYJHI3ipDfFF6e1gDMmRKua/40g.mid.mp3?raw=1</text:p>
          </table:table-cell>
          <table:table-cell table:number-columns-repeated="16374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ame of Jesus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S.N. Walker</text:p>
          </table:table-cell>
          <table:table-cell table:style-name="ce1"/>
          <table:table-cell office:value-type="string" table:style-name="ce1">
            <text:p>https://www.dropbox.com/sh/cx7tus4mgkt9o4n/AAAS0zCsK_Iyt2a-gWxnDiQ6a/41g.mid.mp3?raw=1</text:p>
          </table:table-cell>
          <table:table-cell table:number-columns-repeated="16374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ativity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 Lahee</text:p>
          </table:table-cell>
          <table:table-cell table:style-name="ce1"/>
          <table:table-cell office:value-type="string" table:style-name="ce1">
            <text:p>https://www.dropbox.com/sh/cx7tus4mgkt9o4n/AABK8lKZUj_ConRPAVDWarFOa/42g.mid.mp3?raw=1</text:p>
          </table:table-cell>
          <table:table-cell table:number-columns-repeated="16374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wcastle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enry K. Morley</text:p>
          </table:table-cell>
          <table:table-cell office:value-type="string" table:style-name="ce1">
            <text:p>Repeat 3rd line of each verse</text:p>
          </table:table-cell>
          <table:table-cell office:value-type="string" table:style-name="ce1">
            <text:p>https://www.dropbox.com/sh/cx7tus4mgkt9o4n/AADc2hPBoQxohK7UPrpC6pSIa/43g.mid.mp3?raw=1</text:p>
          </table:table-cell>
          <table:table-cell table:number-columns-repeated="16374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orge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D_v8QskSSTsXZMkSdvdo9Ga/44g.mid.mp3?raw=1</text:p>
          </table:table-cell>
          <table:table-cell table:number-columns-repeated="16374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orthrop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A. Northrop</text:p>
          </table:table-cell>
          <table:table-cell office:value-type="string" table:style-name="ce1">
            <text:p>Repeat last line 3 times</text:p>
          </table:table-cell>
          <table:table-cell office:value-type="string" table:style-name="ce1">
            <text:p>https://www.dropbox.com/sh/cx7tus4mgkt9o4n/AABDBY5PPeFZuv5yu5zuYOmUa/45g.mid.mp3?raw=1</text:p>
          </table:table-cell>
          <table:table-cell table:number-columns-repeated="16374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ottingham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eremiah Clarke</text:p>
          </table:table-cell>
          <table:table-cell table:style-name="ce1"/>
          <table:table-cell office:value-type="string" table:style-name="ce1">
            <text:p>https://www.dropbox.com/sh/cx7tus4mgkt9o4n/AABKN9Ee0LWLbN-ev9w2vkpla/46g.mid.mp3?raw=1</text:p>
          </table:table-cell>
          <table:table-cell table:number-columns-repeated="16374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Oldham Street (Trinity)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owgate</text:p>
          </table:table-cell>
          <table:table-cell table:style-name="ce1"/>
          <table:table-cell office:value-type="string" table:style-name="ce1">
            <text:p>https://www.dropbox.com/sh/cx7tus4mgkt9o4n/AACH8n18Qc3svMHSkPYvZgi6a/47g.mid.mp3?raw=1</text:p>
          </table:table-cell>
          <table:table-cell table:number-columns-repeated="16374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Orlington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Campbell</text:p>
          </table:table-cell>
          <table:table-cell table:style-name="ce1"/>
          <table:table-cell office:value-type="string" table:style-name="ce1">
            <text:p>https://www.dropbox.com/sh/cx7tus4mgkt9o4n/AADucXL1OF9bL8rI4ncSUl2_a/48g.mid.mp3?raw=1</text:p>
          </table:table-cell>
          <table:table-cell table:number-columns-repeated="16374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Remember Me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Asa Hull</text:p>
          </table:table-cell>
          <table:table-cell table:style-name="ce1"/>
          <table:table-cell office:value-type="string" table:style-name="ce1">
            <text:p>https://www.dropbox.com/sh/cx7tus4mgkt9o4n/AABw1c1ihifQnG1nYJf6a8dra/50g.mid.mp3?raw=1</text:p>
          </table:table-cell>
          <table:table-cell table:number-columns-repeated="16374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Rest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.C. Maker</text:p>
          </table:table-cell>
          <table:table-cell table:style-name="ce1"/>
          <table:table-cell office:value-type="string" table:style-name="ce1">
            <text:p>https://www.dropbox.com/sh/cx7tus4mgkt9o4n/AADv5Vgj6o0TxqIj-QBFMmjia/51g.mid.mp3?raw=1</text:p>
          </table:table-cell>
          <table:table-cell table:number-columns-repeated="16374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Richmond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Haweis</text:p>
          </table:table-cell>
          <table:table-cell table:style-name="ce1"/>
          <table:table-cell office:value-type="string" table:style-name="ce1">
            <text:p>https://www.dropbox.com/sh/cx7tus4mgkt9o4n/AADKMd72pIRzRqFWI20rG6iCa/52g.mid.mp3?raw=1</text:p>
          </table:table-cell>
          <table:table-cell table:number-columns-repeated="16374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Royal Fort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E.J. Orchard</text:p>
          </table:table-cell>
          <table:table-cell table:style-name="ce1"/>
          <table:table-cell office:value-type="string" table:style-name="ce1">
            <text:p>https://www.dropbox.com/sh/cx7tus4mgkt9o4n/AAC8Ppv6c5I1FEDq3vmmzTGja/53g.mid.mp3?raw=1</text:p>
          </table:table-cell>
          <table:table-cell table:number-columns-repeated="16374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t. Agnes (Durham)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J.B. Dykes</text:p>
          </table:table-cell>
          <table:table-cell table:style-name="ce1"/>
          <table:table-cell office:value-type="string" table:style-name="ce1">
            <text:p>https://www.dropbox.com/sh/cx7tus4mgkt9o4n/AABTKC1_i3xw0t4Z3HpvKB1pa/54g.mid.mp3?raw=1</text:p>
          </table:table-cell>
          <table:table-cell table:number-columns-repeated="16374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t. Andrew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New Harmony of Sion'</text:p>
          </table:table-cell>
          <table:table-cell table:style-name="ce1"/>
          <table:table-cell office:value-type="string" table:style-name="ce1">
            <text:p>https://www.dropbox.com/sh/cx7tus4mgkt9o4n/AADnJ41oqHTORl5BVL3zD4rMa/55g.mid.mp3?raw=1</text:p>
          </table:table-cell>
          <table:table-cell table:number-columns-repeated="16374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t. Anne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W. Croft</text:p>
          </table:table-cell>
          <table:table-cell table:style-name="ce1"/>
          <table:table-cell office:value-type="string" table:style-name="ce1">
            <text:p>https://www.dropbox.com/sh/cx7tus4mgkt9o4n/AABuZQ9U6gDrkR6UDsxlYhS_a/56g.mid.mp3?raw=1</text:p>
          </table:table-cell>
          <table:table-cell table:number-columns-repeated="16374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t. Bernard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Richardson</text:p>
          </table:table-cell>
          <table:table-cell table:style-name="ce1"/>
          <table:table-cell office:value-type="float" office:value="0" table:formula="of:=#N/A" table:style-name="ce1">
            <text:p>#N/A</text:p>
          </table:table-cell>
          <table:table-cell table:number-columns-repeated="16374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t. Columbia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Irish Traditional Melody</text:p>
          </table:table-cell>
          <table:table-cell table:style-name="ce1"/>
          <table:table-cell office:value-type="string" table:style-name="ce1">
            <text:p>https://www.dropbox.com/sh/cx7tus4mgkt9o4n/AAApzmNUiO4TyObd_qjDZgSca/58g.mid.mp3?raw=1</text:p>
          </table:table-cell>
          <table:table-cell table:number-columns-repeated="16374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t. Fulbert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H.J. Gauntlett</text:p>
          </table:table-cell>
          <table:table-cell table:style-name="ce1"/>
          <table:table-cell office:value-type="string" table:style-name="ce1">
            <text:p>https://www.dropbox.com/sh/cx7tus4mgkt9o4n/AABZs_OI1S_wvn0pYm_Hp3Q2a/59g.mid.mp3?raw=1</text:p>
          </table:table-cell>
          <table:table-cell table:number-columns-repeated="16374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t. Leonard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T. Smart</text:p>
          </table:table-cell>
          <table:table-cell table:style-name="ce1"/>
          <table:table-cell office:value-type="string" table:style-name="ce1">
            <text:p>https://www.dropbox.com/sh/cx7tus4mgkt9o4n/AAAV5tYGB2u_53TniuOi6p0ra/60g.mid.mp3?raw=1</text:p>
          </table:table-cell>
          <table:table-cell table:number-columns-repeated="16374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t. Paul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Chalmers Collection'</text:p>
          </table:table-cell>
          <table:table-cell table:style-name="ce1"/>
          <table:table-cell office:value-type="string" table:style-name="ce1">
            <text:p>https://www.dropbox.com/sh/cx7tus4mgkt9o4n/AACVLPSW2BWEfWENuhy6UazJa/61g.mid.mp3?raw=1</text:p>
          </table:table-cell>
          <table:table-cell table:number-columns-repeated="16374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t. Peter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A.R. Reinagle</text:p>
          </table:table-cell>
          <table:table-cell table:style-name="ce1"/>
          <table:table-cell office:value-type="string" table:style-name="ce1">
            <text:p>https://www.dropbox.com/sh/cx7tus4mgkt9o4n/AACbIF-HYFH_f-sSrzbfvtp6a/62g.mid.mp3?raw=1</text:p>
          </table:table-cell>
          <table:table-cell table:number-columns-repeated="16374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t. Saviour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.G. Baker</text:p>
          </table:table-cell>
          <table:table-cell table:style-name="ce1"/>
          <table:table-cell office:value-type="string" table:style-name="ce1">
            <text:p>https://www.dropbox.com/sh/cx7tus4mgkt9o4n/AAA4_nEWVe_m3UpbYnLYvbB8a/63g.mid.mp3?raw=1</text:p>
          </table:table-cell>
          <table:table-cell table:number-columns-repeated="16374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t. Stephen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 Jones</text:p>
          </table:table-cell>
          <table:table-cell table:style-name="ce1"/>
          <table:table-cell office:value-type="string" table:style-name="ce1">
            <text:p>https://www.dropbox.com/sh/cx7tus4mgkt9o4n/AACG2ZO318myfmSCpqEctQ83a/64g.mid.mp3?raw=1</text:p>
          </table:table-cell>
          <table:table-cell table:number-columns-repeated="16374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alzburg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M. Haydn</text:p>
          </table:table-cell>
          <table:table-cell table:style-name="ce1"/>
          <table:table-cell office:value-type="string" table:style-name="ce1">
            <text:p>https://www.dropbox.com/sh/cx7tus4mgkt9o4n/AAAPmlWCXf9wUGn7t0xs2U8Sa/65g.mid.mp3?raw=1</text:p>
          </table:table-cell>
          <table:table-cell table:number-columns-repeated="16374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awley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Walch</text:p>
          </table:table-cell>
          <table:table-cell table:style-name="ce1"/>
          <table:table-cell office:value-type="string" table:style-name="ce1">
            <text:p>https://www.dropbox.com/sh/cx7tus4mgkt9o4n/AACfxdBz8YrAi5FP3nTnOj9Oa/66g.mid.mp3?raw=1</text:p>
          </table:table-cell>
          <table:table-cell table:number-columns-repeated="16374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heffield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 Mather</text:p>
          </table:table-cell>
          <table:table-cell table:style-name="ce1"/>
          <table:table-cell office:value-type="string" table:style-name="ce1">
            <text:p>https://www.dropbox.com/sh/cx7tus4mgkt9o4n/AACEkGwDx2tsbBjxRCwbH6-Pa/67g.mid.mp3?raw=1</text:p>
          </table:table-cell>
          <table:table-cell table:number-columns-repeated="16374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outhwell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S. Irons</text:p>
          </table:table-cell>
          <table:table-cell table:style-name="ce1"/>
          <table:table-cell office:value-type="string" table:style-name="ce1">
            <text:p>https://www.dropbox.com/sh/cx7tus4mgkt9o4n/AACt33JWhTPHr7aDKKbWuHjDa/68g.mid.mp3?raw=1</text:p>
          </table:table-cell>
          <table:table-cell table:number-columns-repeated="16374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pohr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Spohr'</text:p>
          </table:table-cell>
          <table:table-cell table:style-name="ce1"/>
          <table:table-cell office:value-type="string" table:style-name="ce1">
            <text:p>https://www.dropbox.com/sh/cx7tus4mgkt9o4n/AAAoJ7jCy3kEIRQujnQCX8HVa/69g.mid.mp3?raw=1</text:p>
          </table:table-cell>
          <table:table-cell table:number-columns-repeated="16374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tracathro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 Hutcheson</text:p>
          </table:table-cell>
          <table:table-cell table:style-name="ce1"/>
          <table:table-cell office:value-type="string" table:style-name="ce1">
            <text:p>https://www.dropbox.com/sh/cx7tus4mgkt9o4n/AABvojg-qWcp1una5NBNJXiAa/70g.mid.mp3?raw=1</text:p>
          </table:table-cell>
          <table:table-cell table:number-columns-repeated="16374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The Cross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Mendelssohn</text:p>
          </table:table-cell>
          <table:table-cell table:style-name="ce1"/>
          <table:table-cell office:value-type="string" table:style-name="ce1">
            <text:p>https://www.dropbox.com/sh/cx7tus4mgkt9o4n/AACE4Mbj26qfnRXeqKjkDUEVa/72g.mid.mp3?raw=1</text:p>
          </table:table-cell>
          <table:table-cell table:number-columns-repeated="16374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iverton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Grigg</text:p>
          </table:table-cell>
          <table:table-cell table:style-name="ce1"/>
          <table:table-cell office:value-type="string" table:style-name="ce1">
            <text:p>https://www.dropbox.com/sh/cx7tus4mgkt9o4n/AACp-uGZI3kRrLupE3bgPPhfa/73g.mid.mp3?raw=1</text:p>
          </table:table-cell>
          <table:table-cell table:number-columns-repeated="16374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Tottenham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Greatorex</text:p>
          </table:table-cell>
          <table:table-cell table:style-name="ce1"/>
          <table:table-cell office:value-type="string" table:style-name="ce1">
            <text:p>https://www.dropbox.com/sh/cx7tus4mgkt9o4n/AAAAolpBtbcdRVO30Qc4iUsMa/74g.mid.mp3?raw=1</text:p>
          </table:table-cell>
          <table:table-cell table:number-columns-repeated="16374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Warwick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amuel Stanley</text:p>
          </table:table-cell>
          <table:table-cell table:style-name="ce1"/>
          <table:table-cell office:value-type="float" office:value="0" table:formula="of:=#N/A" table:style-name="ce1">
            <text:p>#N/A</text:p>
          </table:table-cell>
          <table:table-cell table:number-columns-repeated="16374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Wiltshire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George T. Smart</text:p>
          </table:table-cell>
          <table:table-cell table:style-name="ce1"/>
          <table:table-cell office:value-type="string" table:style-name="ce1">
            <text:p>https://www.dropbox.com/sh/cx7tus4mgkt9o4n/AADUrz6O-N622vrZjiRJxW2Ea/76g.mid.mp3?raw=1</text:p>
          </table:table-cell>
          <table:table-cell table:number-columns-repeated="16374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Worship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rs. M.S. Cooper</text:p>
          </table:table-cell>
          <table:table-cell table:style-name="ce1"/>
          <table:table-cell office:value-type="string" table:style-name="ce1">
            <text:p>https://www.dropbox.com/sh/cx7tus4mgkt9o4n/AABRitVdN0vEb32AtW7eMxGRa/77g.mid.mp3?raw=1</text:p>
          </table:table-cell>
          <table:table-cell table:number-columns-repeated="16374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ux Mundi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 Leflaive</text:p>
          </table:table-cell>
          <table:table-cell table:style-name="ce1"/>
          <table:table-cell office:value-type="string" table:style-name="ce1">
            <text:p>https://www.dropbox.com/sh/cx7tus4mgkt9o4n/AAAN9bgcwPSb6FJmq_1f47dla/81g.mid.mp3?raw=1</text:p>
          </table:table-cell>
          <table:table-cell table:number-columns-repeated="16374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Mary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.G. Spary</text:p>
          </table:table-cell>
          <table:table-cell table:style-name="ce1"/>
          <table:table-cell office:value-type="string" table:style-name="ce1">
            <text:p>https://www.dropbox.com/sh/cx7tus4mgkt9o4n/AABYMStiKegQ_bWWHAMiSN6qa/82g.mid.mp3?raw=1</text:p>
          </table:table-cell>
          <table:table-cell table:number-columns-repeated="16374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None But Christ Can Satisfy!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McGranahan</text:p>
          </table:table-cell>
          <table:table-cell table:style-name="ce1"/>
          <table:table-cell office:value-type="string" table:style-name="ce1">
            <text:p>https://www.dropbox.com/sh/cx7tus4mgkt9o4n/AABwmkDv7bBQ20-clMC2sn_ga/83g.mid.mp3?raw=1</text:p>
          </table:table-cell>
          <table:table-cell table:number-columns-repeated="16374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t. Matthew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W. Croft</text:p>
          </table:table-cell>
          <table:table-cell table:style-name="ce1"/>
          <table:table-cell office:value-type="string" table:style-name="ce1">
            <text:p>https://www.dropbox.com/sh/cx7tus4mgkt9o4n/AABOHc2EkxBONUx5BVIjaoJEa/84g.mid.mp3?raw=1</text:p>
          </table:table-cell>
          <table:table-cell table:number-columns-repeated="16374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The Home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S.N. Walker</text:p>
          </table:table-cell>
          <table:table-cell table:style-name="ce1"/>
          <table:table-cell office:value-type="string" table:style-name="ce1">
            <text:p>https://www.dropbox.com/sh/cx7tus4mgkt9o4n/AACzpKb0GcaJLz0elit4AXKBa/85g.mid.mp3?raw=1</text:p>
          </table:table-cell>
          <table:table-cell table:number-columns-repeated="16374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Vox Dilecti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J.B. Dykes</text:p>
          </table:table-cell>
          <table:table-cell table:style-name="ce1"/>
          <table:table-cell office:value-type="string" table:style-name="ce1">
            <text:p>https://www.dropbox.com/sh/cx7tus4mgkt9o4n/AABzZzfbX55XYMOfF3qmi2Xta/86g.mid.mp3?raw=1</text:p>
          </table:table-cell>
          <table:table-cell table:number-columns-repeated="16374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bends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Herbert S. Oakeley</text:p>
          </table:table-cell>
          <table:table-cell table:style-name="ce1"/>
          <table:table-cell office:value-type="string" table:style-name="ce1">
            <text:p>https://www.dropbox.com/sh/cx7tus4mgkt9o4n/AAAHHU958yhyzRVlN9Q1z2fxa/87g.mid.mp3?raw=1</text:p>
          </table:table-cell>
          <table:table-cell table:number-columns-repeated="16374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Adoration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 Thornton</text:p>
          </table:table-cell>
          <table:table-cell table:style-name="ce1"/>
          <table:table-cell office:value-type="string" table:style-name="ce1">
            <text:p>https://www.dropbox.com/sh/cx7tus4mgkt9o4n/AADatdFGE-dNSnRAcHN46SNua/88g.mid.mp3?raw=1</text:p>
          </table:table-cell>
          <table:table-cell table:number-columns-repeated="16374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lfriston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T. Lambert</text:p>
          </table:table-cell>
          <table:table-cell table:style-name="ce1"/>
          <table:table-cell office:value-type="string" table:style-name="ce1">
            <text:p>https://www.dropbox.com/sh/cx7tus4mgkt9o4n/AAD53w4M_3KaeEFytCRs3Avba/89g.mid.mp3?raw=1</text:p>
          </table:table-cell>
          <table:table-cell table:number-columns-repeated="16374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lstone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E. Willing</text:p>
          </table:table-cell>
          <table:table-cell table:style-name="ce1"/>
          <table:table-cell office:value-type="string" table:style-name="ce1">
            <text:p>https://www.dropbox.com/sh/cx7tus4mgkt9o4n/AAAQK3RyNey6XuCq4UXNwNkCa/90g.mid.mp3?raw=1</text:p>
          </table:table-cell>
          <table:table-cell table:number-columns-repeated="16374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ngelus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. Joseph</text:p>
          </table:table-cell>
          <table:table-cell table:style-name="ce1"/>
          <table:table-cell office:value-type="string" table:style-name="ce1">
            <text:p>https://www.dropbox.com/sh/cx7tus4mgkt9o4n/AAA0n3jpga9_oQyOAYORHip2a/91g.mid.mp3?raw=1</text:p>
          </table:table-cell>
          <table:table-cell table:number-columns-repeated="16374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Brookfield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B. Southgate</text:p>
          </table:table-cell>
          <table:table-cell table:style-name="ce1"/>
          <table:table-cell office:value-type="string" table:style-name="ce1">
            <text:p>https://www.dropbox.com/sh/cx7tus4mgkt9o4n/AADaoWqMBW1MUzk4iA63K51ma/94g.mid.mp3?raw=1</text:p>
          </table:table-cell>
          <table:table-cell table:number-columns-repeated="16374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Carey's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enry Carey</text:p>
          </table:table-cell>
          <table:table-cell table:style-name="ce1"/>
          <table:table-cell office:value-type="string" table:style-name="ce1">
            <text:p>https://www.dropbox.com/sh/cx7tus4mgkt9o4n/AADFPNNYNNhhiYKyvfxUZdbda/95g.mid.mp3?raw=1</text:p>
          </table:table-cell>
          <table:table-cell table:number-columns-repeated="16374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Deep Harmony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andel Parker</text:p>
          </table:table-cell>
          <table:table-cell table:style-name="ce1"/>
          <table:table-cell office:value-type="string" table:style-name="ce1">
            <text:p>https://www.dropbox.com/sh/cx7tus4mgkt9o4n/AACevssgHu1lt7dZXi6aTFT3a/96g.mid.mp3?raw=1</text:p>
          </table:table-cell>
          <table:table-cell table:number-columns-repeated="16374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Duke Street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ohn Hatton</text:p>
          </table:table-cell>
          <table:table-cell table:style-name="ce1"/>
          <table:table-cell office:value-type="string" table:style-name="ce1">
            <text:p>https://www.dropbox.com/sh/cx7tus4mgkt9o4n/AAC97LbCEfXuhgAmmorStzl8a/97g.mid.mp3?raw=1</text:p>
          </table:table-cell>
          <table:table-cell table:number-columns-repeated="16374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den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Lowell Mason</text:p>
          </table:table-cell>
          <table:table-cell table:style-name="ce1"/>
          <table:table-cell office:value-type="string" table:style-name="ce1">
            <text:p>https://www.dropbox.com/sh/cx7tus4mgkt9o4n/AABHY14f8vqz3dUfUHhVW8MAa/100g.mid.mp3?raw=1</text:p>
          </table:table-cell>
          <table:table-cell table:number-columns-repeated="16374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Gethsemene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B. Bradbury</text:p>
          </table:table-cell>
          <table:table-cell table:style-name="ce1"/>
          <table:table-cell office:value-type="string" table:style-name="ce1">
            <text:p>https://www.dropbox.com/sh/cx7tus4mgkt9o4n/AAA1Vm9lZ33u6VIITD6gSx3Wa/101g.mid.mp3?raw=1</text:p>
          </table:table-cell>
          <table:table-cell table:number-columns-repeated="16374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Harbour Head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mon Flett</text:p>
          </table:table-cell>
          <table:table-cell table:style-name="ce1"/>
          <table:table-cell office:value-type="string" table:style-name="ce1">
            <text:p>https://www.dropbox.com/sh/cx7tus4mgkt9o4n/AAAlLOiBEgaQcIJI13TWYC6Ta/102g.mid.mp3?raw=1</text:p>
          </table:table-cell>
          <table:table-cell table:number-columns-repeated="16374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Heimath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 Leflaive</text:p>
          </table:table-cell>
          <table:table-cell table:style-name="ce1"/>
          <table:table-cell office:value-type="string" table:style-name="ce1">
            <text:p>https://www.dropbox.com/sh/cx7tus4mgkt9o4n/AADUiVM56eeyKyT0ALrPDTCGa/103g.mid.mp3?raw=1</text:p>
          </table:table-cell>
          <table:table-cell table:number-columns-repeated="16374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Holley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. Hews</text:p>
          </table:table-cell>
          <table:table-cell table:style-name="ce1"/>
          <table:table-cell office:value-type="string" table:style-name="ce1">
            <text:p>https://www.dropbox.com/sh/cx7tus4mgkt9o4n/AAB5hdU4BWLr61WNOozRdBFTa/104g.mid.mp3?raw=1</text:p>
          </table:table-cell>
          <table:table-cell table:number-columns-repeated="16374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Homage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 Leflaive</text:p>
          </table:table-cell>
          <table:table-cell table:style-name="ce1"/>
          <table:table-cell office:value-type="string" table:style-name="ce1">
            <text:p>https://www.dropbox.com/sh/cx7tus4mgkt9o4n/AABvumdUyhQoq-bB7nkV-VYEa/105g.mid.mp3?raw=1</text:p>
          </table:table-cell>
          <table:table-cell table:number-columns-repeated="16374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Keble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J.B. Dykes</text:p>
          </table:table-cell>
          <table:table-cell table:style-name="ce1"/>
          <table:table-cell office:value-type="string" table:style-name="ce1">
            <text:p>https://www.dropbox.com/sh/cx7tus4mgkt9o4n/AABI61nhdKRRmXk3f6b3woYWa/106g.mid.mp3?raw=1</text:p>
          </table:table-cell>
          <table:table-cell table:number-columns-repeated="16374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Luther's Chant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artin Luther</text:p>
          </table:table-cell>
          <table:table-cell table:style-name="ce1"/>
          <table:table-cell office:value-type="string" table:style-name="ce1">
            <text:p>https://www.dropbox.com/sh/cx7tus4mgkt9o4n/AADnlkE8ePlWorDdXsVprYUma/107g.mid.mp3?raw=1</text:p>
          </table:table-cell>
          <table:table-cell table:number-columns-repeated="16374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Mainzer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Mainzer</text:p>
          </table:table-cell>
          <table:table-cell table:style-name="ce1"/>
          <table:table-cell office:value-type="string" table:style-name="ce1">
            <text:p>https://www.dropbox.com/sh/cx7tus4mgkt9o4n/AAD6Lq8QVsOfnpLFYxnP6ejBa/108g.mid.mp3?raw=1</text:p>
          </table:table-cell>
          <table:table-cell table:number-columns-repeated="16374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Maryton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P. Smith</text:p>
          </table:table-cell>
          <table:table-cell table:style-name="ce1"/>
          <table:table-cell office:value-type="string" table:style-name="ce1">
            <text:p>https://www.dropbox.com/sh/cx7tus4mgkt9o4n/AAAVJy0xwbRxzUkKsY6kucGBa/109g.mid.mp3?raw=1</text:p>
          </table:table-cell>
          <table:table-cell table:number-columns-repeated="16374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Melcomb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. Webbe</text:p>
          </table:table-cell>
          <table:table-cell table:style-name="ce1"/>
          <table:table-cell office:value-type="string" table:style-name="ce1">
            <text:p>https://www.dropbox.com/sh/cx7tus4mgkt9o4n/AAATV4ZwCoNmI-dTofeYdyXHa/110g.mid.mp3?raw=1</text:p>
          </table:table-cell>
          <table:table-cell table:number-columns-repeated="16374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Old One Hundredth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Genevan Psalter'</text:p>
          </table:table-cell>
          <table:table-cell table:style-name="ce1"/>
          <table:table-cell office:value-type="string" table:style-name="ce1">
            <text:p>https://www.dropbox.com/sh/cx7tus4mgkt9o4n/AADXP-bPpL0h0t-qa91VgK6Ca/111g.mid.mp3?raw=1</text:p>
          </table:table-cell>
          <table:table-cell table:number-columns-repeated="16374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Ombersley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H. Gladstone</text:p>
          </table:table-cell>
          <table:table-cell table:style-name="ce1"/>
          <table:table-cell office:value-type="string" table:style-name="ce1">
            <text:p>https://www.dropbox.com/sh/cx7tus4mgkt9o4n/AACsXTNDY07cQpr9oKsbtrRna/112g.mid.mp3?raw=1</text:p>
          </table:table-cell>
          <table:table-cell table:number-columns-repeated="16374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Pentecost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 Boyd</text:p>
          </table:table-cell>
          <table:table-cell table:style-name="ce1"/>
          <table:table-cell office:value-type="string" table:style-name="ce1">
            <text:p>https://www.dropbox.com/sh/cx7tus4mgkt9o4n/AADRPgpg4aVh1Y7qvR8mhyYZa/113g.mid.mp3?raw=1</text:p>
          </table:table-cell>
          <table:table-cell table:number-columns-repeated="16374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Rimington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. Duckworth</text:p>
          </table:table-cell>
          <table:table-cell table:style-name="ce1"/>
          <table:table-cell office:value-type="string" table:style-name="ce1">
            <text:p>https://www.dropbox.com/sh/cx7tus4mgkt9o4n/AADCkt9B9uXjR0sXMUCRJsMSa/115g.mid.mp3?raw=1</text:p>
          </table:table-cell>
          <table:table-cell table:number-columns-repeated="16374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Rockingham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Edward Miller</text:p>
          </table:table-cell>
          <table:table-cell table:style-name="ce1"/>
          <table:table-cell office:value-type="string" table:style-name="ce1">
            <text:p>https://www.dropbox.com/sh/cx7tus4mgkt9o4n/AAD_J-fpxQfANiUzXvUKL8qqa/116g.mid.mp3?raw=1</text:p>
          </table:table-cell>
          <table:table-cell table:number-columns-repeated="16374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t. Clement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C. Scholefield</text:p>
          </table:table-cell>
          <table:table-cell table:style-name="ce1"/>
          <table:table-cell office:value-type="string" table:style-name="ce1">
            <text:p>https://www.dropbox.com/sh/cx7tus4mgkt9o4n/AADPEIcNMkOWGvMYnZgkLMp0a/117g.mid.mp3?raw=1</text:p>
          </table:table-cell>
          <table:table-cell table:number-columns-repeated="16374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Tallis's Canon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Tallis</text:p>
          </table:table-cell>
          <table:table-cell table:style-name="ce1"/>
          <table:table-cell office:value-type="string" table:style-name="ce1">
            <text:p>https://www.dropbox.com/sh/cx7tus4mgkt9o4n/AABkYj2k_LsMAVITS76b_YdIa/119g.mid.mp3?raw=1</text:p>
          </table:table-cell>
          <table:table-cell table:number-columns-repeated="16374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Thou Remainest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 Pinsen</text:p>
          </table:table-cell>
          <table:table-cell table:style-name="ce1"/>
          <table:table-cell office:value-type="string" table:style-name="ce1">
            <text:p>https://www.dropbox.com/sh/cx7tus4mgkt9o4n/AAAYSa_d5OEtVSUudRC5GS3Fa/120g.mid.mp3?raw=1</text:p>
          </table:table-cell>
          <table:table-cell table:number-columns-repeated="16374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Walton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Beethoven</text:p>
          </table:table-cell>
          <table:table-cell table:style-name="ce1"/>
          <table:table-cell office:value-type="string" table:style-name="ce1">
            <text:p>https://www.dropbox.com/sh/cx7tus4mgkt9o4n/AABg2SzUoNb4KybAgyByEsYMa/121g.mid.mp3?raw=1</text:p>
          </table:table-cell>
          <table:table-cell table:number-columns-repeated="16374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Wareham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 Knapp</text:p>
          </table:table-cell>
          <table:table-cell table:style-name="ce1"/>
          <table:table-cell office:value-type="string" table:style-name="ce1">
            <text:p>https://www.dropbox.com/sh/cx7tus4mgkt9o4n/AACvI_tMFwd4IYeM9C9XefSSa/122g.mid.mp3?raw=1</text:p>
          </table:table-cell>
          <table:table-cell table:number-columns-repeated="16374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Warrington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 Harrison</text:p>
          </table:table-cell>
          <table:table-cell table:style-name="ce1"/>
          <table:table-cell office:value-type="string" table:style-name="ce1">
            <text:p>https://www.dropbox.com/sh/cx7tus4mgkt9o4n/AAB3dIsbbnU_t4JFlZT5zh2Ca/123g.mid.mp3?raw=1</text:p>
          </table:table-cell>
          <table:table-cell table:number-columns-repeated="16374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Whitburn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 Baker</text:p>
          </table:table-cell>
          <table:table-cell table:style-name="ce1"/>
          <table:table-cell office:value-type="string" table:style-name="ce1">
            <text:p>https://www.dropbox.com/sh/cx7tus4mgkt9o4n/AADnlmec9g52PPwuwgANmiqaa/124g.mid.mp3?raw=1</text:p>
          </table:table-cell>
          <table:table-cell table:number-columns-repeated="16374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Winchester New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rasselius</text:p>
          </table:table-cell>
          <table:table-cell table:style-name="ce1"/>
          <table:table-cell office:value-type="string" table:style-name="ce1">
            <text:p>https://www.dropbox.com/sh/cx7tus4mgkt9o4n/AAApFLaHW3IB8vetNJFOqy-Ma/125g.mid.mp3?raw=1</text:p>
          </table:table-cell>
          <table:table-cell table:number-columns-repeated="16374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Worship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rs. H.V. Ground</text:p>
          </table:table-cell>
          <table:table-cell table:style-name="ce1"/>
          <table:table-cell office:value-type="string" table:style-name="ce1">
            <text:p>https://www.dropbox.com/sh/cx7tus4mgkt9o4n/AAAMpIyBP70ATcqShSoZpjpra/126g.mid.mp3?raw=1</text:p>
          </table:table-cell>
          <table:table-cell table:number-columns-repeated="16374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Hayes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Beethoven</text:p>
          </table:table-cell>
          <table:table-cell table:style-name="ce1"/>
          <table:table-cell office:value-type="string" table:style-name="ce1">
            <text:p>https://www.dropbox.com/sh/cx7tus4mgkt9o4n/AABn9SmPKMzpxkA-BlkI2fsga/127g.mid.mp3?raw=1</text:p>
          </table:table-cell>
          <table:table-cell table:number-columns-repeated="16374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aved By Grace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.C. Stebbins</text:p>
          </table:table-cell>
          <table:table-cell table:style-name="ce1"/>
          <table:table-cell office:value-type="string" table:style-name="ce1">
            <text:p>https://www.dropbox.com/sh/cx7tus4mgkt9o4n/AAAHaX6gLZbKW1y690V1qLOBa/128g.mid.mp3?raw=1</text:p>
          </table:table-cell>
          <table:table-cell table:number-columns-repeated="16374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Austin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A.E. Lord</text:p>
          </table:table-cell>
          <table:table-cell table:style-name="ce1"/>
          <table:table-cell office:value-type="string" table:style-name="ce1">
            <text:p>https://www.dropbox.com/sh/cx7tus4mgkt9o4n/AADV7rPWzBZ4nhIx2IikcGHVa/130g.mid.mp3?raw=1</text:p>
          </table:table-cell>
          <table:table-cell table:number-columns-repeated="16374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Bexhill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Swedish</text:p>
          </table:table-cell>
          <table:table-cell table:style-name="ce1"/>
          <table:table-cell office:value-type="float" office:value="0" table:formula="of:=#N/A" table:style-name="ce1">
            <text:p>#N/A</text:p>
          </table:table-cell>
          <table:table-cell table:number-columns-repeated="16374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Cambridge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 Harrison</text:p>
          </table:table-cell>
          <table:table-cell table:style-name="ce1"/>
          <table:table-cell office:value-type="string" table:style-name="ce1">
            <text:p>https://www.dropbox.com/sh/cx7tus4mgkt9o4n/AADdSPKJHbtpCNDdN01foeK9a/132g.mid.mp3?raw=1</text:p>
          </table:table-cell>
          <table:table-cell table:number-columns-repeated="16374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Carlisle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 Lockhart</text:p>
          </table:table-cell>
          <table:table-cell table:style-name="ce1"/>
          <table:table-cell office:value-type="string" table:style-name="ce1">
            <text:p>https://www.dropbox.com/sh/cx7tus4mgkt9o4n/AABONqEluHBuRQOWQVOlO8yta/133g.mid.mp3?raw=1</text:p>
          </table:table-cell>
          <table:table-cell table:number-columns-repeated="16374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Crotch's Chant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W. Crotch</text:p>
          </table:table-cell>
          <table:table-cell table:style-name="ce1"/>
          <table:table-cell office:value-type="string" table:style-name="ce1">
            <text:p>https://www.dropbox.com/sh/cx7tus4mgkt9o4n/AADng5KaOy2OESu_oTFR_vlNa/134g.mid.mp3?raw=1</text:p>
          </table:table-cell>
          <table:table-cell table:number-columns-repeated="16374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Franconia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erman Melody</text:p>
          </table:table-cell>
          <table:table-cell table:style-name="ce1"/>
          <table:table-cell office:value-type="string" table:style-name="ce1">
            <text:p>https://www.dropbox.com/sh/cx7tus4mgkt9o4n/AAB8VajmutPy1sNKtDTUNtqFa/135g.mid.mp3?raw=1</text:p>
          </table:table-cell>
          <table:table-cell table:number-columns-repeated="16374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Grace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T. Lambert</text:p>
          </table:table-cell>
          <table:table-cell table:style-name="ce1"/>
          <table:table-cell office:value-type="string" table:style-name="ce1">
            <text:p>https://www.dropbox.com/sh/cx7tus4mgkt9o4n/AAB1RvH4_A2uFNb-Ee46k38ka/137g.mid.mp3?raw=1</text:p>
          </table:table-cell>
          <table:table-cell table:number-columns-repeated="16374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Huddersfield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Williams Psalmody'</text:p>
          </table:table-cell>
          <table:table-cell table:style-name="ce1"/>
          <table:table-cell office:value-type="string" table:style-name="ce1">
            <text:p>https://www.dropbox.com/sh/cx7tus4mgkt9o4n/AAChGo-Q3KHize3uxlNChddCa/138g.mid.mp3?raw=1</text:p>
          </table:table-cell>
          <table:table-cell table:number-columns-repeated="16374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Leipzig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 Arras</text:p>
          </table:table-cell>
          <table:table-cell table:style-name="ce1"/>
          <table:table-cell office:value-type="string" table:style-name="ce1">
            <text:p>https://www.dropbox.com/sh/cx7tus4mgkt9o4n/AAABDhzKxCoIal7Rl4tRvbFoa/139g.mid.mp3?raw=1</text:p>
          </table:table-cell>
          <table:table-cell table:number-columns-repeated="16374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Moreland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Melodies and Chants'</text:p>
          </table:table-cell>
          <table:table-cell table:style-name="ce1"/>
          <table:table-cell office:value-type="string" table:style-name="ce1">
            <text:p>https://www.dropbox.com/sh/cx7tus4mgkt9o4n/AACgb7s3NrCLLalpzMKUnbnca/140g.mid.mp3?raw=1</text:p>
          </table:table-cell>
          <table:table-cell table:number-columns-repeated="16374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Morington's Chant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Earl of Mornington</text:p>
          </table:table-cell>
          <table:table-cell table:style-name="ce1"/>
          <table:table-cell office:value-type="string" table:style-name="ce1">
            <text:p>https://www.dropbox.com/sh/cx7tus4mgkt9o4n/AADQTmRhPoMjK3XIWSGRx5kia/141g.mid.mp3?raw=1</text:p>
          </table:table-cell>
          <table:table-cell table:number-columns-repeated="16374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Mudstone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avid Johnson</text:p>
          </table:table-cell>
          <table:table-cell table:style-name="ce1"/>
          <table:table-cell office:value-type="string" table:style-name="ce1">
            <text:p>https://www.dropbox.com/sh/cx7tus4mgkt9o4n/AAAc0z8yvxw0TRbGrU_DmIrva/142g.mid.mp3?raw=1</text:p>
          </table:table-cell>
          <table:table-cell table:number-columns-repeated="16374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Mullaghmore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Steven</text:p>
          </table:table-cell>
          <table:table-cell table:style-name="ce1"/>
          <table:table-cell office:value-type="string" table:style-name="ce1">
            <text:p>https://www.dropbox.com/sh/cx7tus4mgkt9o4n/AAAZHSXkaDeWVoSDziK13-R4a/143g.mid.mp3?raw=1</text:p>
          </table:table-cell>
          <table:table-cell table:number-columns-repeated="16374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My Beloved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F. Morley</text:p>
          </table:table-cell>
          <table:table-cell table:style-name="ce1"/>
          <table:table-cell office:value-type="string" table:style-name="ce1">
            <text:p>https://www.dropbox.com/sh/cx7tus4mgkt9o4n/AABMiceqexGOG175ZaPeqqJRa/144g.mid.mp3?raw=1</text:p>
          </table:table-cell>
          <table:table-cell table:number-columns-repeated="16374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Repose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P. Blanche</text:p>
          </table:table-cell>
          <table:table-cell table:style-name="ce1"/>
          <table:table-cell office:value-type="string" table:style-name="ce1">
            <text:p>https://www.dropbox.com/sh/cx7tus4mgkt9o4n/AAC5M4T-JQTWYBritbo2Wecxa/145g.mid.mp3?raw=1</text:p>
          </table:table-cell>
          <table:table-cell table:number-columns-repeated="16374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Rhodes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C. Warwich Jordan</text:p>
          </table:table-cell>
          <table:table-cell table:style-name="ce1"/>
          <table:table-cell office:value-type="string" table:style-name="ce1">
            <text:p>https://www.dropbox.com/sh/cx7tus4mgkt9o4n/AACaIPSS7gwBWscU6p6eqL9ia/146g.mid.mp3?raw=1</text:p>
          </table:table-cell>
          <table:table-cell table:number-columns-repeated="16374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Ripon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G. Nageli</text:p>
          </table:table-cell>
          <table:table-cell table:style-name="ce1"/>
          <table:table-cell office:value-type="string" table:style-name="ce1">
            <text:p>https://www.dropbox.com/sh/cx7tus4mgkt9o4n/AAABigbBerK9GBJJ20NhhjE8a/147g.mid.mp3?raw=1</text:p>
          </table:table-cell>
          <table:table-cell table:number-columns-repeated="16374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Robinson's Chant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Robinson</text:p>
          </table:table-cell>
          <table:table-cell table:style-name="ce1"/>
          <table:table-cell office:value-type="string" table:style-name="ce1">
            <text:p>https://www.dropbox.com/sh/cx7tus4mgkt9o4n/AADpK_BJq6Jv96iqYiKaqBnIa/148g.mid.mp3?raw=1</text:p>
          </table:table-cell>
          <table:table-cell table:number-columns-repeated="16374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t. George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H.J. Gauntlett</text:p>
          </table:table-cell>
          <table:table-cell table:style-name="ce1"/>
          <table:table-cell office:value-type="string" table:style-name="ce1">
            <text:p>https://www.dropbox.com/sh/cx7tus4mgkt9o4n/AAAPwqwTHkOnQMTj46zhQYNCa/149g.mid.mp3?raw=1</text:p>
          </table:table-cell>
          <table:table-cell table:number-columns-repeated="16374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t. Michael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Days Psalter'</text:p>
          </table:table-cell>
          <table:table-cell table:style-name="ce1"/>
          <table:table-cell office:value-type="string" table:style-name="ce1">
            <text:p>https://www.dropbox.com/sh/cx7tus4mgkt9o4n/AADdph4Eu-RwfjtkUxvH5CnQa/150g.mid.mp3?raw=1</text:p>
          </table:table-cell>
          <table:table-cell table:number-columns-repeated="16374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ilchester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H.A.C. Malan</text:p>
          </table:table-cell>
          <table:table-cell table:style-name="ce1"/>
          <table:table-cell office:value-type="string" table:style-name="ce1">
            <text:p>https://www.dropbox.com/sh/cx7tus4mgkt9o4n/AADLMTdGizPAdKCMQTRH5WGga/151g.mid.mp3?raw=1</text:p>
          </table:table-cell>
          <table:table-cell table:number-columns-repeated="16374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olyma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BEi9K57T9LOUqc9MSHGSQoa/152g.mid.mp3?raw=1</text:p>
          </table:table-cell>
          <table:table-cell table:number-columns-repeated="16374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mmerfield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CXtQ_dbH2D7sXI0_v5wguma/153g.mid.mp3?raw=1</text:p>
          </table:table-cell>
          <table:table-cell table:number-columns-repeated="16374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wabia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Spiess's Gesangbuch'</text:p>
          </table:table-cell>
          <table:table-cell table:style-name="ce1"/>
          <table:table-cell office:value-type="string" table:style-name="ce1">
            <text:p>https://www.dropbox.com/sh/cx7tus4mgkt9o4n/AADqGtQCQZdORzn2xCVMkZiua/154g.mid.mp3?raw=1</text:p>
          </table:table-cell>
          <table:table-cell table:number-columns-repeated="16374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Trentham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 Jackson</text:p>
          </table:table-cell>
          <table:table-cell table:style-name="ce1"/>
          <table:table-cell office:value-type="string" table:style-name="ce1">
            <text:p>https://www.dropbox.com/sh/cx7tus4mgkt9o4n/AABGYFXrtBLzce3p5p4YZFRPa/155g.mid.mp3?raw=1</text:p>
          </table:table-cell>
          <table:table-cell table:number-columns-repeated="16374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Venice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 Amps</text:p>
          </table:table-cell>
          <table:table-cell table:style-name="ce1"/>
          <table:table-cell office:value-type="string" table:style-name="ce1">
            <text:p>https://www.dropbox.com/sh/cx7tus4mgkt9o4n/AAB-ukCwMTCWDAGMb8DJfr8ya/157g.mid.mp3?raw=1</text:p>
          </table:table-cell>
          <table:table-cell table:number-columns-repeated="16374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Victory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 Leflaive</text:p>
          </table:table-cell>
          <table:table-cell table:style-name="ce1"/>
          <table:table-cell office:value-type="string" table:style-name="ce1">
            <text:p>https://www.dropbox.com/sh/cx7tus4mgkt9o4n/AACE3sNExcR_lYNIWxNdPddAa/158g.mid.mp3?raw=1</text:p>
          </table:table-cell>
          <table:table-cell table:number-columns-repeated="16374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Zurich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G. Nageli</text:p>
          </table:table-cell>
          <table:table-cell table:style-name="ce1"/>
          <table:table-cell office:value-type="string" table:style-name="ce1">
            <text:p>https://www.dropbox.com/sh/cx7tus4mgkt9o4n/AACECsVazOwSxwKoMScqDm8Da/159g.mid.mp3?raw=1</text:p>
          </table:table-cell>
          <table:table-cell table:number-columns-repeated="16374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Diademata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George J. Elvey</text:p>
          </table:table-cell>
          <table:table-cell table:style-name="ce1"/>
          <table:table-cell office:value-type="string" table:style-name="ce1">
            <text:p>https://www.dropbox.com/sh/cx7tus4mgkt9o4n/AADRO2gEYO4PbEpG9aoN4TT8a/160g.mid.mp3?raw=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Lord Jesus Come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CD4LDvncT8Z42wwECx78Afa/162g.mid.mp3?raw=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idcup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T. Lambert</text:p>
          </table:table-cell>
          <table:table-cell table:style-name="ce1"/>
          <table:table-cell office:value-type="string" table:style-name="ce1">
            <text:p>https://www.dropbox.com/sh/cx7tus4mgkt9o4n/AAAtkm7F0oaeUOgljZ5KF6hwa/163g.mid.mp3?raw=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Cypress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rs. A.C. Stowell</text:p>
          </table:table-cell>
          <table:table-cell table:style-name="ce1"/>
          <table:table-cell office:value-type="string" table:style-name="ce1">
            <text:p>https://www.dropbox.com/sh/cx7tus4mgkt9o4n/AAAVNbU7ESPQrHcC3CjlesL1a/164g.mid.mp3?raw=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Revelation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rs. H.B. Cowie</text:p>
          </table:table-cell>
          <table:table-cell table:style-name="ce1"/>
          <table:table-cell office:value-type="string" table:style-name="ce1">
            <text:p>https://www.dropbox.com/sh/cx7tus4mgkt9o4n/AABzIEcvRcsgXghy5bSzQoOya/165g.mid.mp3?raw=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Lilies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 Leflaive</text:p>
          </table:table-cell>
          <table:table-cell table:style-name="ce1"/>
          <table:table-cell office:value-type="string" table:style-name="ce1">
            <text:p>https://www.dropbox.com/sh/cx7tus4mgkt9o4n/AADmOxJMmp4GrgiEAW0lvi9Qa/166g.mid.mp3?raw=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Theodora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A. Legge</text:p>
          </table:table-cell>
          <table:table-cell table:style-name="ce1"/>
          <table:table-cell office:value-type="string" table:style-name="ce1">
            <text:p>https://www.dropbox.com/sh/cx7tus4mgkt9o4n/AACQtWHibOCvl3Ho4QteU1Gya/167g.mid.mp3?raw=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tockholm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BRbHFK8EYE3MMiYJHaUuvna/168g.mid.mp3?raw=1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Blessed Hope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American</text:p>
          </table:table-cell>
          <table:table-cell table:style-name="ce1"/>
          <table:table-cell office:value-type="string" table:style-name="ce1">
            <text:p>https://www.dropbox.com/sh/cx7tus4mgkt9o4n/AAAuW8kigoasHsyhuIZj7pMua/169g.mid.mp3?raw=1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Nain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Lowell Mason</text:p>
          </table:table-cell>
          <table:table-cell table:style-name="ce1"/>
          <table:table-cell office:value-type="string" table:style-name="ce1">
            <text:p>https://www.dropbox.com/sh/cx7tus4mgkt9o4n/AABWjkJgCOy08w74QrKH7z6fa/170g.mid.mp3?raw=1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Park Street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H. Kilick</text:p>
          </table:table-cell>
          <table:table-cell table:style-name="ce1"/>
          <table:table-cell office:value-type="string" table:style-name="ce1">
            <text:p>https://www.dropbox.com/sh/cx7tus4mgkt9o4n/AACN26348UKvEeIKR60ZT626a/171g.mid.mp3?raw=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Deboroah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D.A. Elderton</text:p>
          </table:table-cell>
          <table:table-cell table:style-name="ce1"/>
          <table:table-cell office:value-type="string" table:style-name="ce1">
            <text:p>https://www.dropbox.com/sh/cx7tus4mgkt9o4n/AAAEDgPhDj1FGOWLXv8mD0Iha/172g.mid.mp3?raw=1</text:p>
          </table:table-cell>
          <table:table-cell table:number-columns-repeated="16374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Lathbury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F. Sherwin</text:p>
          </table:table-cell>
          <table:table-cell table:style-name="ce1"/>
          <table:table-cell office:value-type="string" table:style-name="ce1">
            <text:p>https://www.dropbox.com/sh/cx7tus4mgkt9o4n/AABpodpkf3czgze5PIVIgDEAa/173g.mid.mp3?raw=1</text:p>
          </table:table-cell>
          <table:table-cell table:number-columns-repeated="16374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Light After Darkness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Ira D. Sankey</text:p>
          </table:table-cell>
          <table:table-cell table:style-name="ce1"/>
          <table:table-cell office:value-type="string" table:style-name="ce1">
            <text:p>https://www.dropbox.com/sh/cx7tus4mgkt9o4n/AABYgqvankI0LCEaSoS_ONPfa/174g.mid.mp3?raw=1</text:p>
          </table:table-cell>
          <table:table-cell table:number-columns-repeated="16374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Bethany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Lowell Mason</text:p>
          </table:table-cell>
          <table:table-cell table:style-name="ce1"/>
          <table:table-cell office:value-type="string" table:style-name="ce1">
            <text:p>https://www.dropbox.com/sh/cx7tus4mgkt9o4n/AADC3muo2KKzwuD2nzVId2eAa/176g.mid.mp3?raw=1</text:p>
          </table:table-cell>
          <table:table-cell table:number-columns-repeated="16374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Lowry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 Lowry</text:p>
          </table:table-cell>
          <table:table-cell table:style-name="ce1"/>
          <table:table-cell office:value-type="string" table:style-name="ce1">
            <text:p>https://www.dropbox.com/sh/cx7tus4mgkt9o4n/AABqicu8xqov7C5PU3gcs3W7a/178g.mid.mp3?raw=1</text:p>
          </table:table-cell>
          <table:table-cell table:number-columns-repeated="16374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t. Edmund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Arthur S. Sullivan</text:p>
          </table:table-cell>
          <table:table-cell table:style-name="ce1"/>
          <table:table-cell office:value-type="string" table:style-name="ce1">
            <text:p>https://www.dropbox.com/sh/cx7tus4mgkt9o4n/AABut6_WNS5pOUZiQ74a4nzxa/179g.mid.mp3?raw=1</text:p>
          </table:table-cell>
          <table:table-cell table:number-columns-repeated="16374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mmer Land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P.G. Fithian</text:p>
          </table:table-cell>
          <table:table-cell table:style-name="ce1"/>
          <table:table-cell office:value-type="string" table:style-name="ce1">
            <text:p>https://www.dropbox.com/sh/cx7tus4mgkt9o4n/AACb5I7RIzUcFSntPw0hMiw4a/180g.mid.mp3?raw=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The Path Divine (Camacha)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B. Mansell Ramsey</text:p>
          </table:table-cell>
          <table:table-cell table:style-name="ce1"/>
          <table:table-cell office:value-type="string" table:style-name="ce1">
            <text:p>https://www.dropbox.com/sh/cx7tus4mgkt9o4n/AAA4AcxpblMbmrofkPn3G4DGa/181g.mid.mp3?raw=1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Anameno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Collins</text:p>
          </table:table-cell>
          <table:table-cell table:style-name="ce1"/>
          <table:table-cell office:value-type="string" table:style-name="ce1">
            <text:p>https://www.dropbox.com/sh/cx7tus4mgkt9o4n/AABx51CsacxbvJ39mfr2COw6a/182g.mid.mp3?raw=1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Ashcombe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A. Evershead</text:p>
          </table:table-cell>
          <table:table-cell table:style-name="ce1"/>
          <table:table-cell office:value-type="string" table:style-name="ce1">
            <text:p>https://www.dropbox.com/sh/cx7tus4mgkt9o4n/AADMlPFgQSLd34zKq2ZPj7kNa/183g.mid.mp3?raw=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Waiting Time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T. Lambert</text:p>
          </table:table-cell>
          <table:table-cell table:style-name="ce1"/>
          <table:table-cell office:value-type="string" table:style-name="ce1">
            <text:p>https://www.dropbox.com/sh/cx7tus4mgkt9o4n/AABekJNfB1F5uZyHvC-4d7_9a/184g.mid.mp3?raw=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Moscow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. Giardini</text:p>
          </table:table-cell>
          <table:table-cell table:style-name="ce1"/>
          <table:table-cell office:value-type="string" table:style-name="ce1">
            <text:p>https://www.dropbox.com/sh/cx7tus4mgkt9o4n/AAChbuISk-DPlarUJbtdMsdWa/185g.mid.mp3?raw=1</text:p>
          </table:table-cell>
          <table:table-cell table:number-columns-repeated="16374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Olivet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Lowell Mason</text:p>
          </table:table-cell>
          <table:table-cell table:style-name="ce1"/>
          <table:table-cell office:value-type="string" table:style-name="ce1">
            <text:p>https://www.dropbox.com/sh/cx7tus4mgkt9o4n/AABrKZhIXAvwYJKOuVC6UdM5a/186g.mid.mp3?raw=1</text:p>
          </table:table-cell>
          <table:table-cell table:number-columns-repeated="16374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Abbott's Wood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rs. Dent</text:p>
          </table:table-cell>
          <table:table-cell table:style-name="ce1"/>
          <table:table-cell office:value-type="string" table:style-name="ce1">
            <text:p>https://www.dropbox.com/sh/cx7tus4mgkt9o4n/AACZ0LHTBvHhCt3JwhhXRq2oa/187g.mid.mp3?raw=1</text:p>
          </table:table-cell>
          <table:table-cell table:number-columns-repeated="16374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Belmont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Haydn</text:p>
          </table:table-cell>
          <table:table-cell table:style-name="ce1"/>
          <table:table-cell office:value-type="string" table:style-name="ce1">
            <text:p>https://www.dropbox.com/sh/cx7tus4mgkt9o4n/AADPrY1Q6_RiI1buX5FZFpC9a/188g.mid.mp3?raw=1</text:p>
          </table:table-cell>
          <table:table-cell table:number-columns-repeated="16374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Clarendon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La Thangue</text:p>
          </table:table-cell>
          <table:table-cell table:style-name="ce1"/>
          <table:table-cell office:value-type="string" table:style-name="ce1">
            <text:p>https://www.dropbox.com/sh/cx7tus4mgkt9o4n/AABl5U1-4FfwzVFXriZUKUP9a/189g.mid.mp3?raw=1</text:p>
          </table:table-cell>
          <table:table-cell table:number-columns-repeated="16374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Jehovah Tsidkenu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 Bennett</text:p>
          </table:table-cell>
          <table:table-cell table:style-name="ce1"/>
          <table:table-cell office:value-type="string" table:style-name="ce1">
            <text:p>https://www.dropbox.com/sh/cx7tus4mgkt9o4n/AAD18oow6jKJknRMc6uc7-a9a/190g.mid.mp3?raw=1</text:p>
          </table:table-cell>
          <table:table-cell table:number-columns-repeated="16374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Invitation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.C. Maker</text:p>
          </table:table-cell>
          <table:table-cell table:style-name="ce1"/>
          <table:table-cell office:value-type="string" table:style-name="ce1">
            <text:p>https://www.dropbox.com/sh/cx7tus4mgkt9o4n/AAA73QTHwDnnLhaH3D2kLnNWa/191g.mid.mp3?raw=1</text:p>
          </table:table-cell>
          <table:table-cell table:number-columns-repeated="16374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Nun Danket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Cruger</text:p>
          </table:table-cell>
          <table:table-cell table:style-name="ce1"/>
          <table:table-cell office:value-type="string" table:style-name="ce1">
            <text:p>https://www.dropbox.com/sh/cx7tus4mgkt9o4n/AADumqDY6BuncwTRzmS4NkkIa/192g.mid.mp3?raw=1</text:p>
          </table:table-cell>
          <table:table-cell table:number-columns-repeated="16374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The Blessed Home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John Stainer</text:p>
          </table:table-cell>
          <table:table-cell table:style-name="ce1"/>
          <table:table-cell office:value-type="string" table:style-name="ce1">
            <text:p>https://www.dropbox.com/sh/cx7tus4mgkt9o4n/AABUwuQ9BkIHY2owQMA22Q0Pa/193g.mid.mp3?raw=1</text:p>
          </table:table-cell>
          <table:table-cell table:number-columns-repeated="16374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Christchurch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C. Steggall</text:p>
          </table:table-cell>
          <table:table-cell table:style-name="ce1"/>
          <table:table-cell office:value-type="string" table:style-name="ce1">
            <text:p>https://www.dropbox.com/sh/cx7tus4mgkt9o4n/AAANqX1xOnvpSZl05AXv991Za/194g.mid.mp3?raw=1</text:p>
          </table:table-cell>
          <table:table-cell table:number-columns-repeated="16374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Darwall's 148th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Darwall</text:p>
          </table:table-cell>
          <table:table-cell table:style-name="ce1"/>
          <table:table-cell office:value-type="string" table:style-name="ce1">
            <text:p>https://www.dropbox.com/sh/cx7tus4mgkt9o4n/AACSlS76wGk5k1QU2U_2mv7ia/195g.mid.mp3?raw=1</text:p>
          </table:table-cell>
          <table:table-cell table:number-columns-repeated="16374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Exeter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BWgQwmOpd3vdUdikq0QV7Ma/196g.mid.mp3?raw=1</text:p>
          </table:table-cell>
          <table:table-cell table:number-columns-repeated="16374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Fairford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Repeat last line of each verse</text:p>
          </table:table-cell>
          <table:table-cell office:value-type="string" table:style-name="ce1">
            <text:p>https://www.dropbox.com/sh/cx7tus4mgkt9o4n/AABoSoQrv0WUlmFoSaK_yr1Ka/197g.mid.mp3?raw=1</text:p>
          </table:table-cell>
          <table:table-cell table:number-columns-repeated="16374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ighty One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. F. Root</text:p>
          </table:table-cell>
          <table:table-cell table:style-name="ce1"/>
          <table:table-cell office:value-type="string" table:style-name="ce1">
            <text:p>https://www.dropbox.com/sh/cx7tus4mgkt9o4n/AACVlQaBi9x3pSQiPCwdltnua/200g.mid.mp3?raw=1</text:p>
          </table:table-cell>
          <table:table-cell table:number-columns-repeated="16374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Millenium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B59ba7_6MtnWxL7GxA1qzza/201g.mid.mp3?raw=1</text:p>
          </table:table-cell>
          <table:table-cell table:number-columns-repeated="16374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afe Home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Arthur S. Sullivan</text:p>
          </table:table-cell>
          <table:table-cell table:style-name="ce1"/>
          <table:table-cell office:value-type="string" table:style-name="ce1">
            <text:p>https://www.dropbox.com/sh/cx7tus4mgkt9o4n/AAC4nYMZcDWpPX-iQQ-b802wa/202g.mid.mp3?raw=1</text:p>
          </table:table-cell>
          <table:table-cell table:number-columns-repeated="16374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amuel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Arthur S. Sullivan</text:p>
          </table:table-cell>
          <table:table-cell table:style-name="ce1"/>
          <table:table-cell office:value-type="string" table:style-name="ce1">
            <text:p>https://www.dropbox.com/sh/cx7tus4mgkt9o4n/AADpY6D9OwNaoWf6XOnGvt7Ba/203g.mid.mp3?raw=1</text:p>
          </table:table-cell>
          <table:table-cell table:number-columns-repeated="16374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The Gospel of Thy Grace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McGranahan</text:p>
          </table:table-cell>
          <table:table-cell table:style-name="ce1"/>
          <table:table-cell office:value-type="string" table:style-name="ce1">
            <text:p>https://www.dropbox.com/sh/cx7tus4mgkt9o4n/AACEYwbI1fu3aVghNoEkflbwa/204g.mid.mp3?raw=1</text:p>
          </table:table-cell>
          <table:table-cell table:number-columns-repeated="16374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Easton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 Easton</text:p>
          </table:table-cell>
          <table:table-cell table:style-name="ce1"/>
          <table:table-cell office:value-type="string" table:style-name="ce1">
            <text:p>https://www.dropbox.com/sh/cx7tus4mgkt9o4n/AABil2NIcpw7Na1-xxIw8tJVa/206g.mid.mp3?raw=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Leoni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ebrew Melody</text:p>
          </table:table-cell>
          <table:table-cell table:style-name="ce1"/>
          <table:table-cell office:value-type="float" office:value="0" table:formula="of:=#N/A" table:style-name="ce1">
            <text:p>#N/A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Priory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CNRux_XsrktlJ-MZ0F4fjoa/210g.mid.mp3?raw=1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Ascalon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erman Melody</text:p>
          </table:table-cell>
          <table:table-cell table:style-name="ce1"/>
          <table:table-cell office:value-type="string" table:style-name="ce1">
            <text:p>https://www.dropbox.com/sh/cx7tus4mgkt9o4n/AACIwe6uDVzVIkFZFEtrAISIa/211.mid.mp3?raw=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Drumduan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A-V4FPF-_Wqxgdy6lsvB1Ja/212.mid.mp3?raw=1</text:p>
          </table:table-cell>
          <table:table-cell table:number-columns-repeated="16374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Endbach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. Silcher</text:p>
          </table:table-cell>
          <table:table-cell table:style-name="ce1"/>
          <table:table-cell office:value-type="string" table:style-name="ce1">
            <text:p>https://www.dropbox.com/sh/cx7tus4mgkt9o4n/AACsy1Lka3-ig8ehb4jfh2sqa/213g.mid.mp3?raw=1</text:p>
          </table:table-cell>
          <table:table-cell table:number-columns-repeated="16374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Guidance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. Millar</text:p>
          </table:table-cell>
          <table:table-cell table:style-name="ce1"/>
          <table:table-cell office:value-type="string" table:style-name="ce1">
            <text:p>https://www.dropbox.com/sh/cx7tus4mgkt9o4n/AAC0Yavv-ZBvEiDQUpSp-Ayta/214g.mid.mp3?raw=1</text:p>
          </table:table-cell>
          <table:table-cell table:number-columns-repeated="16374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Elberfield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erman Melody</text:p>
          </table:table-cell>
          <table:table-cell table:style-name="ce1"/>
          <table:table-cell office:value-type="string" table:style-name="ce1">
            <text:p>https://www.dropbox.com/sh/cx7tus4mgkt9o4n/AAA66yKl1nC_oRTbMya51K8Xa/215g.mid.mp3?raw=1</text:p>
          </table:table-cell>
          <table:table-cell table:number-columns-repeated="16374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Fountain Street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T. Lambert</text:p>
          </table:table-cell>
          <table:table-cell table:style-name="ce1"/>
          <table:table-cell office:value-type="string" table:style-name="ce1">
            <text:p>https://www.dropbox.com/sh/cx7tus4mgkt9o4n/AAAi3b2fW8k3NYB31OPznTNca/216g.mid.mp3?raw=1</text:p>
          </table:table-cell>
          <table:table-cell table:number-columns-repeated="16374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Kocher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H. Knecht</text:p>
          </table:table-cell>
          <table:table-cell table:style-name="ce1"/>
          <table:table-cell office:value-type="string" table:style-name="ce1">
            <text:p>https://www.dropbox.com/sh/cx7tus4mgkt9o4n/AADe7pwua95RkBHqVlHnJ6rLa/217g.mid.mp3?raw=1</text:p>
          </table:table-cell>
          <table:table-cell table:number-columns-repeated="16374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Pastor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elchior Vulpiius</text:p>
          </table:table-cell>
          <table:table-cell table:style-name="ce1"/>
          <table:table-cell office:value-type="string" table:style-name="ce1">
            <text:p>https://www.dropbox.com/sh/cx7tus4mgkt9o4n/AACQoglnhLt3JI_kRlxvXk1Ta/219g.mid.mp3?raw=1</text:p>
          </table:table-cell>
          <table:table-cell table:number-columns-repeated="16374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Remembrance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osiah Booth</text:p>
          </table:table-cell>
          <table:table-cell table:style-name="ce1"/>
          <table:table-cell office:value-type="string" table:style-name="ce1">
            <text:p>https://www.dropbox.com/sh/cx7tus4mgkt9o4n/AADhu6brIuKAp0HLcaBlDojea/220g.mid.mp3?raw=1</text:p>
          </table:table-cell>
          <table:table-cell table:number-columns-repeated="16374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t. Alphege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H.J. Gauntlett</text:p>
          </table:table-cell>
          <table:table-cell table:style-name="ce1"/>
          <table:table-cell office:value-type="string" table:style-name="ce1">
            <text:p>https://www.dropbox.com/sh/cx7tus4mgkt9o4n/AAAQTlYS0_iGQjPOQl6Rk6ova/221g.mid.mp3?raw=1</text:p>
          </table:table-cell>
          <table:table-cell table:number-columns-repeated="16374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t. Philip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D1xoVR3nJWskQgnRG-WdEsa/222g.mid.mp3?raw=1</text:p>
          </table:table-cell>
          <table:table-cell table:number-columns-repeated="16374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Teingmouth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T. Lambert</text:p>
          </table:table-cell>
          <table:table-cell table:style-name="ce1"/>
          <table:table-cell office:value-type="string" table:style-name="ce1">
            <text:p>https://www.dropbox.com/sh/cx7tus4mgkt9o4n/AAD0RluSw_thkol_yuQ5SHnYa/223g.mid.mp3?raw=1</text:p>
          </table:table-cell>
          <table:table-cell table:number-columns-repeated="16374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Weber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Weber</text:p>
          </table:table-cell>
          <table:table-cell table:style-name="ce1"/>
          <table:table-cell office:value-type="string" table:style-name="ce1">
            <text:p>https://www.dropbox.com/sh/cx7tus4mgkt9o4n/AAAWmlXnhdTigMc7arehE_RCa/224g.mid.mp3?raw=1</text:p>
          </table:table-cell>
          <table:table-cell table:number-columns-repeated="16374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West View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P.S. Pugh</text:p>
          </table:table-cell>
          <table:table-cell table:style-name="ce1"/>
          <table:table-cell office:value-type="string" table:style-name="ce1">
            <text:p>https://www.dropbox.com/sh/cx7tus4mgkt9o4n/AABubctTgvQyJHfma_zaHga_a/225g.mid.mp3?raw=1</text:p>
          </table:table-cell>
          <table:table-cell table:number-columns-repeated="16374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Ajeleth-Shahar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C. Fursland</text:p>
          </table:table-cell>
          <table:table-cell table:style-name="ce1"/>
          <table:table-cell office:value-type="string" table:style-name="ce1">
            <text:p>https://www.dropbox.com/sh/cx7tus4mgkt9o4n/AAA1g7KvxPwqU0GwEnrMT3BIa/228g.mid.mp3?raw=1</text:p>
          </table:table-cell>
          <table:table-cell table:number-columns-repeated="16374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Alford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J.B. Dykes</text:p>
          </table:table-cell>
          <table:table-cell table:style-name="ce1"/>
          <table:table-cell office:value-type="string" table:style-name="ce1">
            <text:p>https://www.dropbox.com/sh/cx7tus4mgkt9o4n/AACKKN1hKw1OzLeBNLQ7dSmRa/229g.mid.mp3?raw=1</text:p>
          </table:table-cell>
          <table:table-cell table:number-columns-repeated="16374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Aurelia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S.S. Wesley</text:p>
          </table:table-cell>
          <table:table-cell table:style-name="ce1"/>
          <table:table-cell office:value-type="string" table:style-name="ce1">
            <text:p>https://www.dropbox.com/sh/cx7tus4mgkt9o4n/AAAeeIW5klTVME00Zw4SsQdea/231g.mid.mp3?raw=1</text:p>
          </table:table-cell>
          <table:table-cell table:number-columns-repeated="16374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Confidence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AMDcE76CEgHYmIm079xYw0a/232g.mid.mp3?raw=1</text:p>
          </table:table-cell>
          <table:table-cell table:number-columns-repeated="16374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Cruger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Cruger</text:p>
          </table:table-cell>
          <table:table-cell table:style-name="ce1"/>
          <table:table-cell office:value-type="string" table:style-name="ce1">
            <text:p>https://www.dropbox.com/sh/cx7tus4mgkt9o4n/AABFCp4bvfayUx28KhIdqgPba/233g.mid.mp3?raw=1</text:p>
          </table:table-cell>
          <table:table-cell table:number-columns-repeated="16374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Day of Rest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W. Elliott</text:p>
          </table:table-cell>
          <table:table-cell table:style-name="ce1"/>
          <table:table-cell office:value-type="string" table:style-name="ce1">
            <text:p>https://www.dropbox.com/sh/cx7tus4mgkt9o4n/AABu6v65LjAYiLC01Kn1Mor9a/234g.mid.mp3?raw=1</text:p>
          </table:table-cell>
          <table:table-cell table:number-columns-repeated="16374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Dresden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A.P. Schulz</text:p>
          </table:table-cell>
          <table:table-cell table:style-name="ce1"/>
          <table:table-cell office:value-type="string" table:style-name="ce1">
            <text:p>https://www.dropbox.com/sh/cx7tus4mgkt9o4n/AADn99pIVYJe7goCZ4rAwOO_a/235g.mid.mp3?raw=1</text:p>
          </table:table-cell>
          <table:table-cell table:number-columns-repeated="16374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Dublin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C. Trench</text:p>
          </table:table-cell>
          <table:table-cell table:style-name="ce1"/>
          <table:table-cell office:value-type="string" table:style-name="ce1">
            <text:p>https://www.dropbox.com/sh/cx7tus4mgkt9o4n/AAAflaGp_EVWlPqBNreFJR0Ca/236g.mid.mp3?raw=1</text:p>
          </table:table-cell>
          <table:table-cell table:number-columns-repeated="16374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Eaton Square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G. Fischer</text:p>
          </table:table-cell>
          <table:table-cell table:style-name="ce1"/>
          <table:table-cell office:value-type="string" table:style-name="ce1">
            <text:p>https://www.dropbox.com/sh/cx7tus4mgkt9o4n/AADcSAUPKqrxcHPUawHy-vh2a/237g.mid.mp3?raw=1</text:p>
          </table:table-cell>
          <table:table-cell table:number-columns-repeated="16374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Ellacombe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Kochers Zionsharfe'</text:p>
          </table:table-cell>
          <table:table-cell table:style-name="ce1"/>
          <table:table-cell office:value-type="string" table:style-name="ce1">
            <text:p>https://www.dropbox.com/sh/cx7tus4mgkt9o4n/AAAG6Sb1hvgp9-Qzog1_CYrDa/238g.mid.mp3?raw=1</text:p>
          </table:table-cell>
          <table:table-cell table:number-columns-repeated="16374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Eltham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Geistliche Leider'</text:p>
          </table:table-cell>
          <table:table-cell table:style-name="ce1"/>
          <table:table-cell office:value-type="string" table:style-name="ce1">
            <text:p>https://www.dropbox.com/sh/cx7tus4mgkt9o4n/AACpKVIugYqzS7aNcQPS4gYma/239g.mid.mp3?raw=1</text:p>
          </table:table-cell>
          <table:table-cell table:number-columns-repeated="16374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Ewing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A. Ewing</text:p>
          </table:table-cell>
          <table:table-cell table:style-name="ce1"/>
          <table:table-cell office:value-type="string" table:style-name="ce1">
            <text:p>https://www.dropbox.com/sh/cx7tus4mgkt9o4n/AABHHpwUVF3lvd-K6meLPoRxa/240g.mid.mp3?raw=1</text:p>
          </table:table-cell>
          <table:table-cell table:number-columns-repeated="16374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Farewell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Mendelssohn</text:p>
          </table:table-cell>
          <table:table-cell table:style-name="ce1"/>
          <table:table-cell office:value-type="string" table:style-name="ce1">
            <text:p>https://www.dropbox.com/sh/cx7tus4mgkt9o4n/AABPlrCcxo_7olJwTdLwPGWaa/241g.mid.mp3?raw=1</text:p>
          </table:table-cell>
          <table:table-cell table:number-columns-repeated="16374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Friend Unfailing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Beethoven</text:p>
          </table:table-cell>
          <table:table-cell table:style-name="ce1"/>
          <table:table-cell office:value-type="string" table:style-name="ce1">
            <text:p>https://www.dropbox.com/sh/cx7tus4mgkt9o4n/AAA2iLETsq41c9WYysOST1Pia/242g.mid.mp3?raw=1</text:p>
          </table:table-cell>
          <table:table-cell table:number-columns-repeated="16374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German Tunes (1952) No. 41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B4iGbC2Arnk4FVHaD7z6OCa/244g.mid.mp3?raw=1</text:p>
          </table:table-cell>
          <table:table-cell table:number-columns-repeated="16374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Greenland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M. Haydn</text:p>
          </table:table-cell>
          <table:table-cell table:style-name="ce1"/>
          <table:table-cell office:value-type="string" table:style-name="ce1">
            <text:p>https://www.dropbox.com/sh/cx7tus4mgkt9o4n/AAAhKmyZnXX0oi1NtQaUwjIya/245g.mid.mp3?raw=1</text:p>
          </table:table-cell>
          <table:table-cell table:number-columns-repeated="16374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Holmbridge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T. Lightwood</text:p>
          </table:table-cell>
          <table:table-cell table:style-name="ce1"/>
          <table:table-cell office:value-type="string" table:style-name="ce1">
            <text:p>https://www.dropbox.com/sh/cx7tus4mgkt9o4n/AABTpu2MfSEKIo6-17c49Da2a/246g.mid.mp3?raw=1</text:p>
          </table:table-cell>
          <table:table-cell table:number-columns-repeated="16374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Lancashire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T. Smart</text:p>
          </table:table-cell>
          <table:table-cell table:style-name="ce1"/>
          <table:table-cell office:value-type="string" table:style-name="ce1">
            <text:p>https://www.dropbox.com/sh/cx7tus4mgkt9o4n/AADBje0XHfVaKYqLdqFpykcaa/248g.mid.mp3?raw=1</text:p>
          </table:table-cell>
          <table:table-cell table:number-columns-repeated="16374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Lorraine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rs. F. Houghton</text:p>
          </table:table-cell>
          <table:table-cell table:style-name="ce1"/>
          <table:table-cell office:value-type="string" table:style-name="ce1">
            <text:p>https://www.dropbox.com/sh/cx7tus4mgkt9o4n/AAC_Ios8o06i7JnXIsVXHrPia/249g.mid.mp3?raw=1</text:p>
          </table:table-cell>
          <table:table-cell table:number-columns-repeated="16374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Missionary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Lowell Mason</text:p>
          </table:table-cell>
          <table:table-cell table:style-name="ce1"/>
          <table:table-cell office:value-type="string" table:style-name="ce1">
            <text:p>https://www.dropbox.com/sh/cx7tus4mgkt9o4n/AADaCdhuTvuv3XZRzfau-AT9a/250g.mid.mp3?raw=1</text:p>
          </table:table-cell>
          <table:table-cell table:number-columns-repeated="16374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Morning Light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.J. Webb</text:p>
          </table:table-cell>
          <table:table-cell table:style-name="ce1"/>
          <table:table-cell office:value-type="string" table:style-name="ce1">
            <text:p>https://www.dropbox.com/sh/cx7tus4mgkt9o4n/AAAADXk5aZzqH1y750yxtSmya/251g.mid.mp3?raw=1</text:p>
          </table:table-cell>
          <table:table-cell table:number-columns-repeated="16374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Petition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Haydn</text:p>
          </table:table-cell>
          <table:table-cell table:style-name="ce1"/>
          <table:table-cell office:value-type="string" table:style-name="ce1">
            <text:p>https://www.dropbox.com/sh/cx7tus4mgkt9o4n/AADxD7Cl3xCbXd08rbZrJebPa/252g.mid.mp3?raw=1</text:p>
          </table:table-cell>
          <table:table-cell table:number-columns-repeated="16374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Rest and Home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La Thangue</text:p>
          </table:table-cell>
          <table:table-cell table:style-name="ce1"/>
          <table:table-cell office:value-type="string" table:style-name="ce1">
            <text:p>https://www.dropbox.com/sh/cx7tus4mgkt9o4n/AAC5jXjqupv9fbkqvbS8MCa-a/254g.mid.mp3?raw=1</text:p>
          </table:table-cell>
          <table:table-cell table:number-columns-repeated="16374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Robe of Righteousness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Lowell Mason</text:p>
          </table:table-cell>
          <table:table-cell table:style-name="ce1"/>
          <table:table-cell office:value-type="string" table:style-name="ce1">
            <text:p>https://www.dropbox.com/sh/cx7tus4mgkt9o4n/AACDEa1_mT7yJDHXotes7vqBa/255g.mid.mp3?raw=1</text:p>
          </table:table-cell>
          <table:table-cell table:number-columns-repeated="16374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t. Christopher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.C. Maker</text:p>
          </table:table-cell>
          <table:table-cell table:style-name="ce1"/>
          <table:table-cell office:value-type="string" table:style-name="ce1">
            <text:p>https://www.dropbox.com/sh/cx7tus4mgkt9o4n/AACcDDQpPop96QsMaQ08IGlea/256g.mid.mp3?raw=1</text:p>
          </table:table-cell>
          <table:table-cell table:number-columns-repeated="16374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t. Denis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Calcotts Psalm and Hymn Tunes'</text:p>
          </table:table-cell>
          <table:table-cell table:style-name="ce1"/>
          <table:table-cell office:value-type="string" table:style-name="ce1">
            <text:p>https://www.dropbox.com/sh/cx7tus4mgkt9o4n/AABvtR5yIH_ti7ou8D0aH24ea/257g.mid.mp3?raw=1</text:p>
          </table:table-cell>
          <table:table-cell table:number-columns-repeated="16374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t. Theodulph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. Teschner</text:p>
          </table:table-cell>
          <table:table-cell table:style-name="ce1"/>
          <table:table-cell office:value-type="string" table:style-name="ce1">
            <text:p>https://www.dropbox.com/sh/cx7tus4mgkt9o4n/AAA5dzMZsmWh2hCKYkCSM92Ta/258g.mid.mp3?raw=1</text:p>
          </table:table-cell>
          <table:table-cell table:number-columns-repeated="16374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wansea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enri F. Hemy</text:p>
          </table:table-cell>
          <table:table-cell table:style-name="ce1"/>
          <table:table-cell office:value-type="string" table:style-name="ce1">
            <text:p>https://www.dropbox.com/sh/cx7tus4mgkt9o4n/AAD3nD3MvAeWtKpY7lNyX9dPa/259g.mid.mp3?raw=1</text:p>
          </table:table-cell>
          <table:table-cell table:number-columns-repeated="16374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The Cross of Jesus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Ira D. Sankey</text:p>
          </table:table-cell>
          <table:table-cell table:style-name="ce1"/>
          <table:table-cell office:value-type="string" table:style-name="ce1">
            <text:p>https://www.dropbox.com/sh/cx7tus4mgkt9o4n/AADc0T9QgDNWOQa6Iy5xhVj0a/260g.mid.mp3?raw=1</text:p>
          </table:table-cell>
          <table:table-cell table:number-columns-repeated="16374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The Glory Shines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. S.M. Walker</text:p>
          </table:table-cell>
          <table:table-cell table:style-name="ce1"/>
          <table:table-cell office:value-type="string" table:style-name="ce1">
            <text:p>https://www.dropbox.com/sh/cx7tus4mgkt9o4n/AACKQX4f8xS560XPi6E07MGKa/261g.mid.mp3?raw=1</text:p>
          </table:table-cell>
          <table:table-cell table:number-columns-repeated="16374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Missionary Prayer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E.K. Brinkworth</text:p>
          </table:table-cell>
          <table:table-cell table:style-name="ce1"/>
          <table:table-cell office:value-type="string" table:style-name="ce1">
            <text:p>https://www.dropbox.com/sh/cx7tus4mgkt9o4n/AABz9Xb0sQLq1g3xFGc4DDiUa/263g.mid.mp3?raw=1</text:p>
          </table:table-cell>
          <table:table-cell table:number-columns-repeated="16374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t. Anatolius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Arthur H. Brown</text:p>
          </table:table-cell>
          <table:table-cell table:style-name="ce1"/>
          <table:table-cell office:value-type="string" table:style-name="ce1">
            <text:p>https://www.dropbox.com/sh/cx7tus4mgkt9o4n/AAAEAw37cfkZAbDKBqWLDz8ua/264g.mid.mp3?raw=1</text:p>
          </table:table-cell>
          <table:table-cell table:number-columns-repeated="16374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Brandenburg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erman Melody</text:p>
          </table:table-cell>
          <table:table-cell table:style-name="ce1"/>
          <table:table-cell office:value-type="string" table:style-name="ce1">
            <text:p>https://www.dropbox.com/sh/cx7tus4mgkt9o4n/AAD2GfCSQfoyq5yidkGFkp0Ia/265g.mid.mp3?raw=1</text:p>
          </table:table-cell>
          <table:table-cell table:number-columns-repeated="16374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Buckland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L.G. Hayne</text:p>
          </table:table-cell>
          <table:table-cell table:style-name="ce1"/>
          <table:table-cell office:value-type="string" table:style-name="ce1">
            <text:p>https://www.dropbox.com/sh/cx7tus4mgkt9o4n/AAB7k7U2lCJz6LkYrDooKY_xa/266g.mid.mp3?raw=1</text:p>
          </table:table-cell>
          <table:table-cell table:number-columns-repeated="16374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Hart's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B. Milgrove</text:p>
          </table:table-cell>
          <table:table-cell table:style-name="ce1"/>
          <table:table-cell office:value-type="string" table:style-name="ce1">
            <text:p>https://www.dropbox.com/sh/cx7tus4mgkt9o4n/AABFJrJed13FVxa2EGVqMPO0a/268g.mid.mp3?raw=1</text:p>
          </table:table-cell>
          <table:table-cell table:number-columns-repeated="16374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Innocents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.B. Pergolesi</text:p>
          </table:table-cell>
          <table:table-cell table:style-name="ce1"/>
          <table:table-cell office:value-type="string" table:style-name="ce1">
            <text:p>https://www.dropbox.com/sh/cx7tus4mgkt9o4n/AAAUReyvyej0B-wh6WChR5tna/269g.mid.mp3?raw=1</text:p>
          </table:table-cell>
          <table:table-cell table:number-columns-repeated="16374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Monkland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Wilkes</text:p>
          </table:table-cell>
          <table:table-cell table:style-name="ce1"/>
          <table:table-cell office:value-type="string" table:style-name="ce1">
            <text:p>https://www.dropbox.com/sh/cx7tus4mgkt9o4n/AADYHxxLvbCM8-30ZkTI9_s8a/270g.mid.mp3?raw=1</text:p>
          </table:table-cell>
          <table:table-cell table:number-columns-repeated="16374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Mozart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Mozart</text:p>
          </table:table-cell>
          <table:table-cell table:style-name="ce1"/>
          <table:table-cell office:value-type="string" table:style-name="ce1">
            <text:p>https://www.dropbox.com/sh/cx7tus4mgkt9o4n/AACV8qdqF3ecYCWVq_iQFeufa/271g.mid.mp3?raw=1</text:p>
          </table:table-cell>
          <table:table-cell table:number-columns-repeated="16374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t. Bees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J.B. Dykes</text:p>
          </table:table-cell>
          <table:table-cell table:style-name="ce1"/>
          <table:table-cell office:value-type="string" table:style-name="ce1">
            <text:p>https://www.dropbox.com/sh/cx7tus4mgkt9o4n/AACdk3z53fy9WDgRJxquNixRa/272g.mid.mp3?raw=1</text:p>
          </table:table-cell>
          <table:table-cell table:number-columns-repeated="16374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Theodora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Handel</text:p>
          </table:table-cell>
          <table:table-cell table:style-name="ce1"/>
          <table:table-cell office:value-type="string" table:style-name="ce1">
            <text:p>https://www.dropbox.com/sh/cx7tus4mgkt9o4n/AADaHtFo0AMDJbpACrNndcU3a/273g.mid.mp3?raw=1</text:p>
          </table:table-cell>
          <table:table-cell table:number-columns-repeated="16374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Redhead No. 76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ichard Redhead</text:p>
          </table:table-cell>
          <table:table-cell table:style-name="ce1"/>
          <table:table-cell office:value-type="string" table:style-name="ce1">
            <text:p>https://www.dropbox.com/sh/cx7tus4mgkt9o4n/AABLKc3GN_kLzxxuUt5Wo4P-a/275g.mid.mp3?raw=1</text:p>
          </table:table-cell>
          <table:table-cell table:number-columns-repeated="16374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Wells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. Bortnianski</text:p>
          </table:table-cell>
          <table:table-cell table:style-name="ce1"/>
          <table:table-cell office:value-type="string" table:style-name="ce1">
            <text:p>https://www.dropbox.com/sh/cx7tus4mgkt9o4n/AACX9JHd0uOQhFdJae_JxwAsa/280g.mid.mp3?raw=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Man of Sorrows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P.P. Bliss</text:p>
          </table:table-cell>
          <table:table-cell table:style-name="ce1"/>
          <table:table-cell office:value-type="string" table:style-name="ce1">
            <text:p>https://www.dropbox.com/sh/cx7tus4mgkt9o4n/AAAuHznMzc8Qr6gU7wIeBEQ8a/281g.mid.mp3?raw=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Timberscombe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.C.P. Hart</text:p>
          </table:table-cell>
          <table:table-cell table:style-name="ce1"/>
          <table:table-cell office:value-type="string" table:style-name="ce1">
            <text:p>https://www.dropbox.com/sh/cx7tus4mgkt9o4n/AADRL30-kbWzo7RzhExdabNPa/282g.mid.mp3?raw=1</text:p>
          </table:table-cell>
          <table:table-cell table:number-columns-repeated="16374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Bishopgarth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Arthur S. Sullivan</text:p>
          </table:table-cell>
          <table:table-cell table:style-name="ce1"/>
          <table:table-cell office:value-type="string" table:style-name="ce1">
            <text:p>https://www.dropbox.com/sh/cx7tus4mgkt9o4n/AACB6hZlh2sJ73qzjeOakN16a/284g.mid.mp3?raw=1</text:p>
          </table:table-cell>
          <table:table-cell table:number-columns-repeated="16374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Cyprus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reek Melody</text:p>
          </table:table-cell>
          <table:table-cell table:style-name="ce1"/>
          <table:table-cell office:value-type="string" table:style-name="ce1">
            <text:p>https://www.dropbox.com/sh/cx7tus4mgkt9o4n/AACnMMb0HV4Kksae49XK74Oya/285g.mid.mp3?raw=1</text:p>
          </table:table-cell>
          <table:table-cell table:number-columns-repeated="16374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All Is Well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BvR43C8wP4Az90m0zZ-XDja/286g.mid.mp3?raw=1</text:p>
          </table:table-cell>
          <table:table-cell table:number-columns-repeated="16374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O How He Loves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P. Main</text:p>
          </table:table-cell>
          <table:table-cell table:style-name="ce1"/>
          <table:table-cell office:value-type="string" table:style-name="ce1">
            <text:p>https://www.dropbox.com/sh/cx7tus4mgkt9o4n/AAAKnOKn1CWmlgnuDtUThs5Da/287g.mid.mp3?raw=1</text:p>
          </table:table-cell>
          <table:table-cell table:number-columns-repeated="16374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outhgate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B. Southgate</text:p>
          </table:table-cell>
          <table:table-cell table:style-name="ce1"/>
          <table:table-cell office:value-type="string" table:style-name="ce1">
            <text:p>https://www.dropbox.com/sh/cx7tus4mgkt9o4n/AACi82pEXt8OjS17vuhXKQvsa/288g.mid.mp3?raw=1</text:p>
          </table:table-cell>
          <table:table-cell table:number-columns-repeated="16374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Bredbury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Page</text:p>
          </table:table-cell>
          <table:table-cell table:style-name="ce1"/>
          <table:table-cell office:value-type="string" table:style-name="ce1">
            <text:p>https://www.dropbox.com/sh/cx7tus4mgkt9o4n/AACOtLHMJ4nbpfwV4sMgW9WPa/289g.mid.mp3?raw=1</text:p>
          </table:table-cell>
          <table:table-cell table:number-columns-repeated="16374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Bullinger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E. W. Bullinger</text:p>
          </table:table-cell>
          <table:table-cell table:style-name="ce1"/>
          <table:table-cell office:value-type="string" table:style-name="ce1">
            <text:p>https://www.dropbox.com/sh/cx7tus4mgkt9o4n/AAD5TttXhoVUcAUeaP2S_8Jwa/290g.mid.mp3?raw=1</text:p>
          </table:table-cell>
          <table:table-cell table:number-columns-repeated="16374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Cairnbrook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E. Prout</text:p>
          </table:table-cell>
          <table:table-cell table:style-name="ce1"/>
          <table:table-cell office:value-type="string" table:style-name="ce1">
            <text:p>https://www.dropbox.com/sh/cx7tus4mgkt9o4n/AADiZ1dGsHXh3YSrgFnhfVJSa/291g.mid.mp3?raw=1</text:p>
          </table:table-cell>
          <table:table-cell table:number-columns-repeated="16374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Come Thou Weary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Ira D. Sankey</text:p>
          </table:table-cell>
          <table:table-cell table:style-name="ce1"/>
          <table:table-cell office:value-type="string" table:style-name="ce1">
            <text:p>https://www.dropbox.com/sh/cx7tus4mgkt9o4n/AACwEsLBJg6BZ7ZV4hM044Wpa/292g.mid.mp3?raw=1</text:p>
          </table:table-cell>
          <table:table-cell table:number-columns-repeated="16374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tephanos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Henry W. Baker</text:p>
          </table:table-cell>
          <table:table-cell table:style-name="ce1"/>
          <table:table-cell office:value-type="string" table:style-name="ce1">
            <text:p>https://www.dropbox.com/sh/cx7tus4mgkt9o4n/AAAik1xHZiy-rMWogPRlAIyna/293g.mid.mp3?raw=1</text:p>
          </table:table-cell>
          <table:table-cell table:number-columns-repeated="16374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Victor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La Thangue</text:p>
          </table:table-cell>
          <table:table-cell table:style-name="ce1"/>
          <table:table-cell office:value-type="string" table:style-name="ce1">
            <text:p>https://www.dropbox.com/sh/cx7tus4mgkt9o4n/AADo3OS1-GFhDP-ayUm_nfUYa/294g.mid.mp3?raw=1</text:p>
          </table:table-cell>
          <table:table-cell table:number-columns-repeated="16374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Filey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 Leflaive</text:p>
          </table:table-cell>
          <table:table-cell table:style-name="ce1"/>
          <table:table-cell office:value-type="string" table:style-name="ce1">
            <text:p>https://www.dropbox.com/sh/cx7tus4mgkt9o4n/AAAunzwODrwFm5xU2PGG4iERa/295g.mid.mp3?raw=1</text:p>
          </table:table-cell>
          <table:table-cell table:number-columns-repeated="16374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Lynton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Willey</text:p>
          </table:table-cell>
          <table:table-cell table:style-name="ce1"/>
          <table:table-cell office:value-type="string" table:style-name="ce1">
            <text:p>https://www.dropbox.com/sh/cx7tus4mgkt9o4n/AADpEM6ZORUJcrMmZ_71-cAta/296g.mid.mp3?raw=1</text:p>
          </table:table-cell>
          <table:table-cell table:number-columns-repeated="16374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Unbounded Love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.H. Parkes</text:p>
          </table:table-cell>
          <table:table-cell table:style-name="ce1"/>
          <table:table-cell office:value-type="string" table:style-name="ce1">
            <text:p>https://www.dropbox.com/sh/cx7tus4mgkt9o4n/AADwim3r9lHBgCFkkBq2sQCwa/297g.mid.mp3?raw=1</text:p>
          </table:table-cell>
          <table:table-cell table:number-columns-repeated="16374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Hallelujah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Collins</text:p>
          </table:table-cell>
          <table:table-cell table:style-name="ce1"/>
          <table:table-cell office:value-type="string" table:style-name="ce1">
            <text:p>https://www.dropbox.com/sh/cx7tus4mgkt9o4n/AAAhiGWTBGxXjV8dg32PaPyha/298g.mid.mp3?raw=1</text:p>
          </table:table-cell>
          <table:table-cell table:number-columns-repeated="16374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My Father Knoweth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H. Burke</text:p>
          </table:table-cell>
          <table:table-cell table:style-name="ce1"/>
          <table:table-cell office:value-type="string" table:style-name="ce1">
            <text:p>https://www.dropbox.com/sh/cx7tus4mgkt9o4n/AABexvOdMw6WZM9lqAmQPOHva/299g.mid.mp3?raw=1</text:p>
          </table:table-cell>
          <table:table-cell table:number-columns-repeated="16374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The Bride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Revell</text:p>
          </table:table-cell>
          <table:table-cell table:style-name="ce1"/>
          <table:table-cell office:value-type="string" table:style-name="ce1">
            <text:p>https://www.dropbox.com/sh/cx7tus4mgkt9o4n/AAD_7P6BBxmeD45Zp_M2S83Ba/300g.mid.mp3?raw=1</text:p>
          </table:table-cell>
          <table:table-cell table:number-columns-repeated="16374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t. Cuthbert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J.B. Dykes</text:p>
          </table:table-cell>
          <table:table-cell table:style-name="ce1"/>
          <table:table-cell office:value-type="string" table:style-name="ce1">
            <text:p>https://www.dropbox.com/sh/cx7tus4mgkt9o4n/AAC_rGuKklxomtF4GFyPHj6va/301g.mid.mp3?raw=1</text:p>
          </table:table-cell>
          <table:table-cell table:number-columns-repeated="16374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ubstitution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Ira D. Sankey</text:p>
          </table:table-cell>
          <table:table-cell table:style-name="ce1"/>
          <table:table-cell office:value-type="string" table:style-name="ce1">
            <text:p>https://www.dropbox.com/sh/cx7tus4mgkt9o4n/AADEbCPn2r738o2Fynt-5LN3a/302g.mid.mp3?raw=1</text:p>
          </table:table-cell>
          <table:table-cell table:number-columns-repeated="16374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Baden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Spohr</text:p>
          </table:table-cell>
          <table:table-cell table:style-name="ce1"/>
          <table:table-cell office:value-type="string" table:style-name="ce1">
            <text:p>https://www.dropbox.com/sh/cx7tus4mgkt9o4n/AABwTUGVsTKdQXh0kiJi8fDUa/305g.mid.mp3?raw=1</text:p>
          </table:table-cell>
          <table:table-cell table:number-columns-repeated="16374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Palmyra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Summers</text:p>
          </table:table-cell>
          <table:table-cell table:style-name="ce1"/>
          <table:table-cell office:value-type="string" table:style-name="ce1">
            <text:p>https://www.dropbox.com/sh/cx7tus4mgkt9o4n/AACGt4NCZbVyZ8rLaNiAIu9ja/307g.mid.mp3?raw=1</text:p>
          </table:table-cell>
          <table:table-cell table:number-columns-repeated="16374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premacy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N. Tomblin</text:p>
          </table:table-cell>
          <table:table-cell table:style-name="ce1"/>
          <table:table-cell office:value-type="string" table:style-name="ce1">
            <text:p>https://www.dropbox.com/sh/cx7tus4mgkt9o4n/AADIn_27YSlBhBa6QquiIKSga/308g.mid.mp3?raw=1</text:p>
          </table:table-cell>
          <table:table-cell table:number-columns-repeated="16374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Waltham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Willey</text:p>
          </table:table-cell>
          <table:table-cell table:style-name="ce1"/>
          <table:table-cell office:value-type="string" table:style-name="ce1">
            <text:p>https://www.dropbox.com/sh/cx7tus4mgkt9o4n/AABZX5HLNQLwAlBYhakh_Zz2a/310g.mid.mp3?raw=1</text:p>
          </table:table-cell>
          <table:table-cell table:number-columns-repeated="16374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Crucifixion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Willey</text:p>
          </table:table-cell>
          <table:table-cell table:style-name="ce1"/>
          <table:table-cell office:value-type="string" table:style-name="ce1">
            <text:p>https://www.dropbox.com/sh/cx7tus4mgkt9o4n/AAAiCLJYYGoAqwBwmuPbGn9Ca/311g.mid.mp3?raw=1</text:p>
          </table:table-cell>
          <table:table-cell table:number-columns-repeated="16374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Alba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 Leflaive</text:p>
          </table:table-cell>
          <table:table-cell table:style-name="ce1"/>
          <table:table-cell office:value-type="string" table:style-name="ce1">
            <text:p>https://www.dropbox.com/sh/cx7tus4mgkt9o4n/AAC5sjLADWfFN06z_4FAzOrba/313g.mid.mp3?raw=1</text:p>
          </table:table-cell>
          <table:table-cell table:number-columns-repeated="16374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All For Jesus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John Stainer</text:p>
          </table:table-cell>
          <table:table-cell table:style-name="ce1"/>
          <table:table-cell office:value-type="string" table:style-name="ce1">
            <text:p>https://www.dropbox.com/sh/cx7tus4mgkt9o4n/AABs24F69HzQEWoZHk3Imhjoa/314g.mid.mp3?raw=1</text:p>
          </table:table-cell>
          <table:table-cell table:number-columns-repeated="16374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Alma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. Webbe</text:p>
          </table:table-cell>
          <table:table-cell table:style-name="ce1"/>
          <table:table-cell office:value-type="float" office:value="0" table:formula="of:=#N/A" table:style-name="ce1">
            <text:p>#N/A</text:p>
          </table:table-cell>
          <table:table-cell table:number-columns-repeated="16374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Beaumaris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DZuZMHD7k0c25jlq-QlcsSa/316g.mid.mp3?raw=1</text:p>
          </table:table-cell>
          <table:table-cell table:number-columns-repeated="16374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Berechiah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Collins</text:p>
          </table:table-cell>
          <table:table-cell table:style-name="ce1"/>
          <table:table-cell office:value-type="string" table:style-name="ce1">
            <text:p>https://www.dropbox.com/sh/cx7tus4mgkt9o4n/AAB6gnY0ixFmUww-hECRcCeIa/317g.mid.mp3?raw=1</text:p>
          </table:table-cell>
          <table:table-cell table:number-columns-repeated="16374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Brightness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rs. W. Jones</text:p>
          </table:table-cell>
          <table:table-cell table:style-name="ce1"/>
          <table:table-cell office:value-type="string" table:style-name="ce1">
            <text:p>https://www.dropbox.com/sh/cx7tus4mgkt9o4n/AAAZneEuToZ9Ahm2IXRG7DjCa/318g.mid.mp3?raw=1</text:p>
          </table:table-cell>
          <table:table-cell table:number-columns-repeated="16374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Crimea Street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Collins</text:p>
          </table:table-cell>
          <table:table-cell table:style-name="ce1"/>
          <table:table-cell office:value-type="string" table:style-name="ce1">
            <text:p>https://www.dropbox.com/sh/cx7tus4mgkt9o4n/AABXAlqrplzMB6sYGxuETyuVa/319g.mid.mp3?raw=1</text:p>
          </table:table-cell>
          <table:table-cell table:number-columns-repeated="16374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Cross of Jesus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John Stainer</text:p>
          </table:table-cell>
          <table:table-cell table:style-name="ce1"/>
          <table:table-cell office:value-type="string" table:style-name="ce1">
            <text:p>https://www.dropbox.com/sh/cx7tus4mgkt9o4n/AADKs9GOK3kZWjhXWy5KoREMa/320g.mid.mp3?raw=1</text:p>
          </table:table-cell>
          <table:table-cell table:number-columns-repeated="16374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Ellerton (Craster)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BjzIp90ni3yueXRGrcIhTwa/321g.mid.mp3?raw=1</text:p>
          </table:table-cell>
          <table:table-cell table:number-columns-repeated="16374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Exultation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P. Blanche</text:p>
          </table:table-cell>
          <table:table-cell table:style-name="ce1"/>
          <table:table-cell office:value-type="string" table:style-name="ce1">
            <text:p>https://www.dropbox.com/sh/cx7tus4mgkt9o4n/AAB1MvB2d7dyyWCQMlHQ1rO_a/322g.mid.mp3?raw=1</text:p>
          </table:table-cell>
          <table:table-cell table:number-columns-repeated="16374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German Evening Hymn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German</text:p>
          </table:table-cell>
          <table:table-cell table:style-name="ce1"/>
          <table:table-cell office:value-type="string" table:style-name="ce1">
            <text:p>https://www.dropbox.com/sh/cx7tus4mgkt9o4n/AADOuqXq0Uwy0xoTiBGDe0waa/323g.mid.mp3?raw=1</text:p>
          </table:table-cell>
          <table:table-cell table:number-columns-repeated="16374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Gotha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R.H. Prince Albert</text:p>
          </table:table-cell>
          <table:table-cell table:style-name="ce1"/>
          <table:table-cell office:value-type="string" table:style-name="ce1">
            <text:p>https://www.dropbox.com/sh/cx7tus4mgkt9o4n/AADm7cqNEKX4W1GqRHRovOMLa/324g.mid.mp3?raw=1</text:p>
          </table:table-cell>
          <table:table-cell table:number-columns-repeated="16374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Hallsberg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Norah Nilsson</text:p>
          </table:table-cell>
          <table:table-cell table:style-name="ce1"/>
          <table:table-cell office:value-type="string" table:style-name="ce1">
            <text:p>https://www.dropbox.com/sh/cx7tus4mgkt9o4n/AAAFxkR28dh0QzJObwmEYE80a/325g.mid.mp3?raw=1</text:p>
          </table:table-cell>
          <table:table-cell table:number-columns-repeated="16374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Hananiah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Collins</text:p>
          </table:table-cell>
          <table:table-cell table:style-name="ce1"/>
          <table:table-cell office:value-type="string" table:style-name="ce1">
            <text:p>https://www.dropbox.com/sh/cx7tus4mgkt9o4n/AACsMk_QMC53fZbAvRx3uKdXa/326g.mid.mp3?raw=1</text:p>
          </table:table-cell>
          <table:table-cell table:number-columns-repeated="16374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Love Divine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John Stainer</text:p>
          </table:table-cell>
          <table:table-cell table:style-name="ce1"/>
          <table:table-cell office:value-type="string" table:style-name="ce1">
            <text:p>https://www.dropbox.com/sh/cx7tus4mgkt9o4n/AAA_pHhEUK23-zPqPYif4Mg0a/327g.mid.mp3?raw=1</text:p>
          </table:table-cell>
          <table:table-cell table:number-columns-repeated="16374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Marching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. Shaw</text:p>
          </table:table-cell>
          <table:table-cell table:style-name="ce1"/>
          <table:table-cell office:value-type="string" table:style-name="ce1">
            <text:p>https://www.dropbox.com/sh/cx7tus4mgkt9o4n/AAD9BTS-NUdYVM2SbAkIhUkwa/328g.mid.mp3?raw=1</text:p>
          </table:table-cell>
          <table:table-cell table:number-columns-repeated="16374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Newton Ferns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amuel Smith</text:p>
          </table:table-cell>
          <table:table-cell table:style-name="ce1"/>
          <table:table-cell office:value-type="string" table:style-name="ce1">
            <text:p>https://www.dropbox.com/sh/cx7tus4mgkt9o4n/AAD9dF6SvvhCRVoPuvAZ2Jgpa/329g.mid.mp3?raw=1</text:p>
          </table:table-cell>
          <table:table-cell table:number-columns-repeated="16374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Oxford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rs. Daphne M. Morren</text:p>
          </table:table-cell>
          <table:table-cell table:style-name="ce1"/>
          <table:table-cell office:value-type="string" table:style-name="ce1">
            <text:p>https://www.dropbox.com/sh/cx7tus4mgkt9o4n/AAD-mz5RJeP5C2h_hlytM1yba/330g.mid.mp3?raw=1</text:p>
          </table:table-cell>
          <table:table-cell table:number-columns-repeated="16374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Placida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Geistliche Leider'</text:p>
          </table:table-cell>
          <table:table-cell table:style-name="ce1"/>
          <table:table-cell office:value-type="string" table:style-name="ce1">
            <text:p>https://www.dropbox.com/sh/cx7tus4mgkt9o4n/AAASK3VK2WgCdTpr5oJJ5_Nza/331g.mid.mp3?raw=1</text:p>
          </table:table-cell>
          <table:table-cell table:number-columns-repeated="16374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Redhead No. 4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ichard Redhead</text:p>
          </table:table-cell>
          <table:table-cell table:style-name="ce1"/>
          <table:table-cell office:value-type="string" table:style-name="ce1">
            <text:p>https://www.dropbox.com/sh/cx7tus4mgkt9o4n/AABY5TOe5p6zwZQN6vdubcMAa/333g.mid.mp3?raw=1</text:p>
          </table:table-cell>
          <table:table-cell table:number-columns-repeated="16374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Rhineland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Geistliche Leider'</text:p>
          </table:table-cell>
          <table:table-cell table:style-name="ce1"/>
          <table:table-cell office:value-type="string" table:style-name="ce1">
            <text:p>https://www.dropbox.com/sh/cx7tus4mgkt9o4n/AAB35lk-2Nyy7pM9azjjsX0Ia/334g.mid.mp3?raw=1</text:p>
          </table:table-cell>
          <table:table-cell table:number-columns-repeated="16374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Romanza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Beethoven</text:p>
          </table:table-cell>
          <table:table-cell table:style-name="ce1"/>
          <table:table-cell office:value-type="string" table:style-name="ce1">
            <text:p>https://www.dropbox.com/sh/cx7tus4mgkt9o4n/AAA_In1UHzCL3jqaZsprGRiKa/336g.mid.mp3?raw=1</text:p>
          </table:table-cell>
          <table:table-cell table:number-columns-repeated="16374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haron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W. Boyce</text:p>
          </table:table-cell>
          <table:table-cell table:style-name="ce1"/>
          <table:table-cell office:value-type="string" table:style-name="ce1">
            <text:p>https://www.dropbox.com/sh/cx7tus4mgkt9o4n/AABnMtBF-mBmy3ZfhSVx0iYta/341g.mid.mp3?raw=1</text:p>
          </table:table-cell>
          <table:table-cell table:number-columns-repeated="16374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icilian Mariners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Old Sicilian Melody</text:p>
          </table:table-cell>
          <table:table-cell table:style-name="ce1"/>
          <table:table-cell office:value-type="string" table:style-name="ce1">
            <text:p>https://www.dropbox.com/sh/cx7tus4mgkt9o4n/AABDpW3j8Oty4uGWbgeTKNxRa/342g.mid.mp3?raw=1</text:p>
          </table:table-cell>
          <table:table-cell table:number-columns-repeated="16374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pringfield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H.J. Gauntlett</text:p>
          </table:table-cell>
          <table:table-cell table:style-name="ce1"/>
          <table:table-cell office:value-type="string" table:style-name="ce1">
            <text:p>https://www.dropbox.com/sh/cx7tus4mgkt9o4n/AADf__yGwC8GxnsYvPXnyNd6a/343g.mid.mp3?raw=1</text:p>
          </table:table-cell>
          <table:table-cell table:number-columns-repeated="16374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tuttgart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erman</text:p>
          </table:table-cell>
          <table:table-cell table:style-name="ce1"/>
          <table:table-cell office:value-type="string" table:style-name="ce1">
            <text:p>https://www.dropbox.com/sh/cx7tus4mgkt9o4n/AADA2mMoUe4lGEmziAPjHOKUa/344g.mid.mp3?raw=1</text:p>
          </table:table-cell>
          <table:table-cell table:number-columns-repeated="16374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hades of Evening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.E. Jones</text:p>
          </table:table-cell>
          <table:table-cell table:style-name="ce1"/>
          <table:table-cell office:value-type="string" table:style-name="ce1">
            <text:p>https://www.dropbox.com/sh/cx7tus4mgkt9o4n/AADtzCGO231BQmp9T4Rtnb7Ia/345g.mid.mp3?raw=1</text:p>
          </table:table-cell>
          <table:table-cell table:number-columns-repeated="16374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Thou Art Worthy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 Pinsen</text:p>
          </table:table-cell>
          <table:table-cell table:style-name="ce1"/>
          <table:table-cell office:value-type="string" table:style-name="ce1">
            <text:p>https://www.dropbox.com/sh/cx7tus4mgkt9o4n/AAACOBmByxh6HjqIk6bOEvqTa/346g.mid.mp3?raw=1</text:p>
          </table:table-cell>
          <table:table-cell table:number-columns-repeated="16374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Warren Vale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H.M. Faulkner</text:p>
          </table:table-cell>
          <table:table-cell table:style-name="ce1"/>
          <table:table-cell office:value-type="string" table:style-name="ce1">
            <text:p>https://www.dropbox.com/sh/cx7tus4mgkt9o4n/AADeJnXKCYi6oZ_nlaaO6qT0a/347g.mid.mp3?raw=1</text:p>
          </table:table-cell>
          <table:table-cell table:number-columns-repeated="16374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Living Spring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CPKQUlrs1lp84jgZp0LFnma/349g.mid.mp3?raw=1</text:p>
          </table:table-cell>
          <table:table-cell table:number-columns-repeated="16374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Oslo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Norwegian Air</text:p>
          </table:table-cell>
          <table:table-cell table:style-name="ce1"/>
          <table:table-cell office:value-type="string" table:style-name="ce1">
            <text:p>https://www.dropbox.com/sh/cx7tus4mgkt9o4n/AACm7mOksn4CjDavFj1-Vp9ea/350g.mid.mp3?raw=1</text:p>
          </table:table-cell>
          <table:table-cell table:number-columns-repeated="16374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Jevington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T. Lambert</text:p>
          </table:table-cell>
          <table:table-cell table:style-name="ce1"/>
          <table:table-cell office:value-type="string" table:style-name="ce1">
            <text:p>https://www.dropbox.com/sh/cx7tus4mgkt9o4n/AACU5v_9Bvt_1cPCdkMS38tra/351g.mid.mp3?raw=1</text:p>
          </table:table-cell>
          <table:table-cell table:number-columns-repeated="16374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howers of Blessing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McGranahan</text:p>
          </table:table-cell>
          <table:table-cell table:style-name="ce1"/>
          <table:table-cell office:value-type="string" table:style-name="ce1">
            <text:p>https://www.dropbox.com/sh/cx7tus4mgkt9o4n/AADGXf9NlplVPLpO5XT07Oxja/353g.mid.mp3?raw=1</text:p>
          </table:table-cell>
          <table:table-cell table:number-columns-repeated="16374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Brisbane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Walford Rofe</text:p>
          </table:table-cell>
          <table:table-cell table:style-name="ce1"/>
          <table:table-cell office:value-type="string" table:style-name="ce1">
            <text:p>https://www.dropbox.com/sh/cx7tus4mgkt9o4n/AABERMx8ZCwWgdsivZrMwiEia/354g.mid.mp3?raw=1</text:p>
          </table:table-cell>
          <table:table-cell table:number-columns-repeated="16374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Dominus Regit Me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J.B. Dykes</text:p>
          </table:table-cell>
          <table:table-cell table:style-name="ce1"/>
          <table:table-cell office:value-type="string" table:style-name="ce1">
            <text:p>https://www.dropbox.com/sh/cx7tus4mgkt9o4n/AADHqGzCOVCzjuivVUwCUzMaa/355g.mid.mp3?raw=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Maryfield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Collins</text:p>
          </table:table-cell>
          <table:table-cell table:style-name="ce1"/>
          <table:table-cell office:value-type="string" table:style-name="ce1">
            <text:p>https://www.dropbox.com/sh/cx7tus4mgkt9o4n/AADFjRfi3OnOiGu35JQ9uToRa/356.mid.mp3?raw=1</text:p>
          </table:table-cell>
          <table:table-cell table:number-columns-repeated="16374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CWM Rhondda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Hughes</text:p>
          </table:table-cell>
          <table:table-cell table:style-name="ce1"/>
          <table:table-cell office:value-type="string" table:style-name="ce1">
            <text:p>https://www.dropbox.com/sh/cx7tus4mgkt9o4n/AAD0PKK0HpAo3RTS0WCRL0Bia/357g.mid.mp3?raw=1</text:p>
          </table:table-cell>
          <table:table-cell table:number-columns-repeated="16374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Kensington New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Tilleard</text:p>
          </table:table-cell>
          <table:table-cell table:style-name="ce1"/>
          <table:table-cell office:value-type="string" table:style-name="ce1">
            <text:p>https://www.dropbox.com/sh/cx7tus4mgkt9o4n/AAAalTBCvS16zQaT2T2nOjZea/358g.mid.mp3?raw=1</text:p>
          </table:table-cell>
          <table:table-cell table:number-columns-repeated="16374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Mannheim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F. Filitz</text:p>
          </table:table-cell>
          <table:table-cell table:style-name="ce1"/>
          <table:table-cell office:value-type="string" table:style-name="ce1">
            <text:p>https://www.dropbox.com/sh/cx7tus4mgkt9o4n/AAAQlWUlnKQvtupyNuE3wmLya/360g.mid.mp3?raw=1</text:p>
          </table:table-cell>
          <table:table-cell table:number-columns-repeated="16374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Olivers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Olivers</text:p>
          </table:table-cell>
          <table:table-cell table:style-name="ce1"/>
          <table:table-cell office:value-type="string" table:style-name="ce1">
            <text:p>https://www.dropbox.com/sh/cx7tus4mgkt9o4n/AABBeQdLCn6rIxKwzscS9ORta/361g.mid.mp3?raw=1</text:p>
          </table:table-cell>
          <table:table-cell table:number-columns-repeated="16374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Praise My Soul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John Goss</text:p>
          </table:table-cell>
          <table:table-cell table:style-name="ce1"/>
          <table:table-cell office:value-type="string" table:style-name="ce1">
            <text:p>https://www.dropbox.com/sh/cx7tus4mgkt9o4n/AADal_9qBxXhq66TMgQLitB-a/362g.mid.mp3?raw=1</text:p>
          </table:table-cell>
          <table:table-cell table:number-columns-repeated="16374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Regent Square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T. Smart</text:p>
          </table:table-cell>
          <table:table-cell table:style-name="ce1"/>
          <table:table-cell office:value-type="string" table:style-name="ce1">
            <text:p>https://www.dropbox.com/sh/cx7tus4mgkt9o4n/AABuTQc-sRXBvxii3gpyxYvna/363g.mid.mp3?raw=1</text:p>
          </table:table-cell>
          <table:table-cell table:number-columns-repeated="16374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Triumph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H.J. Gauntlett</text:p>
          </table:table-cell>
          <table:table-cell table:style-name="ce1"/>
          <table:table-cell office:value-type="string" table:style-name="ce1">
            <text:p>https://www.dropbox.com/sh/cx7tus4mgkt9o4n/AADU72xiepBL_yEqDnW5_wIpa/364g.mid.mp3?raw=1</text:p>
          </table:table-cell>
          <table:table-cell table:number-columns-repeated="16374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Unser Herrscher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Neander</text:p>
          </table:table-cell>
          <table:table-cell table:style-name="ce1"/>
          <table:table-cell office:value-type="string" table:style-name="ce1">
            <text:p>https://www.dropbox.com/sh/cx7tus4mgkt9o4n/AACaSrCXeodiaflLOKt4TtrAa/365g.mid.mp3?raw=1</text:p>
          </table:table-cell>
          <table:table-cell table:number-columns-repeated="16374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All Saints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eistreiches Gesangbuch</text:p>
          </table:table-cell>
          <table:table-cell table:style-name="ce1"/>
          <table:table-cell office:value-type="string" table:style-name="ce1">
            <text:p>https://www.dropbox.com/sh/cx7tus4mgkt9o4n/AADDwi0bV8cj5VjuZ_hBXdfQa/366g.mid.mp3?raw=1</text:p>
          </table:table-cell>
          <table:table-cell table:number-columns-repeated="16374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Evening Prayer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Lowell Mason</text:p>
          </table:table-cell>
          <table:table-cell table:style-name="ce1"/>
          <table:table-cell office:value-type="string" table:style-name="ce1">
            <text:p>https://www.dropbox.com/sh/cx7tus4mgkt9o4n/AAAMaDk6nkVTeYbzO8uvfD74a/367g.mid.mp3?raw=1</text:p>
          </table:table-cell>
          <table:table-cell table:number-columns-repeated="16374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Jera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.J. Vail</text:p>
          </table:table-cell>
          <table:table-cell table:style-name="ce1"/>
          <table:table-cell office:value-type="string" table:style-name="ce1">
            <text:p>https://www.dropbox.com/sh/cx7tus4mgkt9o4n/AAC9Gvng9mtcdIuW1-Z49McOa/368g.mid.mp3?raw=1</text:p>
          </table:table-cell>
          <table:table-cell table:number-columns-repeated="16374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Lord of Glory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. S.M. Walker</text:p>
          </table:table-cell>
          <table:table-cell office:value-type="string" table:style-name="ce1">
            <text:p>From 'Precious Saviour'</text:p>
          </table:table-cell>
          <table:table-cell office:value-type="string" table:style-name="ce1">
            <text:p>https://www.dropbox.com/sh/cx7tus4mgkt9o4n/AAAOgB3zWwV4paHMcigQDUPWa/369g.mid.mp3?raw=1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Ilford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Anonymous</text:p>
          </table:table-cell>
          <table:table-cell table:style-name="ce1"/>
          <table:table-cell office:value-type="string" table:style-name="ce1">
            <text:p>https://www.dropbox.com/sh/cx7tus4mgkt9o4n/AABPWoffjy2mknVU5iHwhczwa/370g.mid.mp3?raw=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Luther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artin Luther</text:p>
          </table:table-cell>
          <table:table-cell table:style-name="ce1"/>
          <table:table-cell office:value-type="string" table:style-name="ce1">
            <text:p>https://www.dropbox.com/sh/cx7tus4mgkt9o4n/AADKZSCRTlApGj3edcPSJ1Pba/371g.mid.mp3?raw=1</text:p>
          </table:table-cell>
          <table:table-cell table:number-columns-repeated="16374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Austria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Haydn</text:p>
          </table:table-cell>
          <table:table-cell table:style-name="ce1"/>
          <table:table-cell office:value-type="string" table:style-name="ce1">
            <text:p>https://www.dropbox.com/sh/cx7tus4mgkt9o4n/AABLNlsN8aRDlar15S7uTF34a/372g.mid.mp3?raw=1</text:p>
          </table:table-cell>
          <table:table-cell table:number-columns-repeated="16374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Benediction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. Webbe</text:p>
          </table:table-cell>
          <table:table-cell table:style-name="ce1"/>
          <table:table-cell office:value-type="string" table:style-name="ce1">
            <text:p>https://www.dropbox.com/sh/cx7tus4mgkt9o4n/AAAXIy3mQ_GvCHqT5S_gz3xLa/373g.mid.mp3?raw=1</text:p>
          </table:table-cell>
          <table:table-cell table:number-columns-repeated="16374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Bethany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T. Smart</text:p>
          </table:table-cell>
          <table:table-cell table:style-name="ce1"/>
          <table:table-cell office:value-type="string" table:style-name="ce1">
            <text:p>https://www.dropbox.com/sh/cx7tus4mgkt9o4n/AAAaiAw4nJw2usldsh3akriba/374g.mid.mp3?raw=1</text:p>
          </table:table-cell>
          <table:table-cell table:number-columns-repeated="16374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Blaenwern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P. Rowlands</text:p>
          </table:table-cell>
          <table:table-cell table:style-name="ce1"/>
          <table:table-cell office:value-type="string" table:style-name="ce1">
            <text:p>https://www.dropbox.com/sh/cx7tus4mgkt9o4n/AAAAmMQz5lMjQqRjyYwxy_gxa/375g.mid.mp3?raw=1</text:p>
          </table:table-cell>
          <table:table-cell table:number-columns-repeated="16374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Call Them In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Ira D. Sankey</text:p>
          </table:table-cell>
          <table:table-cell table:style-name="ce1"/>
          <table:table-cell office:value-type="string" table:style-name="ce1">
            <text:p>https://www.dropbox.com/sh/cx7tus4mgkt9o4n/AAAHGB2zXipIvds_FfdekTuga/376g.mid.mp3?raw=1</text:p>
          </table:table-cell>
          <table:table-cell table:number-columns-repeated="16374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Converse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C. Converse</text:p>
          </table:table-cell>
          <table:table-cell table:style-name="ce1"/>
          <table:table-cell office:value-type="string" table:style-name="ce1">
            <text:p>https://www.dropbox.com/sh/cx7tus4mgkt9o4n/AACTEEzVwqjJo6EVxVmXNpxma/377g.mid.mp3?raw=1</text:p>
          </table:table-cell>
          <table:table-cell table:number-columns-repeated="16374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Deerhurst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Langran</text:p>
          </table:table-cell>
          <table:table-cell table:style-name="ce1"/>
          <table:table-cell office:value-type="string" table:style-name="ce1">
            <text:p>https://www.dropbox.com/sh/cx7tus4mgkt9o4n/AADJAQ3lW_R_tRIY4bxHxnloa/378g.mid.mp3?raw=1</text:p>
          </table:table-cell>
          <table:table-cell table:number-columns-repeated="16374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Downham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N. Barrett</text:p>
          </table:table-cell>
          <table:table-cell table:style-name="ce1"/>
          <table:table-cell office:value-type="string" table:style-name="ce1">
            <text:p>https://www.dropbox.com/sh/cx7tus4mgkt9o4n/AAC3eky5hjJQFZsDFdyv4kaIa/379g.mid.mp3?raw=1</text:p>
          </table:table-cell>
          <table:table-cell table:number-columns-repeated="16374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Friendship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La Thangue</text:p>
          </table:table-cell>
          <table:table-cell table:style-name="ce1"/>
          <table:table-cell office:value-type="string" table:style-name="ce1">
            <text:p>https://www.dropbox.com/sh/cx7tus4mgkt9o4n/AABdaJEIsjHK_c_66PeLSydya/381g.mid.mp3?raw=1</text:p>
          </table:table-cell>
          <table:table-cell table:number-columns-repeated="16374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Hyfrydol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H. Prichard</text:p>
          </table:table-cell>
          <table:table-cell table:style-name="ce1"/>
          <table:table-cell office:value-type="string" table:style-name="ce1">
            <text:p>https://www.dropbox.com/sh/cx7tus4mgkt9o4n/AADbqhrX9b7i9O8GGyZWTKsua/382g.mid.mp3?raw=1</text:p>
          </table:table-cell>
          <table:table-cell table:number-columns-repeated="16374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In The Secret Of His Presence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.C. Stebbins</text:p>
          </table:table-cell>
          <table:table-cell table:style-name="ce1"/>
          <table:table-cell office:value-type="string" table:style-name="ce1">
            <text:p>https://www.dropbox.com/sh/cx7tus4mgkt9o4n/AADeQpMp7rAuQ2l4SB9rz4d7a/383g.mid.mp3?raw=1</text:p>
          </table:table-cell>
          <table:table-cell table:number-columns-repeated="16374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Jesus' Call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rs. H.B. Cowie</text:p>
          </table:table-cell>
          <table:table-cell table:style-name="ce1"/>
          <table:table-cell office:value-type="string" table:style-name="ce1">
            <text:p>https://www.dropbox.com/sh/cx7tus4mgkt9o4n/AABYV3wJ3-fcd8S_qG2teLmKa/384g.mid.mp3?raw=1</text:p>
          </table:table-cell>
          <table:table-cell table:number-columns-repeated="16374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Jesus Only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 Lowry</text:p>
          </table:table-cell>
          <table:table-cell table:style-name="ce1"/>
          <table:table-cell office:value-type="string" table:style-name="ce1">
            <text:p>https://www.dropbox.com/sh/cx7tus4mgkt9o4n/AADD-xtMlQ0bkCteRQfUP6JZa/385g.mid.mp3?raw=1</text:p>
          </table:table-cell>
          <table:table-cell table:number-columns-repeated="16374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Kenelgin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A5BP6L0FkQCyiLunKgVPS8a/387g.mid.mp3?raw=1</text:p>
          </table:table-cell>
          <table:table-cell table:number-columns-repeated="16374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Love Divine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Zundel</text:p>
          </table:table-cell>
          <table:table-cell table:style-name="ce1"/>
          <table:table-cell office:value-type="string" table:style-name="ce1">
            <text:p>https://www.dropbox.com/sh/cx7tus4mgkt9o4n/AAB5_TsORzwvWtnClsDzjf99a/388g.mid.mp3?raw=1</text:p>
          </table:table-cell>
          <table:table-cell table:number-columns-repeated="16374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Lux Eoi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Arthur S. Sullivan</text:p>
          </table:table-cell>
          <table:table-cell table:style-name="ce1"/>
          <table:table-cell office:value-type="string" table:style-name="ce1">
            <text:p>https://www.dropbox.com/sh/cx7tus4mgkt9o4n/AABGRvt-D17qW685sM6GeIPea/389g.mid.mp3?raw=1</text:p>
          </table:table-cell>
          <table:table-cell table:number-columns-repeated="16374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Northampton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P.P. Bliss</text:p>
          </table:table-cell>
          <table:table-cell table:style-name="ce1"/>
          <table:table-cell office:value-type="string" table:style-name="ce1">
            <text:p>https://www.dropbox.com/sh/cx7tus4mgkt9o4n/AABYJXMDZxwWQ7l745JQDvQca/390g.mid.mp3?raw=1</text:p>
          </table:table-cell>
          <table:table-cell table:number-columns-repeated="16374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Room for Jesu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C. Williams</text:p>
          </table:table-cell>
          <table:table-cell table:style-name="ce1"/>
          <table:table-cell office:value-type="string" table:style-name="ce1">
            <text:p>https://www.dropbox.com/sh/cx7tus4mgkt9o4n/AADOklsvhdR9XMs1SfLr09CIa/393g.mid.mp3?raw=1</text:p>
          </table:table-cell>
          <table:table-cell table:number-columns-repeated="16374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Tell Me the Story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Ira D. Sankey</text:p>
          </table:table-cell>
          <table:table-cell table:style-name="ce1"/>
          <table:table-cell office:value-type="float" office:value="0" table:formula="of:=#N/A" table:style-name="ce1">
            <text:p>#N/A</text:p>
          </table:table-cell>
          <table:table-cell table:number-columns-repeated="16374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Waiting for the Morning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.F. Root</text:p>
          </table:table-cell>
          <table:table-cell table:style-name="ce1"/>
          <table:table-cell office:value-type="string" table:style-name="ce1">
            <text:p>https://www.dropbox.com/sh/cx7tus4mgkt9o4n/AABDEJIhaJatflBcB0zcpQt9a/395g.mid.mp3?raw=1</text:p>
          </table:table-cell>
          <table:table-cell table:number-columns-repeated="16374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Aldwyn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.C. Stebbins</text:p>
          </table:table-cell>
          <table:table-cell table:style-name="ce1"/>
          <table:table-cell office:value-type="string" table:style-name="ce1">
            <text:p>https://www.dropbox.com/sh/cx7tus4mgkt9o4n/AAA8anK1suT8Y5vHnjWsstXda/396g.mid.mp3?raw=1</text:p>
          </table:table-cell>
          <table:table-cell table:number-columns-repeated="16374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eeds of Kindness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.J. Vail</text:p>
          </table:table-cell>
          <table:table-cell table:style-name="ce1"/>
          <table:table-cell office:value-type="string" table:style-name="ce1">
            <text:p>https://www.dropbox.com/sh/cx7tus4mgkt9o4n/AABhFuSk5bzWWmDVz_yV2ltPa/398g.mid.mp3?raw=1</text:p>
          </table:table-cell>
          <table:table-cell table:number-columns-repeated="16374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ource of Blessing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Dorothea Markham</text:p>
          </table:table-cell>
          <table:table-cell table:style-name="ce1"/>
          <table:table-cell office:value-type="string" table:style-name="ce1">
            <text:p>https://www.dropbox.com/sh/cx7tus4mgkt9o4n/AADq-f5lfw00qIhe4UEEKAbta/399g.mid.mp3?raw=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Praise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S.M. Walker</text:p>
          </table:table-cell>
          <table:table-cell table:style-name="ce1"/>
          <table:table-cell office:value-type="string" table:style-name="ce1">
            <text:p>https://www.dropbox.com/sh/cx7tus4mgkt9o4n/AAA6JcdXmVU393StGT-oRlSFa/400g.mid.mp3?raw=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Swiss Tune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DNwZJVnz3Dnm1qiRyOQI8Ya/401g.mid.mp3?raw=1</text:p>
          </table:table-cell>
          <table:table-cell table:number-columns-repeated="16374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Dartford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Geistliche Leider'</text:p>
          </table:table-cell>
          <table:table-cell table:style-name="ce1"/>
          <table:table-cell office:value-type="string" table:style-name="ce1">
            <text:p>https://www.dropbox.com/sh/cx7tus4mgkt9o4n/AACCr5A3y8tQqee0WedK33Bqa/403g.mid.mp3?raw=1</text:p>
          </table:table-cell>
          <table:table-cell table:number-columns-repeated="16374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Eternal Praise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La Thangue</text:p>
          </table:table-cell>
          <table:table-cell table:style-name="ce1"/>
          <table:table-cell office:value-type="string" table:style-name="ce1">
            <text:p>https://www.dropbox.com/sh/cx7tus4mgkt9o4n/AAAB7uWjRLQfdPD_chinW8YFa/404g.mid.mp3?raw=1</text:p>
          </table:table-cell>
          <table:table-cell table:number-columns-repeated="16374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Hull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. Chandler</text:p>
          </table:table-cell>
          <table:table-cell table:style-name="ce1"/>
          <table:table-cell office:value-type="string" table:style-name="ce1">
            <text:p>https://www.dropbox.com/sh/cx7tus4mgkt9o4n/AACci9fqInu7hCCsEOxfWt88a/405g.mid.mp3?raw=1</text:p>
          </table:table-cell>
          <table:table-cell table:number-columns-repeated="16374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Pembroke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Foster</text:p>
          </table:table-cell>
          <table:table-cell table:style-name="ce1"/>
          <table:table-cell office:value-type="string" table:style-name="ce1">
            <text:p>https://www.dropbox.com/sh/cx7tus4mgkt9o4n/AABkZkFvhFLGFXw9OjaGsQHQa/408g.mid.mp3?raw=1</text:p>
          </table:table-cell>
          <table:table-cell table:number-columns-repeated="16374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Praise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A. Radiger</text:p>
          </table:table-cell>
          <table:table-cell table:style-name="ce1"/>
          <table:table-cell office:value-type="string" table:style-name="ce1">
            <text:p>https://www.dropbox.com/sh/cx7tus4mgkt9o4n/AACEGAHAObJhxQ6y6uHnNPVza/410g.mid.mp3?raw=1</text:p>
          </table:table-cell>
          <table:table-cell table:number-columns-repeated="16374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Ravendale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 Stokes</text:p>
          </table:table-cell>
          <table:table-cell table:style-name="ce1"/>
          <table:table-cell office:value-type="string" table:style-name="ce1">
            <text:p>https://www.dropbox.com/sh/cx7tus4mgkt9o4n/AABLj24NW3JUhuuhZyO3cpEwa/411g.mid.mp3?raw=1</text:p>
          </table:table-cell>
          <table:table-cell table:number-columns-repeated="16374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Reuben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. Wakely</text:p>
          </table:table-cell>
          <table:table-cell table:style-name="ce1"/>
          <table:table-cell office:value-type="string" table:style-name="ce1">
            <text:p>https://www.dropbox.com/sh/cx7tus4mgkt9o4n/AADiQhHNkzSOFy3bApueBxVaa/412g.mid.mp3?raw=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Allendale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B. Joseph</text:p>
          </table:table-cell>
          <table:table-cell table:style-name="ce1"/>
          <table:table-cell office:value-type="string" table:style-name="ce1">
            <text:p>https://www.dropbox.com/sh/cx7tus4mgkt9o4n/AAAi2CiTL3VnNZiYl68Wys5sa/413.mid.mp3?raw=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Evening Blessing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.C. Stebbins (1846-1945)</text:p>
          </table:table-cell>
          <table:table-cell table:style-name="ce1"/>
          <table:table-cell office:value-type="string" table:style-name="ce1">
            <text:p>https://www.dropbox.com/sh/cx7tus4mgkt9o4n/AABSzIpudnu1-pKghLUtfqQja/414.mid.mp3?raw=1</text:p>
          </table:table-cell>
          <table:table-cell table:number-columns-repeated="16374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Ilsley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B. Bradbury</text:p>
          </table:table-cell>
          <table:table-cell table:style-name="ce1"/>
          <table:table-cell office:value-type="string" table:style-name="ce1">
            <text:p>https://www.dropbox.com/sh/cx7tus4mgkt9o4n/AABHe4DAdwAVxXM2tzsWE0vAa/416g.mid.mp3?raw=1</text:p>
          </table:table-cell>
          <table:table-cell table:number-columns-repeated="16374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Just As I Am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Joseph Barnby</text:p>
          </table:table-cell>
          <table:table-cell table:style-name="ce1"/>
          <table:table-cell office:value-type="string" table:style-name="ce1">
            <text:p>https://www.dropbox.com/sh/cx7tus4mgkt9o4n/AACY7EQqvn50ILUQFjqVnucta/417g.mid.mp3?raw=1</text:p>
          </table:table-cell>
          <table:table-cell table:number-columns-repeated="16374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Just As I Am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B. Bradbury</text:p>
          </table:table-cell>
          <table:table-cell table:style-name="ce1"/>
          <table:table-cell office:value-type="string" table:style-name="ce1">
            <text:p>https://www.dropbox.com/sh/cx7tus4mgkt9o4n/AAA60L7yZMDbol2XnLUszmaKa/418g.mid.mp3?raw=1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Perpetura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 Leflaive</text:p>
          </table:table-cell>
          <table:table-cell table:style-name="ce1"/>
          <table:table-cell office:value-type="string" table:style-name="ce1">
            <text:p>https://www.dropbox.com/sh/cx7tus4mgkt9o4n/AAAl-GrE-RSii-D-tAgP-iSWa/419g.mid.mp3?raw=1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Celeste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AYlsO9dSA4ecgtrXHLKYs9a/420g.mid.mp3?raw=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Confianza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 Leflaive</text:p>
          </table:table-cell>
          <table:table-cell table:style-name="ce1"/>
          <table:table-cell office:value-type="string" table:style-name="ce1">
            <text:p>https://www.dropbox.com/sh/cx7tus4mgkt9o4n/AAAUFQl-NliwprupzwtPcjf0a/421g.mid.mp3?raw=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David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Handel</text:p>
          </table:table-cell>
          <table:table-cell table:style-name="ce1"/>
          <table:table-cell office:value-type="string" table:style-name="ce1">
            <text:p>https://www.dropbox.com/sh/cx7tus4mgkt9o4n/AAAkgcfwzZMuH0a0Cv1Ka_BBa/422g.mid.mp3?raw=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emper Fidelis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T. Lambert</text:p>
          </table:table-cell>
          <table:table-cell table:style-name="ce1"/>
          <table:table-cell office:value-type="string" table:style-name="ce1">
            <text:p>https://www.dropbox.com/sh/cx7tus4mgkt9o4n/AADWkQ6VwEqL9GdnIJ9CsZT6a/423g.mid.mp3?raw=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Jubilee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Am3CfBZ2flTwKLfXV7rGRga/424g.mid.mp3?raw=1</text:p>
          </table:table-cell>
          <table:table-cell table:number-columns-repeated="16374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Gift Unspeakable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A.F. Tipler</text:p>
          </table:table-cell>
          <table:table-cell table:style-name="ce1"/>
          <table:table-cell office:value-type="string" table:style-name="ce1">
            <text:p>https://www.dropbox.com/sh/cx7tus4mgkt9o4n/AAD2RCzM9Wp9f8_kxBrc90h2a/426g.mid.mp3?raw=1</text:p>
          </table:table-cell>
          <table:table-cell table:number-columns-repeated="16374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t. Margaret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A.L. Peace</text:p>
          </table:table-cell>
          <table:table-cell table:style-name="ce1"/>
          <table:table-cell office:value-type="string" table:style-name="ce1">
            <text:p>https://www.dropbox.com/sh/cx7tus4mgkt9o4n/AAAaxwO5r6mrPu-EyRDpbqmUa/427g.mid.mp3?raw=1</text:p>
          </table:table-cell>
          <table:table-cell table:number-columns-repeated="16374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Adoration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Collins</text:p>
          </table:table-cell>
          <table:table-cell table:style-name="ce1"/>
          <table:table-cell office:value-type="string" table:style-name="ce1">
            <text:p>https://www.dropbox.com/sh/cx7tus4mgkt9o4n/AAAWqT_37XXPUjVHF1hckVM3a/428g.mid.mp3?raw=1</text:p>
          </table:table-cell>
          <table:table-cell table:number-columns-repeated="16374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Bowmanville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La Thangue</text:p>
          </table:table-cell>
          <table:table-cell table:style-name="ce1"/>
          <table:table-cell office:value-type="string" table:style-name="ce1">
            <text:p>https://www.dropbox.com/sh/cx7tus4mgkt9o4n/AABdI5txCo3t6V-DpYxhCbmJa/429g.mid.mp3?raw=1</text:p>
          </table:table-cell>
          <table:table-cell table:number-columns-repeated="16374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Creation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Haydn</text:p>
          </table:table-cell>
          <table:table-cell table:style-name="ce1"/>
          <table:table-cell office:value-type="string" table:style-name="ce1">
            <text:p>https://www.dropbox.com/sh/cx7tus4mgkt9o4n/AAC9NFWDWfOsAKyeFIMuN2VJa/430g.mid.mp3?raw=1</text:p>
          </table:table-cell>
          <table:table-cell table:number-columns-repeated="16374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Euphony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 Dennis</text:p>
          </table:table-cell>
          <table:table-cell table:style-name="ce1"/>
          <table:table-cell office:value-type="string" table:style-name="ce1">
            <text:p>https://www.dropbox.com/sh/cx7tus4mgkt9o4n/AAA6jeIwpCD8aXB25fj4DGrha/431g.mid.mp3?raw=1</text:p>
          </table:table-cell>
          <table:table-cell table:number-columns-repeated="16374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Gardenstown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AusbOCvZCVp4eeSBPd0Q2wa/432g.mid.mp3?raw=1</text:p>
          </table:table-cell>
          <table:table-cell table:number-columns-repeated="16374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Melita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J.B. Dykes</text:p>
          </table:table-cell>
          <table:table-cell table:style-name="ce1"/>
          <table:table-cell office:value-type="string" table:style-name="ce1">
            <text:p>https://www.dropbox.com/sh/cx7tus4mgkt9o4n/AAD9fje3Vb_zta92WmDe8YFNa/434g.mid.mp3?raw=1</text:p>
          </table:table-cell>
          <table:table-cell table:number-columns-repeated="16374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Quemerford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La Thangue</text:p>
          </table:table-cell>
          <table:table-cell table:style-name="ce1"/>
          <table:table-cell office:value-type="string" table:style-name="ce1">
            <text:p>https://www.dropbox.com/sh/cx7tus4mgkt9o4n/AACFh0AjdY3IiqoTYoiScTeya/435g.mid.mp3?raw=1</text:p>
          </table:table-cell>
          <table:table-cell table:number-columns-repeated="16374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Rest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John Stainer</text:p>
          </table:table-cell>
          <table:table-cell table:style-name="ce1"/>
          <table:table-cell office:value-type="string" table:style-name="ce1">
            <text:p>https://www.dropbox.com/sh/cx7tus4mgkt9o4n/AABZZtKPw3SMFkqHRzVAuP4ua/436g.mid.mp3?raw=1</text:p>
          </table:table-cell>
          <table:table-cell table:number-columns-repeated="16374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St. Matthias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W.H. Monk</text:p>
          </table:table-cell>
          <table:table-cell table:style-name="ce1"/>
          <table:table-cell office:value-type="string" table:style-name="ce1">
            <text:p>https://www.dropbox.com/sh/cx7tus4mgkt9o4n/AACQfBocDGbQR8povkQY3Ur4a/439g.mid.mp3?raw=1</text:p>
          </table:table-cell>
          <table:table-cell table:number-columns-repeated="16374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tella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Old English Melody</text:p>
          </table:table-cell>
          <table:table-cell table:style-name="ce1"/>
          <table:table-cell office:value-type="string" table:style-name="ce1">
            <text:p>https://www.dropbox.com/sh/cx7tus4mgkt9o4n/AABz1yF5DIOBcrh204Uk4qIza/440g.mid.mp3?raw=1</text:p>
          </table:table-cell>
          <table:table-cell table:number-columns-repeated="16374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Eirene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Collins</text:p>
          </table:table-cell>
          <table:table-cell table:style-name="ce1"/>
          <table:table-cell office:value-type="string" table:style-name="ce1">
            <text:p>https://www.dropbox.com/sh/cx7tus4mgkt9o4n/AADUW25bq8icGtkHUbcOULABa/442g.mid.mp3?raw=1</text:p>
          </table:table-cell>
          <table:table-cell table:number-columns-repeated="16374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There is Rest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T. Lambert</text:p>
          </table:table-cell>
          <table:table-cell table:style-name="ce1"/>
          <table:table-cell office:value-type="string" table:style-name="ce1">
            <text:p>https://www.dropbox.com/sh/cx7tus4mgkt9o4n/AABz1tYn5jQrpaTqCxURJcnVa/443g.mid.mp3?raw=1</text:p>
          </table:table-cell>
          <table:table-cell table:number-columns-repeated="16374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Praise and Glory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CwzAUHwc02x1f5qdNv1BGUa/444g.mid.mp3?raw=1</text:p>
          </table:table-cell>
          <table:table-cell table:number-columns-repeated="16374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Rachel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P.J.L. Hindle</text:p>
          </table:table-cell>
          <table:table-cell table:style-name="ce1"/>
          <table:table-cell office:value-type="string" table:style-name="ce1">
            <text:p>https://www.dropbox.com/sh/cx7tus4mgkt9o4n/AABlkI0P2Ph4kdhJvgQEXMvga/445g.mid.mp3?raw=1</text:p>
          </table:table-cell>
          <table:table-cell table:number-columns-repeated="16374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St. Sulien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Edward Arthur</text:p>
          </table:table-cell>
          <table:table-cell table:style-name="ce1"/>
          <table:table-cell office:value-type="string" table:style-name="ce1">
            <text:p>https://www.dropbox.com/sh/cx7tus4mgkt9o4n/AAA9n7mbWbEZ-WMZWep3-CHpa/446g.mid.mp3?raw=1</text:p>
          </table:table-cell>
          <table:table-cell table:number-columns-repeated="16374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Petrograd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. Otsing</text:p>
          </table:table-cell>
          <table:table-cell table:style-name="ce1"/>
          <table:table-cell office:value-type="string" table:style-name="ce1">
            <text:p>https://www.dropbox.com/sh/cx7tus4mgkt9o4n/AAAsod9p3GHihkUJ61_ms0Bna/447g.mid.mp3?raw=1</text:p>
          </table:table-cell>
          <table:table-cell table:number-columns-repeated="16374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Willenhall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A. Evershed</text:p>
          </table:table-cell>
          <table:table-cell table:style-name="ce1"/>
          <table:table-cell office:value-type="string" table:style-name="ce1">
            <text:p>https://www.dropbox.com/sh/cx7tus4mgkt9o4n/AAAfcZ-Xfb_rKMTcDFfV9jMGa/449g.mid.mp3?raw=1</text:p>
          </table:table-cell>
          <table:table-cell table:number-columns-repeated="16374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Almost Persuaded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P.P. Bliss</text:p>
          </table:table-cell>
          <table:table-cell table:style-name="ce1"/>
          <table:table-cell office:value-type="string" table:style-name="ce1">
            <text:p>https://www.dropbox.com/sh/cx7tus4mgkt9o4n/AADdzqX3kngZAtDN9_A30kyZa/450g.mid.mp3?raw=1</text:p>
          </table:table-cell>
          <table:table-cell table:number-columns-repeated="16374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Collingwood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A. Evershed</text:p>
          </table:table-cell>
          <table:table-cell table:style-name="ce1"/>
          <table:table-cell office:value-type="string" table:style-name="ce1">
            <text:p>https://www.dropbox.com/sh/cx7tus4mgkt9o4n/AABIZcf4FMI748NNYYaFep1La/451g.mid.mp3?raw=1</text:p>
          </table:table-cell>
          <table:table-cell table:number-columns-repeated="16374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Elland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Langran</text:p>
          </table:table-cell>
          <table:table-cell table:style-name="ce1"/>
          <table:table-cell office:value-type="string" table:style-name="ce1">
            <text:p>https://www.dropbox.com/sh/cx7tus4mgkt9o4n/AAB_Fk9Gg-OgtKDgbptaGQe4a/452g.mid.mp3?raw=1</text:p>
          </table:table-cell>
          <table:table-cell table:number-columns-repeated="16374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Ablington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E. Burgess</text:p>
          </table:table-cell>
          <table:table-cell table:style-name="ce1"/>
          <table:table-cell office:value-type="string" table:style-name="ce1">
            <text:p>https://www.dropbox.com/sh/cx7tus4mgkt9o4n/AABhgdUqBcUSWuDyK4gYgvQDa/453g.mid.mp3?raw=1</text:p>
          </table:table-cell>
          <table:table-cell table:number-columns-repeated="16374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Brackley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M. Grugeon</text:p>
          </table:table-cell>
          <table:table-cell table:style-name="ce1"/>
          <table:table-cell office:value-type="string" table:style-name="ce1">
            <text:p>https://www.dropbox.com/sh/cx7tus4mgkt9o4n/AACYwiPsB827irDntkY9SQR3a/454g.mid.mp3?raw=1</text:p>
          </table:table-cell>
          <table:table-cell table:number-columns-repeated="16374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Lamorna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rs. H.B. Cowie</text:p>
          </table:table-cell>
          <table:table-cell table:style-name="ce1"/>
          <table:table-cell office:value-type="string" table:style-name="ce1">
            <text:p>https://www.dropbox.com/sh/cx7tus4mgkt9o4n/AACIH05y8SFd3odMFVxzdoGNa/456g.mid.mp3?raw=1</text:p>
          </table:table-cell>
          <table:table-cell table:number-columns-repeated="16374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Lux Benigna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J.B. Dykes</text:p>
          </table:table-cell>
          <table:table-cell table:style-name="ce1"/>
          <table:table-cell office:value-type="string" table:style-name="ce1">
            <text:p>https://www.dropbox.com/sh/cx7tus4mgkt9o4n/AABTMVdfpo_68UvUJAZUtm-ea/457g.mid.mp3?raw=1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andon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H. Purday</text:p>
          </table:table-cell>
          <table:table-cell table:style-name="ce1"/>
          <table:table-cell office:value-type="string" table:style-name="ce1">
            <text:p>https://www.dropbox.com/sh/cx7tus4mgkt9o4n/AABHrMx8kQsFoaaQOl8w47l_a/458g.mid.mp3?raw=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Draw Me Nearer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H. Doane</text:p>
          </table:table-cell>
          <table:table-cell table:style-name="ce1"/>
          <table:table-cell office:value-type="string" table:style-name="ce1">
            <text:p>https://www.dropbox.com/sh/cx7tus4mgkt9o4n/AAAWlw7IE-lwv386aenOOjVpa/459g.mid.mp3?raw=1</text:p>
          </table:table-cell>
          <table:table-cell table:number-columns-repeated="16374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Erica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A. Evershead</text:p>
          </table:table-cell>
          <table:table-cell table:style-name="ce1"/>
          <table:table-cell office:value-type="string" table:style-name="ce1">
            <text:p>https://www.dropbox.com/sh/cx7tus4mgkt9o4n/AACF1ZtQVsfqHrt0LCoK_hLda/462g.mid.mp3?raw=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Studley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rs. D.L. Johnston</text:p>
          </table:table-cell>
          <table:table-cell table:style-name="ce1"/>
          <table:table-cell office:value-type="string" table:style-name="ce1">
            <text:p>https://www.dropbox.com/sh/cx7tus4mgkt9o4n/AABqzOX2JbSY_t94xzB61UUDa/464g.mid.mp3?raw=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Groomsport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Collins</text:p>
          </table:table-cell>
          <table:table-cell table:style-name="ce1"/>
          <table:table-cell office:value-type="string" table:style-name="ce1">
            <text:p>https://www.dropbox.com/sh/cx7tus4mgkt9o4n/AADx2RlkNtSzWNaL1zRWQSaqa/465g.mid.mp3?raw=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The Blessd Rest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Joseph Barnby</text:p>
          </table:table-cell>
          <table:table-cell table:style-name="ce1"/>
          <table:table-cell office:value-type="string" table:style-name="ce1">
            <text:p>https://www.dropbox.com/sh/cx7tus4mgkt9o4n/AADeHwKLFNwKiE8ki3PSgWZka/466g.mid.mp3?raw=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Christian's Goodnight</text:p>
          </table:table-cell>
          <table:table-cell office:value-type="float" office:value="89" table:style-name="ce1">
            <text:p>89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Ira D. Sankey</text:p>
          </table:table-cell>
          <table:table-cell table:style-name="ce1"/>
          <table:table-cell office:value-type="string" table:style-name="ce1">
            <text:p>https://www.dropbox.com/sh/cx7tus4mgkt9o4n/AACTrYprQziiPJynQQ7NlPgla/467g.mid.mp3?raw=1</text:p>
          </table:table-cell>
          <table:table-cell table:number-columns-repeated="16374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A Little While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Ira D. Sankey</text:p>
          </table:table-cell>
          <table:table-cell table:style-name="ce1"/>
          <table:table-cell office:value-type="string" table:style-name="ce1">
            <text:p>https://www.dropbox.com/sh/cx7tus4mgkt9o4n/AAA0N-2lDK55zZINSdPpbD4la/468g.mid.mp3?raw=1</text:p>
          </table:table-cell>
          <table:table-cell table:number-columns-repeated="16374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Abide With Me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.C. Maker</text:p>
          </table:table-cell>
          <table:table-cell table:style-name="ce1"/>
          <table:table-cell office:value-type="string" table:style-name="ce1">
            <text:p>https://www.dropbox.com/sh/cx7tus4mgkt9o4n/AADZRBm7WzD7rlqZ_FFnCtnGa/469g.mid.mp3?raw=1</text:p>
          </table:table-cell>
          <table:table-cell table:number-columns-repeated="16374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Alvest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BNqIfCFfBFHcCJhw5Cdnhba/470g.mid.mp3?raw=1</text:p>
          </table:table-cell>
          <table:table-cell table:number-columns-repeated="16374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Autumn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. Duckworth</text:p>
          </table:table-cell>
          <table:table-cell table:style-name="ce1"/>
          <table:table-cell office:value-type="string" table:style-name="ce1">
            <text:p>https://www.dropbox.com/sh/cx7tus4mgkt9o4n/AAC0I5Ndq_pQZw7vZq8Q-Sg3a/471g.mid.mp3?raw=1</text:p>
          </table:table-cell>
          <table:table-cell table:number-columns-repeated="16374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Aziel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Collins</text:p>
          </table:table-cell>
          <table:table-cell table:style-name="ce1"/>
          <table:table-cell office:value-type="string" table:style-name="ce1">
            <text:p>https://www.dropbox.com/sh/cx7tus4mgkt9o4n/AACqFc7BeCEICQKl5rvg15wva/472g.mid.mp3?raw=1</text:p>
          </table:table-cell>
          <table:table-cell table:number-columns-repeated="16374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Ballyclare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Collins</text:p>
          </table:table-cell>
          <table:table-cell table:style-name="ce1"/>
          <table:table-cell office:value-type="string" table:style-name="ce1">
            <text:p>https://www.dropbox.com/sh/cx7tus4mgkt9o4n/AADVez9r8XZg0glB0zaooFNCa/473g.mid.mp3?raw=1</text:p>
          </table:table-cell>
          <table:table-cell table:number-columns-repeated="16374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Belfast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R.E. Frizelle</text:p>
          </table:table-cell>
          <table:table-cell table:style-name="ce1"/>
          <table:table-cell office:value-type="string" table:style-name="ce1">
            <text:p>https://www.dropbox.com/sh/cx7tus4mgkt9o4n/AABAl-Fc3LghmG96M-3ZQoC7a/474g.mid.mp3?raw=1</text:p>
          </table:table-cell>
          <table:table-cell table:number-columns-repeated="16374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Beverley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T. McCorkell</text:p>
          </table:table-cell>
          <table:table-cell table:style-name="ce1"/>
          <table:table-cell office:value-type="string" table:style-name="ce1">
            <text:p>https://www.dropbox.com/sh/cx7tus4mgkt9o4n/AABDdIiYOUu3bBMOmkJeJV-pa/475g.mid.mp3?raw=1</text:p>
          </table:table-cell>
          <table:table-cell table:number-columns-repeated="16374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Bexley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T. Lambert</text:p>
          </table:table-cell>
          <table:table-cell table:style-name="ce1"/>
          <table:table-cell office:value-type="string" table:style-name="ce1">
            <text:p>https://www.dropbox.com/sh/cx7tus4mgkt9o4n/AACUuh2muo0SUVXR_3FTVoC_a/476g.mid.mp3?raw=1</text:p>
          </table:table-cell>
          <table:table-cell table:number-columns-repeated="16374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Birmingham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A Selection of Psalm Tunes'</text:p>
          </table:table-cell>
          <table:table-cell table:style-name="ce1"/>
          <table:table-cell office:value-type="string" table:style-name="ce1">
            <text:p>https://www.dropbox.com/sh/cx7tus4mgkt9o4n/AADHwIs_31ocZPlXC8P3uSRpa/477g.mid.mp3?raw=1</text:p>
          </table:table-cell>
          <table:table-cell table:number-columns-repeated="16374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Come unto Me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.C. Stebbins</text:p>
          </table:table-cell>
          <table:table-cell table:style-name="ce1"/>
          <table:table-cell office:value-type="string" table:style-name="ce1">
            <text:p>https://www.dropbox.com/sh/cx7tus4mgkt9o4n/AAA3OcqwAbslmkuTY3W4Syyba/478g.mid.mp3?raw=1</text:p>
          </table:table-cell>
          <table:table-cell table:number-columns-repeated="16374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Deramore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 Leflaive</text:p>
          </table:table-cell>
          <table:table-cell table:style-name="ce1"/>
          <table:table-cell office:value-type="string" table:style-name="ce1">
            <text:p>https://www.dropbox.com/sh/cx7tus4mgkt9o4n/AADOv9TMniMt84_LLdqfNe3ea/480g.mid.mp3?raw=1</text:p>
          </table:table-cell>
          <table:table-cell table:number-columns-repeated="16374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Ellers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E.J. Hopkins</text:p>
          </table:table-cell>
          <table:table-cell table:style-name="ce1"/>
          <table:table-cell office:value-type="string" table:style-name="ce1">
            <text:p>https://www.dropbox.com/sh/cx7tus4mgkt9o4n/AAAL0E-oV02aAVo2M7eAZeD5a/482g.mid.mp3?raw=1</text:p>
          </table:table-cell>
          <table:table-cell table:number-columns-repeated="16374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Ernan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Lowell Mason</text:p>
          </table:table-cell>
          <table:table-cell table:style-name="ce1"/>
          <table:table-cell office:value-type="string" table:style-name="ce1">
            <text:p>https://www.dropbox.com/sh/cx7tus4mgkt9o4n/AAAXMyOMEMZpq6QXRECXDmZxa/483g.mid.mp3?raw=1</text:p>
          </table:table-cell>
          <table:table-cell table:number-columns-repeated="16374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Eventide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W.H. Monk</text:p>
          </table:table-cell>
          <table:table-cell table:style-name="ce1"/>
          <table:table-cell office:value-type="string" table:style-name="ce1">
            <text:p>https://www.dropbox.com/sh/cx7tus4mgkt9o4n/AAAch_82-9v14-_RJRy7gl9ya/484g.mid.mp3?raw=1</text:p>
          </table:table-cell>
          <table:table-cell table:number-columns-repeated="16374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Glenartney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H. Gaskin</text:p>
          </table:table-cell>
          <table:table-cell table:style-name="ce1"/>
          <table:table-cell office:value-type="string" table:style-name="ce1">
            <text:p>https://www.dropbox.com/sh/cx7tus4mgkt9o4n/AAAam0Ni2zRPdjqu8hAMpLaga/486g.mid.mp3?raw=1</text:p>
          </table:table-cell>
          <table:table-cell table:number-columns-repeated="16374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He Loved Me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F.R. Jones</text:p>
          </table:table-cell>
          <table:table-cell table:style-name="ce1"/>
          <table:table-cell office:value-type="string" table:style-name="ce1">
            <text:p>https://www.dropbox.com/sh/cx7tus4mgkt9o4n/AABsqLaqQEXgvdk86NAvWqwZa/487g.mid.mp3?raw=1</text:p>
          </table:table-cell>
          <table:table-cell table:number-columns-repeated="16374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Heavenly Garden (Litany)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J. Maher</text:p>
          </table:table-cell>
          <table:table-cell table:style-name="ce1"/>
          <table:table-cell office:value-type="string" table:style-name="ce1">
            <text:p>https://www.dropbox.com/sh/cx7tus4mgkt9o4n/AADe8rkFdlkYZgHfgDRyXLwva/488g.mid.mp3?raw=1</text:p>
          </table:table-cell>
          <table:table-cell table:number-columns-repeated="16374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Hold Thou My Hand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P. Main</text:p>
          </table:table-cell>
          <table:table-cell table:style-name="ce1"/>
          <table:table-cell office:value-type="string" table:style-name="ce1">
            <text:p>https://www.dropbox.com/sh/cx7tus4mgkt9o4n/AADx9mE_c0slbs_Z7_G4PEbVa/489g.mid.mp3?raw=1</text:p>
          </table:table-cell>
          <table:table-cell table:number-columns-repeated="16374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In Hope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rs. H.B. Cowie</text:p>
          </table:table-cell>
          <table:table-cell table:style-name="ce1"/>
          <table:table-cell office:value-type="string" table:style-name="ce1">
            <text:p>https://www.dropbox.com/sh/cx7tus4mgkt9o4n/AABdNvC99y1ihxoNXJMJZULba/490g.mid.mp3?raw=1</text:p>
          </table:table-cell>
          <table:table-cell table:number-columns-repeated="16374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Laus Patri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Melodies and Chants'</text:p>
          </table:table-cell>
          <table:table-cell table:style-name="ce1"/>
          <table:table-cell office:value-type="string" table:style-name="ce1">
            <text:p>https://www.dropbox.com/sh/cx7tus4mgkt9o4n/AACX9p0a5zrXX6lGNQyJHg8ga/491g.mid.mp3?raw=1</text:p>
          </table:table-cell>
          <table:table-cell table:number-columns-repeated="16374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Mercedem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A.F. Gilbert</text:p>
          </table:table-cell>
          <table:table-cell table:style-name="ce1"/>
          <table:table-cell office:value-type="string" table:style-name="ce1">
            <text:p>https://www.dropbox.com/sh/cx7tus4mgkt9o4n/AACYS4Cc-AuIb2YoFEtn3wa6a/493g.mid.mp3?raw=1</text:p>
          </table:table-cell>
          <table:table-cell table:number-columns-repeated="16374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St. Agnes (Hoyland)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Langran</text:p>
          </table:table-cell>
          <table:table-cell table:style-name="ce1"/>
          <table:table-cell office:value-type="string" table:style-name="ce1">
            <text:p>https://www.dropbox.com/sh/cx7tus4mgkt9o4n/AABVulGBCpGRgJDxu2z4-_Yaa/497g.mid.mp3?raw=1</text:p>
          </table:table-cell>
          <table:table-cell table:number-columns-repeated="16374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Speranz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 Leflaive</text:p>
          </table:table-cell>
          <table:table-cell table:style-name="ce1"/>
          <table:table-cell office:value-type="string" table:style-name="ce1">
            <text:p>https://www.dropbox.com/sh/cx7tus4mgkt9o4n/AABm6QHHbdZTJdcul1VFUNANa/499g.mid.mp3?raw=1</text:p>
          </table:table-cell>
          <table:table-cell table:number-columns-repeated="16374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pes Mea in Deo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S. Warburton</text:p>
          </table:table-cell>
          <table:table-cell table:style-name="ce1"/>
          <table:table-cell office:value-type="string" table:style-name="ce1">
            <text:p>https://www.dropbox.com/sh/cx7tus4mgkt9o4n/AAD_zRkc2-Zx8BjgpKxY71FDa/500g.mid.mp3?raw=1</text:p>
          </table:table-cell>
          <table:table-cell table:number-columns-repeated="16374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The Shadow of His Wings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 Leflaive</text:p>
          </table:table-cell>
          <table:table-cell table:style-name="ce1"/>
          <table:table-cell office:value-type="string" table:style-name="ce1">
            <text:p>https://www.dropbox.com/sh/cx7tus4mgkt9o4n/AADTp0KftnYt01btULWmwPCga/501g.mid.mp3?raw=1</text:p>
          </table:table-cell>
          <table:table-cell table:number-columns-repeated="16374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Unknown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 Goudimel</text:p>
          </table:table-cell>
          <table:table-cell table:style-name="ce1"/>
          <table:table-cell office:value-type="string" table:style-name="ce1">
            <text:p>https://www.dropbox.com/sh/cx7tus4mgkt9o4n/AACh1XyqL5c0SnA6QiFZmUWxa/502g.mid.mp3?raw=1</text:p>
          </table:table-cell>
          <table:table-cell table:number-columns-repeated="16374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Trimley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'Geisliche Lied'</text:p>
          </table:table-cell>
          <table:table-cell table:style-name="ce1"/>
          <table:table-cell office:value-type="string" table:style-name="ce1">
            <text:p>https://www.dropbox.com/sh/cx7tus4mgkt9o4n/AABaE7usV_qfhgWM6lURhM0Ga/503g.mid.mp3?raw=1</text:p>
          </table:table-cell>
          <table:table-cell table:number-columns-repeated="16374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Moment by Moment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rs. Mary W. Moody</text:p>
          </table:table-cell>
          <table:table-cell table:style-name="ce1"/>
          <table:table-cell office:value-type="string" table:style-name="ce1">
            <text:p>https://www.dropbox.com/sh/cx7tus4mgkt9o4n/AAApegC0bnTCxkfBfcnnwm0pa/505g.mid.mp3?raw=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It is Well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P.P. Bliss</text:p>
          </table:table-cell>
          <table:table-cell table:style-name="ce1"/>
          <table:table-cell office:value-type="string" table:style-name="ce1">
            <text:p>https://www.dropbox.com/sh/cx7tus4mgkt9o4n/AADpTkEoosDp5FJLBfr_mIDya/513g.mid.mp3?raw=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The Way of Peace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P. Aven</text:p>
          </table:table-cell>
          <table:table-cell table:style-name="ce1"/>
          <table:table-cell office:value-type="string" table:style-name="ce1">
            <text:p>https://www.dropbox.com/sh/cx7tus4mgkt9o4n/AACf6Zkv3K-0kRGWrPgBbatsa/514g.mid.mp3?raw=1</text:p>
          </table:table-cell>
          <table:table-cell table:number-columns-repeated="16374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Berlin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rom Mendelssohn</text:p>
          </table:table-cell>
          <table:table-cell table:style-name="ce1"/>
          <table:table-cell office:value-type="string" table:style-name="ce1">
            <text:p>https://www.dropbox.com/sh/cx7tus4mgkt9o4n/AAC1qBgRuZjQJfLZgsunnaKSa/516g.mid.mp3?raw=1</text:p>
          </table:table-cell>
          <table:table-cell table:number-columns-repeated="16374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Even So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A.P. Gipps</text:p>
          </table:table-cell>
          <table:table-cell table:style-name="ce1"/>
          <table:table-cell office:value-type="string" table:style-name="ce1">
            <text:p>https://www.dropbox.com/sh/cx7tus4mgkt9o4n/AACAA8EamcbCuQYVmXxr4vHBa/517g.mid.mp3?raw=1</text:p>
          </table:table-cell>
          <table:table-cell table:number-columns-repeated="16374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Heavenly Glory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Chafik9FmDp4W6IEgmmzRBa/518g.mid.mp3?raw=1</text:p>
          </table:table-cell>
          <table:table-cell table:number-columns-repeated="16374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O Perfect Love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Joseph Barnby</text:p>
          </table:table-cell>
          <table:table-cell table:style-name="ce1"/>
          <table:table-cell office:value-type="string" table:style-name="ce1">
            <text:p>https://www.dropbox.com/sh/cx7tus4mgkt9o4n/AAA4BDCZk3bPRZ-BZ_VH0nXZa/519g.mid.mp3?raw=1</text:p>
          </table:table-cell>
          <table:table-cell table:number-columns-repeated="16374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Rhys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J. Evans</text:p>
          </table:table-cell>
          <table:table-cell table:style-name="ce1"/>
          <table:table-cell office:value-type="string" table:style-name="ce1">
            <text:p>https://www.dropbox.com/sh/cx7tus4mgkt9o4n/AAAFI-XDHqT1ihg6oDmJYb92a/520g.mid.mp3?raw=1</text:p>
          </table:table-cell>
          <table:table-cell table:number-columns-repeated="16374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Boyle Street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rs. E. Ellis</text:p>
          </table:table-cell>
          <table:table-cell table:style-name="ce1"/>
          <table:table-cell office:value-type="string" table:style-name="ce1">
            <text:p>https://www.dropbox.com/sh/cx7tus4mgkt9o4n/AABrWuVIRrpi04RxdY_h-TpKa/522g.mid.mp3?raw=1</text:p>
          </table:table-cell>
          <table:table-cell table:number-columns-repeated="16374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Doranne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rs. H.B. Cowie</text:p>
          </table:table-cell>
          <table:table-cell table:style-name="ce1"/>
          <table:table-cell office:value-type="string" table:style-name="ce1">
            <text:p>https://www.dropbox.com/sh/cx7tus4mgkt9o4n/AAC9-Z1bW_ZVR0FyuW-A4JPSa/523g.mid.mp3?raw=1</text:p>
          </table:table-cell>
          <table:table-cell table:number-columns-repeated="16374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Epiphany Hymn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F. Thrupp</text:p>
          </table:table-cell>
          <table:table-cell table:style-name="ce1"/>
          <table:table-cell office:value-type="string" table:style-name="ce1">
            <text:p>https://www.dropbox.com/sh/cx7tus4mgkt9o4n/AADhnxHpMvXGkLr2itqjYqNfa/524g.mid.mp3?raw=1</text:p>
          </table:table-cell>
          <table:table-cell table:number-columns-repeated="16374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O Quanta Qualia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La Feillee Methode</text:p>
          </table:table-cell>
          <table:table-cell table:style-name="ce1"/>
          <table:table-cell office:value-type="string" table:style-name="ce1">
            <text:p>https://www.dropbox.com/sh/cx7tus4mgkt9o4n/AAAIrf79MYzn6orb7K_XmpLaa/526g.mid.mp3?raw=1</text:p>
          </table:table-cell>
          <table:table-cell table:number-columns-repeated="16374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Predestination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B.D. Brooks</text:p>
          </table:table-cell>
          <table:table-cell table:style-name="ce1"/>
          <table:table-cell office:value-type="string" table:style-name="ce1">
            <text:p>https://www.dropbox.com/sh/cx7tus4mgkt9o4n/AAC8IRTYQyLkojYmQlJZiGlOa/527g.mid.mp3?raw=1</text:p>
          </table:table-cell>
          <table:table-cell table:number-columns-repeated="16374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kelton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F.T. Wigram</text:p>
          </table:table-cell>
          <table:table-cell table:style-name="ce1"/>
          <table:table-cell office:value-type="string" table:style-name="ce1">
            <text:p>https://www.dropbox.com/sh/cx7tus4mgkt9o4n/AABeMFOuie3XoIz_nhwefin0a/528g.mid.mp3?raw=1</text:p>
          </table:table-cell>
          <table:table-cell table:number-columns-repeated="16374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Springfield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H.J. Gauntlett</text:p>
          </table:table-cell>
          <table:table-cell table:style-name="ce1"/>
          <table:table-cell office:value-type="string" table:style-name="ce1">
            <text:p>https://www.dropbox.com/sh/cx7tus4mgkt9o4n/AACzaFqaaPmv7O6axAowL71Oa/529g.mid.mp3?raw=1</text:p>
          </table:table-cell>
          <table:table-cell table:number-columns-repeated="16374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Stachys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T. Collins</text:p>
          </table:table-cell>
          <table:table-cell table:style-name="ce1"/>
          <table:table-cell office:value-type="string" table:style-name="ce1">
            <text:p>https://www.dropbox.com/sh/cx7tus4mgkt9o4n/AABn-Dh_Wulkv3RPWt2GJ6eGa/530g.mid.mp3?raw=1</text:p>
          </table:table-cell>
          <table:table-cell table:number-columns-repeated="16374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Pilgrims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T. Smart</text:p>
          </table:table-cell>
          <table:table-cell table:style-name="ce1"/>
          <table:table-cell office:value-type="string" table:style-name="ce1">
            <text:p>https://www.dropbox.com/sh/cx7tus4mgkt9o4n/AAA8wSh-7Am5pm80_IYrL8cma/531g.mid.mp3?raw=1</text:p>
          </table:table-cell>
          <table:table-cell table:number-columns-repeated="16374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Bow Street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I.E. Rummery</text:p>
          </table:table-cell>
          <table:table-cell table:style-name="ce1"/>
          <table:table-cell office:value-type="string" table:style-name="ce1">
            <text:p>https://www.dropbox.com/sh/cx7tus4mgkt9o4n/AACMbcwxtrM-i-0FSAblyHyPa/532g.mid.mp3?raw=1</text:p>
          </table:table-cell>
          <table:table-cell table:number-columns-repeated="16374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Bury Thy Sorrow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P.P. Bliss</text:p>
          </table:table-cell>
          <table:table-cell table:style-name="ce1"/>
          <table:table-cell office:value-type="string" table:style-name="ce1">
            <text:p>https://www.dropbox.com/sh/cx7tus4mgkt9o4n/AACSlNanZGgnT2os5c6o0rL9a/533g.mid.mp3?raw=1</text:p>
          </table:table-cell>
          <table:table-cell table:number-columns-repeated="16374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Longstaff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G.C. Stebbins</text:p>
          </table:table-cell>
          <table:table-cell table:style-name="ce1"/>
          <table:table-cell office:value-type="string" table:style-name="ce1">
            <text:p>https://www.dropbox.com/sh/cx7tus4mgkt9o4n/AACJ0RsgJb50W73ie5mf6EcPa/535g.mid.mp3?raw=1</text:p>
          </table:table-cell>
          <table:table-cell table:number-columns-repeated="16374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St. Denio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elch Hymn Melody</text:p>
          </table:table-cell>
          <table:table-cell table:style-name="ce1"/>
          <table:table-cell office:value-type="string" table:style-name="ce1">
            <text:p>https://www.dropbox.com/sh/cx7tus4mgkt9o4n/AAAdSqv0p5M5HH0-fKJ4qEhZa/536g.mid.mp3?raw=1</text:p>
          </table:table-cell>
          <table:table-cell table:number-columns-repeated="16374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To God Be the Glory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W.H. Doane</text:p>
          </table:table-cell>
          <table:table-cell table:style-name="ce1"/>
          <table:table-cell office:value-type="string" table:style-name="ce1">
            <text:p>https://www.dropbox.com/sh/cx7tus4mgkt9o4n/AADH7nWyGU9BxSMHBIWVpABMa/537g.mid.mp3?raw=1</text:p>
          </table:table-cell>
          <table:table-cell table:number-columns-repeated="16374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Elim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Davis</text:p>
          </table:table-cell>
          <table:table-cell table:style-name="ce1"/>
          <table:table-cell office:value-type="string" table:style-name="ce1">
            <text:p>https://www.dropbox.com/sh/cx7tus4mgkt9o4n/AADPBVqdQckthoFTLqe-sbE-a/538g.mid.mp3?raw=1</text:p>
          </table:table-cell>
          <table:table-cell table:number-columns-repeated="16374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Hermas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F.R. Havergal</text:p>
          </table:table-cell>
          <table:table-cell table:style-name="ce1"/>
          <table:table-cell office:value-type="string" table:style-name="ce1">
            <text:p>https://www.dropbox.com/sh/cx7tus4mgkt9o4n/AACZhzrVSGRealah6MdA5Fyga/539g.mid.mp3?raw=1</text:p>
          </table:table-cell>
          <table:table-cell table:number-columns-repeated="16374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Look Away To Jesus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P.P. Bliss</text:p>
          </table:table-cell>
          <table:table-cell table:style-name="ce1"/>
          <table:table-cell office:value-type="string" table:style-name="ce1">
            <text:p>https://www.dropbox.com/sh/cx7tus4mgkt9o4n/AAD0aDWGK-6MhzajcsJ-5Knsa/540g.mid.mp3?raw=1</text:p>
          </table:table-cell>
          <table:table-cell table:number-columns-repeated="16374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Lyndhurst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F.W. Hunt</text:p>
          </table:table-cell>
          <table:table-cell table:style-name="ce1"/>
          <table:table-cell office:value-type="string" table:style-name="ce1">
            <text:p>https://www.dropbox.com/sh/cx7tus4mgkt9o4n/AAAUdJV0r0ocqXimnA5ToKuOa/541g.mid.mp3?raw=1</text:p>
          </table:table-cell>
          <table:table-cell table:number-columns-repeated="16374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The Coming King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C.T. Lambert</text:p>
          </table:table-cell>
          <table:table-cell table:style-name="ce1"/>
          <table:table-cell office:value-type="string" table:style-name="ce1">
            <text:p>https://www.dropbox.com/sh/cx7tus4mgkt9o4n/AACRPamWNV9ZKHnFNSo0qa7za/543g.mid.mp3?raw=1</text:p>
          </table:table-cell>
          <table:table-cell table:number-columns-repeated="16374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Watching and Waiting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P. Blanche</text:p>
          </table:table-cell>
          <table:table-cell table:style-name="ce1"/>
          <table:table-cell office:value-type="string" table:style-name="ce1">
            <text:p>https://www.dropbox.com/sh/cx7tus4mgkt9o4n/AACztWFfyIEZybAE8UPcZHXZa/544g.mid.mp3?raw=1</text:p>
          </table:table-cell>
          <table:table-cell table:number-columns-repeated="16374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Detroit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CC3M2mKvkhrc3WhQvaeGD2a/545g.mid.mp3?raw=1</text:p>
          </table:table-cell>
          <table:table-cell table:number-columns-repeated="16374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Nicea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Dr. J.B. Dykes</text:p>
          </table:table-cell>
          <table:table-cell table:style-name="ce1"/>
          <table:table-cell office:value-type="string" table:style-name="ce1">
            <text:p>https://www.dropbox.com/sh/cx7tus4mgkt9o4n/AADVfxRGmojPncCkmDo21fwua/546g.mid.mp3?raw=1</text:p>
          </table:table-cell>
          <table:table-cell table:number-columns-repeated="16374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Raemond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D.A. Elderton</text:p>
          </table:table-cell>
          <table:table-cell table:style-name="ce1"/>
          <table:table-cell office:value-type="string" table:style-name="ce1">
            <text:p>https://www.dropbox.com/sh/cx7tus4mgkt9o4n/AABRFyUxrAtpuU-DdsCbYDioa/547g.mid.mp3?raw=1</text:p>
          </table:table-cell>
          <table:table-cell table:number-columns-repeated="16374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Trinity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A. Stone</text:p>
          </table:table-cell>
          <table:table-cell table:style-name="ce1"/>
          <table:table-cell office:value-type="string" table:style-name="ce1">
            <text:p>https://www.dropbox.com/sh/cx7tus4mgkt9o4n/AACAFliUMTWuyoD9Im1cbGPMa/548g.mid.mp3?raw=1</text:p>
          </table:table-cell>
          <table:table-cell table:number-columns-repeated="16374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Passion Chorale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H.L. Hassler</text:p>
          </table:table-cell>
          <table:table-cell table:style-name="ce1"/>
          <table:table-cell office:value-type="string" table:style-name="ce1">
            <text:p>https://www.dropbox.com/sh/cx7tus4mgkt9o4n/AABQLnKQnrvhb5P4L61-MJMna/549g.mid.mp3?raw=1</text:p>
          </table:table-cell>
          <table:table-cell table:number-columns-repeated="16374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Exaltation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Miss S.M. Walker</text:p>
          </table:table-cell>
          <table:table-cell table:style-name="ce1"/>
          <table:table-cell office:value-type="float" office:value="0" table:formula="of:=#N/A" table:style-name="ce1">
            <text:p>#N/A</text:p>
          </table:table-cell>
          <table:table-cell table:number-columns-repeated="16374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Victory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. Neander</text:p>
          </table:table-cell>
          <table:table-cell table:style-name="ce1"/>
          <table:table-cell office:value-type="string" table:style-name="ce1">
            <text:p>https://www.dropbox.com/sh/cx7tus4mgkt9o4n/AACy3o9Imz1kOLJ4c3pd6lk9a/551g.mid.mp3?raw=1</text:p>
          </table:table-cell>
          <table:table-cell table:number-columns-repeated="16374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Ingleside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Josiah Booth</text:p>
          </table:table-cell>
          <table:table-cell table:style-name="ce1"/>
          <table:table-cell office:value-type="string" table:style-name="ce1">
            <text:p>https://www.dropbox.com/sh/cx7tus4mgkt9o4n/AAApmOE8TR0r_4N2SnmG7Vaza/553g.mid.mp3?raw=1</text:p>
          </table:table-cell>
          <table:table-cell table:number-columns-repeated="16374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St. Sylvester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LFTB</text:p>
          </table:table-cell>
          <table:table-cell office:value-type="string" table:style-name="ce1">
            <text:p>Green Book</text:p>
          </table:table-cell>
          <table:table-cell office:value-type="string" table:style-name="ce1">
            <text:p>Sir Joseph Barnby</text:p>
          </table:table-cell>
          <table:table-cell table:style-name="ce1"/>
          <table:table-cell office:value-type="string" table:style-name="ce1">
            <text:p>https://www.dropbox.com/sh/cx7tus4mgkt9o4n/AACjSW6p338ahWqRpSUCeU-1a/554g.mid.mp3?raw=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l Hail!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rs. J.H. Cuckney</text:p>
          </table:table-cell>
          <table:table-cell table:style-name="ce1"/>
          <table:table-cell office:value-type="string" table:style-name="ce1">
            <text:p>https://www.dropbox.com/sh/cx7tus4mgkt9o4n/AADlo7jLCuNbjulxBSmvtbY5a/1r.mid.mp3?raw=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dingley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. Colley</text:p>
          </table:table-cell>
          <table:table-cell table:style-name="ce1"/>
          <table:table-cell office:value-type="string" table:style-name="ce1">
            <text:p>https://www.dropbox.com/sh/cx7tus4mgkt9o4n/AACIgD545GM_7t2sYkgQ9--ja/2r.mid.mp3?raw=1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er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A. Johannson</text:p>
          </table:table-cell>
          <table:table-cell table:style-name="ce1"/>
          <table:table-cell office:value-type="string" table:style-name="ce1">
            <text:p>https://www.dropbox.com/sh/cx7tus4mgkt9o4n/AADiM5SdtRkf05_974m7h5Iia/3r.mid.mp3?raw=1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ckland (Rest)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Bishop Handley Moule</text:p>
          </table:table-cell>
          <table:table-cell table:style-name="ce1"/>
          <table:table-cell office:value-type="string" table:style-name="ce1">
            <text:p>https://www.dropbox.com/sh/cx7tus4mgkt9o4n/AADvuFbqMgfenqYC8KX_Q-nca/4r.mid.mp3?raw=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lgrave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William Horsley</text:p>
          </table:table-cell>
          <table:table-cell table:style-name="ce1"/>
          <table:table-cell office:value-type="string" table:style-name="ce1">
            <text:p>https://www.dropbox.com/sh/cx7tus4mgkt9o4n/AAA33_vLqJ5WYVOKyPAbw5_Aa/5r.mid.mp3?raw=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ishopthorpe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eremiah Clark</text:p>
          </table:table-cell>
          <table:table-cell table:style-name="ce1"/>
          <table:table-cell office:value-type="string" table:style-name="ce1">
            <text:p>https://www.dropbox.com/sh/cx7tus4mgkt9o4n/AAAetPb2BwfMc_udiaZRlm9_a/6r.mid.mp3?raw=1</text:p>
          </table:table-cell>
          <table:table-cell table:number-columns-repeated="16374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phesus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CK6l_JyxjNV0ScKznKe3DLa/11r.mid.mp3?raw=1</text:p>
          </table:table-cell>
          <table:table-cell table:number-columns-repeated="16374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Jerusalem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T.W. Staniforth</text:p>
          </table:table-cell>
          <table:table-cell table:style-name="ce1"/>
          <table:table-cell office:value-type="string" table:style-name="ce1">
            <text:p>https://www.dropbox.com/sh/cx7tus4mgkt9o4n/AAARAms4RjTmobfwqMQfiLsxa/15r.mid.mp3?raw=1</text:p>
          </table:table-cell>
          <table:table-cell table:number-columns-repeated="1637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lumstead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J. Judd</text:p>
          </table:table-cell>
          <table:table-cell table:style-name="ce1"/>
          <table:table-cell office:value-type="string" table:style-name="ce1">
            <text:p>https://www.dropbox.com/sh/cx7tus4mgkt9o4n/AACGlAz-FrvGreDsJAjY_8Xta/16r.mid.mp3?raw=1</text:p>
          </table:table-cell>
          <table:table-cell table:number-columns-repeated="16374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Quo Vadis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DzrQjPG94088BWp116SoTca/17r.mid.mp3?raw=1</text:p>
          </table:table-cell>
          <table:table-cell table:number-columns-repeated="16374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gina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A.H. McNie</text:p>
          </table:table-cell>
          <table:table-cell table:style-name="ce1"/>
          <table:table-cell office:value-type="string" table:style-name="ce1">
            <text:p>https://www.dropbox.com/sh/cx7tus4mgkt9o4n/AAB288FKNcSW5uvT_vFUVhdMa/18r.mid.mp3?raw=1</text:p>
          </table:table-cell>
          <table:table-cell table:number-columns-repeated="16374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t. Alban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D1Ttd9zz4gpNbSFxklcCZra/19r.mid.mp3?raw=1</text:p>
          </table:table-cell>
          <table:table-cell table:number-columns-repeated="16374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preme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F.R. Jones</text:p>
          </table:table-cell>
          <table:table-cell table:style-name="ce1"/>
          <table:table-cell office:value-type="string" table:style-name="ce1">
            <text:p>https://www.dropbox.com/sh/cx7tus4mgkt9o4n/AAADk8GmvBdkabNpfCeGpxpma/20r.mid.mp3?raw=1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odewan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A.G. Bagnall</text:p>
          </table:table-cell>
          <table:table-cell table:style-name="ce1"/>
          <table:table-cell office:value-type="string" table:style-name="ce1">
            <text:p>https://www.dropbox.com/sh/cx7tus4mgkt9o4n/AABY_99ZvPUEDPyLpRJpPx2qa/21r.mid.mp3?raw=1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Broadmead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ric Burgess</text:p>
          </table:table-cell>
          <table:table-cell table:style-name="ce1"/>
          <table:table-cell office:value-type="string" table:style-name="ce1">
            <text:p>https://www.dropbox.com/sh/cx7tus4mgkt9o4n/AAAds722uYekWq3ikkELlMH0a/22r.mid.mp3?raw=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ana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L.O. Emerson</text:p>
          </table:table-cell>
          <table:table-cell table:style-name="ce1"/>
          <table:table-cell office:value-type="string" table:style-name="ce1">
            <text:p>https://www.dropbox.com/sh/cx7tus4mgkt9o4n/AAAxi9lygbMr1HgH6e1UgoY7a/23r.mid.mp3?raw=1</text:p>
          </table:table-cell>
          <table:table-cell table:number-columns-repeated="16374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lowing Stream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BqB3y1TjbNQrcKgI2qHdIaa/24r.mid.mp3?raw=1</text:p>
          </table:table-cell>
          <table:table-cell table:number-columns-repeated="16374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I Came a Wanderer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Ira D. Sankey</text:p>
          </table:table-cell>
          <table:table-cell table:style-name="ce1"/>
          <table:table-cell office:value-type="string" table:style-name="ce1">
            <text:p>https://www.dropbox.com/sh/cx7tus4mgkt9o4n/AACkIA7gRiB5Dqjz2fmT6ri4a/25r.mid.mp3?raw=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rizona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r. R.H. Earnshaw</text:p>
          </table:table-cell>
          <table:table-cell table:style-name="ce1"/>
          <table:table-cell office:value-type="string" table:style-name="ce1">
            <text:p>https://www.dropbox.com/sh/cx7tus4mgkt9o4n/AAARGhCRCfWlHNsriaRjuUXOa/26r.mid.mp3?raw=1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Bangor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.E. Frizelle</text:p>
          </table:table-cell>
          <table:table-cell table:style-name="ce1"/>
          <table:table-cell office:value-type="string" table:style-name="ce1">
            <text:p>https://www.dropbox.com/sh/cx7tus4mgkt9o4n/AABPN16cBNfl9hxnneQsAyCJa/27r.mid.mp3?raw=1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Beth-Aven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BQPtD99GMymLnLGHh1XZ3Xa/28r.mid.mp3?raw=1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hasid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Dr7Pfui9rBdB6vnOtx8rBJa/29r.mid.mp3?raw=1</text:p>
          </table:table-cell>
          <table:table-cell table:number-columns-repeated="1637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astbourne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C.T. Lambers</text:p>
          </table:table-cell>
          <table:table-cell table:style-name="ce1"/>
          <table:table-cell office:value-type="string" table:style-name="ce1">
            <text:p>https://www.dropbox.com/sh/cx7tus4mgkt9o4n/AABcmKX2NKUx1tivI6dGP3gBa/30r.mid.mp3?raw=1</text:p>
          </table:table-cell>
          <table:table-cell table:number-columns-repeated="1637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cce Homo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C901oBXlQCeAQs0G5iHQ__a/31r.mid.mp3?raw=1</text:p>
          </table:table-cell>
          <table:table-cell table:number-columns-repeated="16374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German Tunes (1952) No. 135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CivBoT07jz8Bv6asB0qp8qa/32r.mid.mp3?raw=1</text:p>
          </table:table-cell>
          <table:table-cell table:number-columns-repeated="16374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German Tunes (1952) No. 143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A-7MgGbWy-quNgKpKLbdTxa/33r.mid.mp3?raw=1</text:p>
          </table:table-cell>
          <table:table-cell table:number-columns-repeated="16374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Harbour Head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Simon Flett</text:p>
          </table:table-cell>
          <table:table-cell table:style-name="ce1"/>
          <table:table-cell office:value-type="string" table:style-name="ce1">
            <text:p>https://www.dropbox.com/sh/cx7tus4mgkt9o4n/AACFGVOko6dulJPfXB85kHu4a/34r.mid.mp3?raw=1</text:p>
          </table:table-cell>
          <table:table-cell table:number-columns-repeated="16374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Lasus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r. A.H. Mann</text:p>
          </table:table-cell>
          <table:table-cell table:style-name="ce1"/>
          <table:table-cell office:value-type="string" table:style-name="ce1">
            <text:p>https://www.dropbox.com/sh/cx7tus4mgkt9o4n/AAAf1zJSxUvx8W1lj6BZhYm4a/35r.mid.mp3?raw=1</text:p>
          </table:table-cell>
          <table:table-cell table:number-columns-repeated="16374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Llef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riffiths H. Jones</text:p>
          </table:table-cell>
          <table:table-cell table:style-name="ce1"/>
          <table:table-cell office:value-type="string" table:style-name="ce1">
            <text:p>https://www.dropbox.com/sh/cx7tus4mgkt9o4n/AAAlwf_1dKLcDg1gVZwuZzgIa/36r.mid.mp3?raw=1</text:p>
          </table:table-cell>
          <table:table-cell table:number-columns-repeated="16374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Meira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A.H. Lee</text:p>
          </table:table-cell>
          <table:table-cell table:style-name="ce1"/>
          <table:table-cell office:value-type="string" table:style-name="ce1">
            <text:p>https://www.dropbox.com/sh/cx7tus4mgkt9o4n/AABQaMxuCfro9ZVxaKDQbAQXa/37r.mid.mp3?raw=1</text:p>
          </table:table-cell>
          <table:table-cell table:number-columns-repeated="16374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Retreat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r. Thomas Hastings</text:p>
          </table:table-cell>
          <table:table-cell table:style-name="ce1"/>
          <table:table-cell office:value-type="string" table:style-name="ce1">
            <text:p>https://www.dropbox.com/sh/cx7tus4mgkt9o4n/AACRf-1XnW9qO-P1cjx0PRlMa/38r.mid.mp3?raw=1</text:p>
          </table:table-cell>
          <table:table-cell table:number-columns-repeated="16374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ilver Hill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F.C. Maker</text:p>
          </table:table-cell>
          <table:table-cell office:value-type="string" table:style-name="ce1">
            <text:p>Copyright. <text:s/>By permission of Geo. Taylor, The Cross Printing Works, Stainland</text:p>
          </table:table-cell>
          <table:table-cell office:value-type="string" table:style-name="ce1">
            <text:p>https://www.dropbox.com/sh/cx7tus4mgkt9o4n/AACjiNSUGENxkpoDLs7HCNj5a/39r.mid.mp3?raw=1</text:p>
          </table:table-cell>
          <table:table-cell table:number-columns-repeated="16374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Trenwood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.J. Sims</text:p>
          </table:table-cell>
          <table:table-cell table:style-name="ce1"/>
          <table:table-cell office:value-type="string" table:style-name="ce1">
            <text:p>https://www.dropbox.com/sh/cx7tus4mgkt9o4n/AADWPnEPy8WOn1FRl60ld2tQa/40r.mid.mp3?raw=1</text:p>
          </table:table-cell>
          <table:table-cell table:number-columns-repeated="16374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Julian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F.C. Maker</text:p>
          </table:table-cell>
          <table:table-cell table:style-name="ce1"/>
          <table:table-cell office:value-type="string" table:style-name="ce1">
            <text:p>https://www.dropbox.com/sh/cx7tus4mgkt9o4n/AACNzJ2gh4BhuHCmm8nvENLea/41r.mid.mp3?raw=1</text:p>
          </table:table-cell>
          <table:table-cell table:number-columns-repeated="16374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Philologus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Dv9_kQN5coSWSwjvhCobXaa/42r.mid.mp3?raw=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issbury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A.E. Houseman</text:p>
          </table:table-cell>
          <table:table-cell table:style-name="ce1"/>
          <table:table-cell office:value-type="string" table:style-name="ce1">
            <text:p>https://www.dropbox.com/sh/cx7tus4mgkt9o4n/AABsVOfrXGXqEJAAupCoe2AGa/43r.mid.mp3?raw=1</text:p>
          </table:table-cell>
          <table:table-cell table:number-columns-repeated="16374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Hadley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.A. Evershead</text:p>
          </table:table-cell>
          <table:table-cell table:style-name="ce1"/>
          <table:table-cell office:value-type="string" table:style-name="ce1">
            <text:p>https://www.dropbox.com/sh/cx7tus4mgkt9o4n/AADqVix9RUM1JrIw8UTHlXYZa/44r.mid.mp3?raw=1</text:p>
          </table:table-cell>
          <table:table-cell table:number-columns-repeated="16374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Jedutun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C6_vc5j0lnxWrx3bC_rYdUa/45r.mid.mp3?raw=1</text:p>
          </table:table-cell>
          <table:table-cell table:number-columns-repeated="16374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Little Langdale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. Alan Clarke (1962)</text:p>
          </table:table-cell>
          <table:table-cell table:style-name="ce1"/>
          <table:table-cell office:value-type="string" table:style-name="ce1">
            <text:p>https://www.dropbox.com/sh/cx7tus4mgkt9o4n/AAA-4ehujgqB5IzTZ9ynCUCxa/46r.mid.mp3?raw=1</text:p>
          </table:table-cell>
          <table:table-cell table:number-columns-repeated="16374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atience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F.R. Jones</text:p>
          </table:table-cell>
          <table:table-cell table:style-name="ce1"/>
          <table:table-cell office:value-type="string" table:style-name="ce1">
            <text:p>https://www.dropbox.com/sh/cx7tus4mgkt9o4n/AAA3PPSfTlBEeajPLVmC4wExa/47r.mid.mp3?raw=1</text:p>
          </table:table-cell>
          <table:table-cell table:number-columns-repeated="16374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t. Paul's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Sir John Stainer</text:p>
          </table:table-cell>
          <table:table-cell table:style-name="ce1"/>
          <table:table-cell office:value-type="string" table:style-name="ce1">
            <text:p>https://www.dropbox.com/sh/cx7tus4mgkt9o4n/AADjAPsAKfKWXKJ8SU3ykeaIa/48r.mid.mp3?raw=1</text:p>
          </table:table-cell>
          <table:table-cell table:number-columns-repeated="16374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erenity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C. Bryan</text:p>
          </table:table-cell>
          <table:table-cell table:style-name="ce1"/>
          <table:table-cell office:value-type="string" table:style-name="ce1">
            <text:p>https://www.dropbox.com/sh/cx7tus4mgkt9o4n/AADKaBOhgwp1-lGcmPFZBE7Qa/49r.mid.mp3?raw=1</text:p>
          </table:table-cell>
          <table:table-cell table:number-columns-repeated="16374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pward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rs. J.A. Lambert</text:p>
          </table:table-cell>
          <table:table-cell table:style-name="ce1"/>
          <table:table-cell office:value-type="string" table:style-name="ce1">
            <text:p>https://www.dropbox.com/sh/cx7tus4mgkt9o4n/AAAab5cDZESa39ibrw6zkAuca/50r.mid.mp3?raw=1</text:p>
          </table:table-cell>
          <table:table-cell table:number-columns-repeated="1637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Damascus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BKGOBETBzkl97qEV7b1o_Ba/51r.mid.mp3?raw=1</text:p>
          </table:table-cell>
          <table:table-cell table:number-columns-repeated="16374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Revival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W.H. Doane</text:p>
          </table:table-cell>
          <table:table-cell table:style-name="ce1"/>
          <table:table-cell office:value-type="string" table:style-name="ce1">
            <text:p>https://www.dropbox.com/sh/cx7tus4mgkt9o4n/AAASLLvAUqqJIuGHHU0aqebxa/52r.mid.mp3?raw=1</text:p>
          </table:table-cell>
          <table:table-cell table:number-columns-repeated="16374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Woldingham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chael Lewis (1963)</text:p>
          </table:table-cell>
          <table:table-cell table:style-name="ce1"/>
          <table:table-cell office:value-type="string" table:style-name="ce1">
            <text:p>https://www.dropbox.com/sh/cx7tus4mgkt9o4n/AAD2s3mo1w631_djnMDrfyDBa/53r.mid.mp3?raw=1</text:p>
          </table:table-cell>
          <table:table-cell table:number-columns-repeated="16374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El Elyon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ChXNceQZq8IyHdHFHimOeBa/54r.mid.mp3?raw=1</text:p>
          </table:table-cell>
          <table:table-cell table:number-columns-repeated="16374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Omnipotent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. Alan Clarke (1962)</text:p>
          </table:table-cell>
          <table:table-cell table:style-name="ce1"/>
          <table:table-cell office:value-type="string" table:style-name="ce1">
            <text:p>https://www.dropbox.com/sh/cx7tus4mgkt9o4n/AACQX-lcu1iv-BDwGvWY91k7a/55r.mid.mp3?raw=1</text:p>
          </table:table-cell>
          <table:table-cell table:number-columns-repeated="16374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Prenton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F.H. Parkes</text:p>
          </table:table-cell>
          <table:table-cell table:style-name="ce1"/>
          <table:table-cell office:value-type="string" table:style-name="ce1">
            <text:p>https://www.dropbox.com/sh/cx7tus4mgkt9o4n/AACSI1qMCCBNeAgBuWqh1xtLa/56r.mid.mp3?raw=1</text:p>
          </table:table-cell>
          <table:table-cell table:number-columns-repeated="16374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plendor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Peter Blanche</text:p>
          </table:table-cell>
          <table:table-cell table:style-name="ce1"/>
          <table:table-cell office:value-type="string" table:style-name="ce1">
            <text:p>https://www.dropbox.com/sh/cx7tus4mgkt9o4n/AADErirwTzw7jQT3Ewrx11bma/57r.mid.mp3?raw=1</text:p>
          </table:table-cell>
          <table:table-cell table:number-columns-repeated="16374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mmit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A-HRJAWpDc2kR-CN5zSUjua/58r.mid.mp3?raw=1</text:p>
          </table:table-cell>
          <table:table-cell table:number-columns-repeated="16374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Willoughby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chael Lewis (1963)</text:p>
          </table:table-cell>
          <table:table-cell table:style-name="ce1"/>
          <table:table-cell office:value-type="string" table:style-name="ce1">
            <text:p>https://www.dropbox.com/sh/cx7tus4mgkt9o4n/AADDiHhWhrM-liW8RUZ9ADYna/59r.mid.mp3?raw=1</text:p>
          </table:table-cell>
          <table:table-cell table:number-columns-repeated="16374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scrutable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CEuNpG1inky0YG3SbdnTdfa/60r.mid.mp3?raw=1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ll in All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Sir George C. Martin</text:p>
          </table:table-cell>
          <table:table-cell table:style-name="ce1"/>
          <table:table-cell office:value-type="string" table:style-name="ce1">
            <text:p>https://www.dropbox.com/sh/cx7tus4mgkt9o4n/AAC9hx98ApWqGxcgtSbbK6oZa/61r.mid.mp3?raw=1</text:p>
          </table:table-cell>
          <table:table-cell table:number-columns-repeated="1637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me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H.F. Morley</text:p>
          </table:table-cell>
          <table:table-cell table:style-name="ce1"/>
          <table:table-cell office:value-type="string" table:style-name="ce1">
            <text:p>https://www.dropbox.com/sh/cx7tus4mgkt9o4n/AABKW_7pZi_PFy344n_M9H_sa/62r.mid.mp3?raw=1</text:p>
          </table:table-cell>
          <table:table-cell table:number-columns-repeated="1637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ulzean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DanftOekAi-6T7V8DsB0lpa/63r.mid.mp3?raw=1</text:p>
          </table:table-cell>
          <table:table-cell table:number-columns-repeated="16374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Linnwood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Alastair Millar</text:p>
          </table:table-cell>
          <table:table-cell table:style-name="ce1"/>
          <table:table-cell office:value-type="string" table:style-name="ce1">
            <text:p>https://www.dropbox.com/sh/cx7tus4mgkt9o4n/AAAMlq2tty99a0hooWoir2lxa/64r.mid.mp3?raw=1</text:p>
          </table:table-cell>
          <table:table-cell table:number-columns-repeated="16374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Oakleigh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.A. Evershead</text:p>
          </table:table-cell>
          <table:table-cell table:style-name="ce1"/>
          <table:table-cell office:value-type="string" table:style-name="ce1">
            <text:p>https://www.dropbox.com/sh/cx7tus4mgkt9o4n/AAAiViPLwMudA7APU0NK-RHIa/65r.mid.mp3?raw=1</text:p>
          </table:table-cell>
          <table:table-cell table:number-columns-repeated="16374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empestas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Thomas Langton</text:p>
          </table:table-cell>
          <table:table-cell table:style-name="ce1"/>
          <table:table-cell office:value-type="string" table:style-name="ce1">
            <text:p>https://www.dropbox.com/sh/cx7tus4mgkt9o4n/AAA3oez4fAUD0gaNGzJ_cwAga/66r.mid.mp3?raw=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bercorn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ohn Mason</text:p>
          </table:table-cell>
          <table:table-cell table:style-name="ce1"/>
          <table:table-cell office:value-type="string" table:style-name="ce1">
            <text:p>https://www.dropbox.com/sh/cx7tus4mgkt9o4n/AAAbMKBphR4E8sfNyQ12HCsla/67r.mid.mp3?raw=1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Builth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. Jenkins</text:p>
          </table:table-cell>
          <table:table-cell table:style-name="ce1"/>
          <table:table-cell office:value-type="string" table:style-name="ce1">
            <text:p>https://www.dropbox.com/sh/cx7tus4mgkt9o4n/AADIKEUFTo9qaAdjwtWympIfa/68r.mid.mp3?raw=1</text:p>
          </table:table-cell>
          <table:table-cell table:number-columns-repeated="1637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romer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.A. Evershead</text:p>
          </table:table-cell>
          <table:table-cell table:style-name="ce1"/>
          <table:table-cell office:value-type="string" table:style-name="ce1">
            <text:p>https://www.dropbox.com/sh/cx7tus4mgkt9o4n/AACmLfNO1V8vBNKPIX9sSMACa/69r.mid.mp3?raw=1</text:p>
          </table:table-cell>
          <table:table-cell table:number-columns-repeated="16374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Eternity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ohn F. Harvey</text:p>
          </table:table-cell>
          <table:table-cell table:style-name="ce1"/>
          <table:table-cell office:value-type="string" table:style-name="ce1">
            <text:p>https://www.dropbox.com/sh/cx7tus4mgkt9o4n/AAAS-yrK1uFmcPx2lWZdlUFda/70r.mid.mp3?raw=1</text:p>
          </table:table-cell>
          <table:table-cell table:number-columns-repeated="16374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Frankincense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P.S. Pope</text:p>
          </table:table-cell>
          <table:table-cell table:style-name="ce1"/>
          <table:table-cell office:value-type="string" table:style-name="ce1">
            <text:p>https://www.dropbox.com/sh/cx7tus4mgkt9o4n/AADNZc4CV67su0OAdFDEe7Qta/71r.mid.mp3?raw=1</text:p>
          </table:table-cell>
          <table:table-cell table:number-columns-repeated="16374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averstock Hill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T.E. Perkins</text:p>
          </table:table-cell>
          <table:table-cell table:style-name="ce1"/>
          <table:table-cell office:value-type="string" table:style-name="ce1">
            <text:p>https://www.dropbox.com/sh/cx7tus4mgkt9o4n/AABNYBoAQocsb3434A1lcoDka/72r.mid.mp3?raw=1</text:p>
          </table:table-cell>
          <table:table-cell table:number-columns-repeated="16374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ryst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W.H. Doane</text:p>
          </table:table-cell>
          <table:table-cell table:style-name="ce1"/>
          <table:table-cell office:value-type="string" table:style-name="ce1">
            <text:p>https://www.dropbox.com/sh/cx7tus4mgkt9o4n/AAAHrpcDlD8cWsA5PgKECw0ta/73r.mid.mp3?raw=1</text:p>
          </table:table-cell>
          <table:table-cell table:number-columns-repeated="16374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hanno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1.11.11.11.</text:p>
          </table:table-cell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P.S. Pope</text:p>
          </table:table-cell>
          <table:table-cell table:style-name="ce1"/>
          <table:table-cell office:value-type="string" table:style-name="ce1">
            <text:p>https://www.dropbox.com/sh/cx7tus4mgkt9o4n/AAAx13-kY3AP6nnlIHQR45JWa/74r.mid.mp3?raw=1</text:p>
          </table:table-cell>
          <table:table-cell table:number-columns-repeated="16374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Light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H. Ford Benson</text:p>
          </table:table-cell>
          <table:table-cell table:style-name="ce1"/>
          <table:table-cell office:value-type="string" table:style-name="ce1">
            <text:p>https://www.dropbox.com/sh/cx7tus4mgkt9o4n/AACdu9xpNubJ-Jx7uTibjWYua/75r.mid.mp3?raw=1</text:p>
          </table:table-cell>
          <table:table-cell table:number-columns-repeated="16374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Paignton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A.B. Skeffington</text:p>
          </table:table-cell>
          <table:table-cell table:style-name="ce1"/>
          <table:table-cell office:value-type="string" table:style-name="ce1">
            <text:p>https://www.dropbox.com/sh/cx7tus4mgkt9o4n/AAC22uVg4GAdXXZK2_fONUuda/76r.mid.mp3?raw=1</text:p>
          </table:table-cell>
          <table:table-cell table:number-columns-repeated="16374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Pekah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AiUMTmrZ1ptJpLhwm-d8zSa/77r.mid.mp3?raw=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bi-ezer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DQFlmKJUknm4mKcuEmxx1_a/78r.mid.mp3?raw=1</text:p>
          </table:table-cell>
          <table:table-cell table:number-columns-repeated="16374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bjection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F.H. Parkes</text:p>
          </table:table-cell>
          <table:table-cell table:style-name="ce1"/>
          <table:table-cell office:value-type="string" table:style-name="ce1">
            <text:p>https://www.dropbox.com/sh/cx7tus4mgkt9o4n/AADb-rz4a5wJDyXzw4G9xmzCa/79r.mid.mp3?raw=1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uthor of Life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Sir John Stainer</text:p>
          </table:table-cell>
          <table:table-cell table:style-name="ce1"/>
          <table:table-cell office:value-type="string" table:style-name="ce1">
            <text:p>https://www.dropbox.com/sh/cx7tus4mgkt9o4n/AABqG2luCbH08wpVmCMqkRTMa/80r.mid.mp3?raw=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Bath-Barah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AobL041BurQA1JLL8ysy0da/81r.mid.mp3?raw=1</text:p>
          </table:table-cell>
          <table:table-cell table:number-columns-repeated="1637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lifton Hampten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La Thangue</text:p>
          </table:table-cell>
          <table:table-cell table:style-name="ce1"/>
          <table:table-cell office:value-type="string" table:style-name="ce1">
            <text:p>https://www.dropbox.com/sh/cx7tus4mgkt9o4n/AAAX3PIyRpcadQV2x9z7cFBMa/82r.mid.mp3?raw=1</text:p>
          </table:table-cell>
          <table:table-cell table:number-columns-repeated="16374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Gopsal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eorg Friedrich Handel</text:p>
          </table:table-cell>
          <table:table-cell table:style-name="ce1"/>
          <table:table-cell office:value-type="string" table:style-name="ce1">
            <text:p>https://www.dropbox.com/sh/cx7tus4mgkt9o4n/AABemW6hyozK4IJzFnmf01jpa/83r.mid.mp3?raw=1</text:p>
          </table:table-cell>
          <table:table-cell table:number-columns-repeated="16374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Jubilee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Walter R.F. Hope</text:p>
          </table:table-cell>
          <table:table-cell table:style-name="ce1"/>
          <table:table-cell office:value-type="string" table:style-name="ce1">
            <text:p>https://www.dropbox.com/sh/cx7tus4mgkt9o4n/AAA3y2tbjIrR69qGTYJEeV3Ya/84r.mid.mp3?raw=1</text:p>
          </table:table-cell>
          <table:table-cell table:number-columns-repeated="16374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Maze Hill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Charles Nixon</text:p>
          </table:table-cell>
          <table:table-cell table:style-name="ce1"/>
          <table:table-cell office:value-type="string" table:style-name="ce1">
            <text:p>https://www.dropbox.com/sh/cx7tus4mgkt9o4n/AAC-cU_tXvur4O45V0weyDLia/85r.mid.mp3?raw=1</text:p>
          </table:table-cell>
          <table:table-cell table:number-columns-repeated="16374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t. John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. Baptiste Calkin</text:p>
          </table:table-cell>
          <table:table-cell table:style-name="ce1"/>
          <table:table-cell office:value-type="string" table:style-name="ce1">
            <text:p>https://www.dropbox.com/sh/cx7tus4mgkt9o4n/AABnYcnCZHazemOTG9muKmIBa/86r.mid.mp3?raw=1</text:p>
          </table:table-cell>
          <table:table-cell table:number-columns-repeated="16374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Torquay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A.B. Skeffington (1928)</text:p>
          </table:table-cell>
          <table:table-cell table:style-name="ce1"/>
          <table:table-cell office:value-type="string" table:style-name="ce1">
            <text:p>https://www.dropbox.com/sh/cx7tus4mgkt9o4n/AACV3krvLLBzySgUTKZP-GiNa/87r.mid.mp3?raw=1</text:p>
          </table:table-cell>
          <table:table-cell table:number-columns-repeated="16374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Triumph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Walter R.F. Hope</text:p>
          </table:table-cell>
          <table:table-cell table:style-name="ce1"/>
          <table:table-cell office:value-type="string" table:style-name="ce1">
            <text:p>https://www.dropbox.com/sh/cx7tus4mgkt9o4n/AADBJ2AFMP2VBU4FYmfLBkOIa/88r.mid.mp3?raw=1</text:p>
          </table:table-cell>
          <table:table-cell table:number-columns-repeated="16374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Elam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DKE1wzb3ghW97LR196NM9ja/89r.mid.mp3?raw=1</text:p>
          </table:table-cell>
          <table:table-cell table:number-columns-repeated="16374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Verbum Pacis (Lomas)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eorge Lomas</text:p>
          </table:table-cell>
          <table:table-cell table:style-name="ce1"/>
          <table:table-cell office:value-type="string" table:style-name="ce1">
            <text:p>https://www.dropbox.com/sh/cx7tus4mgkt9o4n/AAA_9qZYxteHApx08rAW65wNa/90r.mid.mp3?raw=1</text:p>
          </table:table-cell>
          <table:table-cell table:number-columns-repeated="16374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Verbum Pacis (Monk)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r. W.H. Monk</text:p>
          </table:table-cell>
          <table:table-cell table:style-name="ce1"/>
          <table:table-cell office:value-type="string" table:style-name="ce1">
            <text:p>https://www.dropbox.com/sh/cx7tus4mgkt9o4n/AAAPzwgbpto1tr29tQxQDl0wa/91r.mid.mp3?raw=1</text:p>
          </table:table-cell>
          <table:table-cell table:number-columns-repeated="16374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Winter Solstice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Charles Vincent</text:p>
          </table:table-cell>
          <table:table-cell table:style-name="ce1"/>
          <table:table-cell office:value-type="string" table:style-name="ce1">
            <text:p>https://www.dropbox.com/sh/cx7tus4mgkt9o4n/AAD8n138fUhtZ9gfRccvO1_ya/92r.mid.mp3?raw=1</text:p>
          </table:table-cell>
          <table:table-cell table:number-columns-repeated="16374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t. Ives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C. Green</text:p>
          </table:table-cell>
          <table:table-cell table:style-name="ce1"/>
          <table:table-cell office:value-type="float" office:value="0" table:formula="of:=#N/A" table:style-name="ce1">
            <text:p>#N/A</text:p>
          </table:table-cell>
          <table:table-cell table:number-columns-repeated="16374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overeignty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A.W. Michael Rooke</text:p>
          </table:table-cell>
          <table:table-cell table:style-name="ce1"/>
          <table:table-cell office:value-type="string" table:style-name="ce1">
            <text:p>https://www.dropbox.com/sh/cx7tus4mgkt9o4n/AABVKoiFxNMSWMfiOF4TREkqa/95r.mid.mp3?raw=1</text:p>
          </table:table-cell>
          <table:table-cell table:number-columns-repeated="16374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Magdalena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erman Melody</text:p>
          </table:table-cell>
          <table:table-cell table:style-name="ce1"/>
          <table:table-cell office:value-type="string" table:style-name="ce1">
            <text:p>https://www.dropbox.com/sh/cx7tus4mgkt9o4n/AACpm7t9k_1s860nOm8hFbura/96r.mid.mp3?raw=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delaide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CVx-Nq4sa3fEGcsM09TOVza/97r.mid.mp3?raw=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Angel's Story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r. A.H. Mann</text:p>
          </table:table-cell>
          <table:table-cell table:style-name="ce1"/>
          <table:table-cell office:value-type="string" table:style-name="ce1">
            <text:p>https://www.dropbox.com/sh/cx7tus4mgkt9o4n/AAA1DK7bMMOqlOr-T0J4JhaEa/98r.mid.mp3?raw=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Blairgowrie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r. J.B. Dykes</text:p>
          </table:table-cell>
          <table:table-cell table:style-name="ce1"/>
          <table:table-cell office:value-type="string" table:style-name="ce1">
            <text:p>https://www.dropbox.com/sh/cx7tus4mgkt9o4n/AACv6EKVjYQldPTlJui-xRN3a/99r.mid.mp3?raw=1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hebar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Henry Smart</text:p>
          </table:table-cell>
          <table:table-cell table:style-name="ce1"/>
          <table:table-cell office:value-type="string" table:style-name="ce1">
            <text:p>https://www.dropbox.com/sh/cx7tus4mgkt9o4n/AADbiXe2zF4z00jx-7_cwOSFa/100r.mid.mp3?raw=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Colwyn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BALUIpeEyD6EOQB3XV4oJqa/101r.mid.mp3?raw=1</text:p>
          </table:table-cell>
          <table:table-cell table:number-columns-repeated="16374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Gerizim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AT0sZ0O74afv90E0K_8HGha/102r.mid.mp3?raw=1</text:p>
          </table:table-cell>
          <table:table-cell table:number-columns-repeated="16374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German Tunes (1952) No.37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. Michael Haydn</text:p>
          </table:table-cell>
          <table:table-cell table:style-name="ce1"/>
          <table:table-cell office:value-type="string" table:style-name="ce1">
            <text:p>https://www.dropbox.com/sh/cx7tus4mgkt9o4n/AAAMIFu0t-DOw8BZo7IIGujVa/103r.mid.mp3?raw=1</text:p>
          </table:table-cell>
          <table:table-cell table:number-columns-repeated="16374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German Tunes (1952) No.38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CdUzh3fT9GKUx1-L4OfSJta/104r.mid.mp3?raw=1</text:p>
          </table:table-cell>
          <table:table-cell table:number-columns-repeated="16374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German Tunes (1952) No.41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C2q0lRdtOwRWEjdEKuOVIYa/105r.mid.mp3?raw=1</text:p>
          </table:table-cell>
          <table:table-cell table:number-columns-repeated="16374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Jedidja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B9FTXADIjiWW5EmvEYUSqXa/106r.mid.mp3?raw=1</text:p>
          </table:table-cell>
          <table:table-cell table:number-columns-repeated="16374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Kelvin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A6S06k06AplAVzbt5uoUPqa/107r.mid.mp3?raw=1</text:p>
          </table:table-cell>
          <table:table-cell table:number-columns-repeated="16374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Refulgence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.A.J. Burling</text:p>
          </table:table-cell>
          <table:table-cell table:style-name="ce1"/>
          <table:table-cell office:value-type="string" table:style-name="ce1">
            <text:p>https://www.dropbox.com/sh/cx7tus4mgkt9o4n/AABuHjiBdy-hR0QNyx44QK6pa/108r.mid.mp3?raw=1</text:p>
          </table:table-cell>
          <table:table-cell table:number-columns-repeated="16374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Rotterdam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B. Tours</text:p>
          </table:table-cell>
          <table:table-cell table:style-name="ce1"/>
          <table:table-cell office:value-type="string" table:style-name="ce1">
            <text:p>https://www.dropbox.com/sh/cx7tus4mgkt9o4n/AADhTuZMVw4nslg5CacIitV8a/109r.mid.mp3?raw=1</text:p>
          </table:table-cell>
          <table:table-cell table:number-columns-repeated="16374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Whetstone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ohn F. Harvey</text:p>
          </table:table-cell>
          <table:table-cell table:style-name="ce1"/>
          <table:table-cell office:value-type="string" table:style-name="ce1">
            <text:p>https://www.dropbox.com/sh/cx7tus4mgkt9o4n/AABYL4Epk6cvlvxYSKcm1Offa/110r.mid.mp3?raw=1</text:p>
          </table:table-cell>
          <table:table-cell table:number-columns-repeated="16374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Memucan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CAYGt1B36R0naiNYNPrDqca/111r.mid.mp3?raw=1</text:p>
          </table:table-cell>
          <table:table-cell table:number-columns-repeated="16374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Glorious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DlnlRpanWm3KgSQXW9nZ-Va/112r.mid.mp3?raw=1</text:p>
          </table:table-cell>
          <table:table-cell table:number-columns-repeated="16374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John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.G. Spary</text:p>
          </table:table-cell>
          <table:table-cell table:style-name="ce1"/>
          <table:table-cell office:value-type="string" table:style-name="ce1">
            <text:p>https://www.dropbox.com/sh/cx7tus4mgkt9o4n/AACFyjAt61sbt4BiTw-gN1lUa/113r.mid.mp3?raw=1</text:p>
          </table:table-cell>
          <table:table-cell table:number-columns-repeated="16374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Kenaz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CMCHn_uE5Ebtn0ylQzfAHua/114r.mid.mp3?raw=1</text:p>
          </table:table-cell>
          <table:table-cell table:number-columns-repeated="16374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Praise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A.H. Lee</text:p>
          </table:table-cell>
          <table:table-cell table:style-name="ce1"/>
          <table:table-cell office:value-type="string" table:style-name="ce1">
            <text:p>https://www.dropbox.com/sh/cx7tus4mgkt9o4n/AADf6L8HuWih2BW1VnfYdQAka/115r.mid.mp3?raw=1</text:p>
          </table:table-cell>
          <table:table-cell table:number-columns-repeated="16374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German Tunes (1952) No.46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Wilh. Moritz Vogel</text:p>
          </table:table-cell>
          <table:table-cell table:style-name="ce1"/>
          <table:table-cell office:value-type="string" table:style-name="ce1">
            <text:p>https://www.dropbox.com/sh/cx7tus4mgkt9o4n/AACB5w2AlaqJwrsovbBxyIIva/116r.mid.mp3?raw=1</text:p>
          </table:table-cell>
          <table:table-cell table:number-columns-repeated="1637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Mourne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BIqDe6ocDrL6qsRMHWZWrTa/118r.mid.mp3?raw=1</text:p>
          </table:table-cell>
          <table:table-cell table:number-columns-repeated="16374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Rock of Ages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Peter Blanche</text:p>
          </table:table-cell>
          <table:table-cell table:style-name="ce1"/>
          <table:table-cell office:value-type="string" table:style-name="ce1">
            <text:p>https://www.dropbox.com/sh/cx7tus4mgkt9o4n/AADYh6uWhAJTPG_uUq0bWQhta/119r.mid.mp3?raw=1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Agabus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CaI-f5PKV7-LhNtEZDbyu_a/120r.mid.mp3?raw=1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Cheshunt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.A. Evershead</text:p>
          </table:table-cell>
          <table:table-cell table:style-name="ce1"/>
          <table:table-cell office:value-type="string" table:style-name="ce1">
            <text:p>https://www.dropbox.com/sh/cx7tus4mgkt9o4n/AAArgaVjIybG5SZhR3hYjUfta/121r.mid.mp3?raw=1</text:p>
          </table:table-cell>
          <table:table-cell table:number-columns-repeated="16374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outhampton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A.B. Skeffington</text:p>
          </table:table-cell>
          <table:table-cell table:style-name="ce1"/>
          <table:table-cell office:value-type="string" table:style-name="ce1">
            <text:p>https://www.dropbox.com/sh/cx7tus4mgkt9o4n/AAC3jyeBane6tQUzqodzlhASa/123r.mid.mp3?raw=1</text:p>
          </table:table-cell>
          <table:table-cell table:number-columns-repeated="16374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Goodrest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C.E. Kettle</text:p>
          </table:table-cell>
          <table:table-cell table:style-name="ce1"/>
          <table:table-cell office:value-type="string" table:style-name="ce1">
            <text:p>https://www.dropbox.com/sh/cx7tus4mgkt9o4n/AADKmW2jVHhnwka6Lw5BYUwMa/124r.mid.mp3?raw=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Arundel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K.D. Clarke</text:p>
          </table:table-cell>
          <table:table-cell table:style-name="ce1"/>
          <table:table-cell office:value-type="string" table:style-name="ce1">
            <text:p>https://www.dropbox.com/sh/cx7tus4mgkt9o4n/AAA8QCS0ekLd9XK_AHKBBW5Za/125r.mid.mp3?raw=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Berea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AYdzNznNU9I_HYBYc3_yXPa/126r.mid.mp3?raw=1</text:p>
          </table:table-cell>
          <table:table-cell table:number-columns-repeated="1637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Clementswood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A.L. Bloomingfield</text:p>
          </table:table-cell>
          <table:table-cell table:style-name="ce1"/>
          <table:table-cell office:value-type="string" table:style-name="ce1">
            <text:p>https://www.dropbox.com/sh/cx7tus4mgkt9o4n/AABf2CWPRwFUW4_x1nv0SI3Sa/127r.mid.mp3?raw=1</text:p>
          </table:table-cell>
          <table:table-cell table:number-columns-repeated="16374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Derwent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C.L. Naylor</text:p>
          </table:table-cell>
          <table:table-cell office:value-type="string" table:style-name="ce1">
            <text:p>Copyright. <text:s/>By permission of the Methodist Youth Department.</text:p>
          </table:table-cell>
          <table:table-cell office:value-type="string" table:style-name="ce1">
            <text:p>https://www.dropbox.com/sh/cx7tus4mgkt9o4n/AABgNwgQWVxZT7-PT6OO8ocSa/128r.mid.mp3?raw=1</text:p>
          </table:table-cell>
          <table:table-cell table:number-columns-repeated="16374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Wyken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AnT0sWtJb61YHi7PgnI-vda/129r.mid.mp3?raw=1</text:p>
          </table:table-cell>
          <table:table-cell table:number-columns-repeated="16374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Forest Hill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P.S. Pope</text:p>
          </table:table-cell>
          <table:table-cell table:style-name="ce1"/>
          <table:table-cell office:value-type="string" table:style-name="ce1">
            <text:p>https://www.dropbox.com/sh/cx7tus4mgkt9o4n/AABENfmJM2GfTplgR55pGusRa/130r.mid.mp3?raw=1</text:p>
          </table:table-cell>
          <table:table-cell table:number-columns-repeated="16374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Gittit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AETynfpUAvjzSTLDWElllVa/131r.mid.mp3?raw=1</text:p>
          </table:table-cell>
          <table:table-cell table:number-columns-repeated="16374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The Pleading Voice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rs. Clara H. Scott</text:p>
          </table:table-cell>
          <table:table-cell table:style-name="ce1"/>
          <table:table-cell office:value-type="string" table:style-name="ce1">
            <text:p>https://www.dropbox.com/sh/cx7tus4mgkt9o4n/AADg2H6DBsBJztG-xOGwEc06a/132r.mid.mp3?raw=1</text:p>
          </table:table-cell>
          <table:table-cell table:number-columns-repeated="16374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Winchester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CgCkBBs1chvVYUPSSxlBOLa/133r.mid.mp3?raw=1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Cathcart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Azkrg_ZDesaa4AuYdjp2FGa/134r.mid.mp3?raw=1</text:p>
          </table:table-cell>
          <table:table-cell table:number-columns-repeated="1637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Dayspring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.F. Taylor</text:p>
          </table:table-cell>
          <table:table-cell table:style-name="ce1"/>
          <table:table-cell office:value-type="string" table:style-name="ce1">
            <text:p>https://www.dropbox.com/sh/cx7tus4mgkt9o4n/AABATWZvT9jj-VwQXoBEWF4Ca/135r.mid.mp3?raw=1</text:p>
          </table:table-cell>
          <table:table-cell table:number-columns-repeated="16374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Holy Cross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A.H. Brown</text:p>
          </table:table-cell>
          <table:table-cell table:style-name="ce1"/>
          <table:table-cell office:value-type="string" table:style-name="ce1">
            <text:p>https://www.dropbox.com/sh/cx7tus4mgkt9o4n/AAAHp-TabSwL8WuX94NcPLACa/136r.mid.mp3?raw=1</text:p>
          </table:table-cell>
          <table:table-cell table:number-columns-repeated="16374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Rothley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Sir John Goss</text:p>
          </table:table-cell>
          <table:table-cell table:style-name="ce1"/>
          <table:table-cell office:value-type="string" table:style-name="ce1">
            <text:p>https://www.dropbox.com/sh/cx7tus4mgkt9o4n/AAAPsnodImqArOt1uXvjreJka/137r.mid.mp3?raw=1</text:p>
          </table:table-cell>
          <table:table-cell table:number-columns-repeated="16374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Wreford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ev. E.S. Carter</text:p>
          </table:table-cell>
          <table:table-cell table:style-name="ce1"/>
          <table:table-cell office:value-type="string" table:style-name="ce1">
            <text:p>https://www.dropbox.com/sh/cx7tus4mgkt9o4n/AAC_3WUaQP2BLhdlfscbeATqa/138r.mid.mp3?raw=1</text:p>
          </table:table-cell>
          <table:table-cell table:number-columns-repeated="16374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Woodbank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DcWJqH_PlTRbQqzjOPZlDGa/139r.mid.mp3?raw=1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Albercroft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A.L. Bloomfield</text:p>
          </table:table-cell>
          <table:table-cell table:style-name="ce1"/>
          <table:table-cell office:value-type="string" table:style-name="ce1">
            <text:p>https://www.dropbox.com/sh/cx7tus4mgkt9o4n/AACGh4KoC4oXn4DhJ3eTrx5Da/140r.mid.mp3?raw=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Barnet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J. Judd</text:p>
          </table:table-cell>
          <table:table-cell table:style-name="ce1"/>
          <table:table-cell office:value-type="string" table:style-name="ce1">
            <text:p>https://www.dropbox.com/sh/cx7tus4mgkt9o4n/AAAnfMM85nqjV30MuY06XP8Ba/141r.mid.mp3?raw=1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Celebration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.A. Evershead</text:p>
          </table:table-cell>
          <table:table-cell table:style-name="ce1"/>
          <table:table-cell office:value-type="string" table:style-name="ce1">
            <text:p>https://www.dropbox.com/sh/cx7tus4mgkt9o4n/AAD46z7glt13A0Xk9eBQhgEAa/142r.mid.mp3?raw=1</text:p>
          </table:table-cell>
          <table:table-cell table:number-columns-repeated="16374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Extolment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W.R. Mason</text:p>
          </table:table-cell>
          <table:table-cell table:style-name="ce1"/>
          <table:table-cell office:value-type="string" table:style-name="ce1">
            <text:p>https://www.dropbox.com/sh/cx7tus4mgkt9o4n/AAD9ylVob-gJp4srJ4Ezv4pMa/144r.mid.mp3?raw=1</text:p>
          </table:table-cell>
          <table:table-cell table:number-columns-repeated="16374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Featherstone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F.S. Pope</text:p>
          </table:table-cell>
          <table:table-cell table:style-name="ce1"/>
          <table:table-cell office:value-type="string" table:style-name="ce1">
            <text:p>https://www.dropbox.com/sh/cx7tus4mgkt9o4n/AACxMW8OqDTPzQmAioKH1Avza/145r.mid.mp3?raw=1</text:p>
          </table:table-cell>
          <table:table-cell table:number-columns-repeated="16374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Monica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N. Whitbouro</text:p>
          </table:table-cell>
          <table:table-cell table:style-name="ce1"/>
          <table:table-cell office:value-type="string" table:style-name="ce1">
            <text:p>https://www.dropbox.com/sh/cx7tus4mgkt9o4n/AACHwqwFHppVpmUzjT6ZkSE1a/146r.mid.mp3?raw=1</text:p>
          </table:table-cell>
          <table:table-cell table:number-columns-repeated="16374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Then Shall My Heart Keep Singing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W.A. Ogden</text:p>
          </table:table-cell>
          <table:table-cell table:style-name="ce1"/>
          <table:table-cell office:value-type="string" table:style-name="ce1">
            <text:p>https://www.dropbox.com/sh/cx7tus4mgkt9o4n/AACuNfNK64U82Xcns5tgVotja/147r.mid.mp3?raw=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Cleveland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. E.C. Shanks</text:p>
          </table:table-cell>
          <table:table-cell table:style-name="ce1"/>
          <table:table-cell office:value-type="string" table:style-name="ce1">
            <text:p>https://www.dropbox.com/sh/cx7tus4mgkt9o4n/AABNu5pAAmNZyhDt4qURsjC3a/148r.mid.mp3?raw=1</text:p>
          </table:table-cell>
          <table:table-cell table:number-columns-repeated="16374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O Solemn Hour!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AMKhQ4SBti6M2OdY75EySza/149r.mid.mp3?raw=1</text:p>
          </table:table-cell>
          <table:table-cell table:number-columns-repeated="16374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The Saviour's Praise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.R.</text:p>
          </table:table-cell>
          <table:table-cell table:style-name="ce1"/>
          <table:table-cell office:value-type="string" table:style-name="ce1">
            <text:p>https://www.dropbox.com/sh/cx7tus4mgkt9o4n/AABvm_5s4QD2PAtXtSXaIksJa/150r.mid.mp3?raw=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Blackwood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. E.C. Shanks</text:p>
          </table:table-cell>
          <table:table-cell table:style-name="ce1"/>
          <table:table-cell office:value-type="string" table:style-name="ce1">
            <text:p>https://www.dropbox.com/sh/cx7tus4mgkt9o4n/AACqDbn3D8aOHZToYz8AOurha/151r.mid.mp3?raw=1</text:p>
          </table:table-cell>
          <table:table-cell table:number-columns-repeated="16374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Entreaty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ohn F. Harvey</text:p>
          </table:table-cell>
          <table:table-cell table:style-name="ce1"/>
          <table:table-cell office:value-type="string" table:style-name="ce1">
            <text:p>https://www.dropbox.com/sh/cx7tus4mgkt9o4n/AACJZVMT-4IqiZmDT2gyFQI8a/152r.mid.mp3?raw=1</text:p>
          </table:table-cell>
          <table:table-cell table:number-columns-repeated="16374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Maschil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Cf0vYlN_ZatUEH4RzAhR-la/153r.mid.mp3?raw=1</text:p>
          </table:table-cell>
          <table:table-cell table:number-columns-repeated="16374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Norfolk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K.D. Clarke</text:p>
          </table:table-cell>
          <table:table-cell table:style-name="ce1"/>
          <table:table-cell office:value-type="string" table:style-name="ce1">
            <text:p>https://www.dropbox.com/sh/cx7tus4mgkt9o4n/AAAFYr3dM6zPkGTT9W7yduDYa/154r.mid.mp3?raw=1</text:p>
          </table:table-cell>
          <table:table-cell table:number-columns-repeated="16374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Oxford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rs. Daphne M. Morren</text:p>
          </table:table-cell>
          <table:table-cell table:style-name="ce1"/>
          <table:table-cell office:value-type="string" table:style-name="ce1">
            <text:p>https://www.dropbox.com/sh/cx7tus4mgkt9o4n/AADTpTOLm9myC7suJc0g7tXga/155r.mid.mp3?raw=1</text:p>
          </table:table-cell>
          <table:table-cell table:number-columns-repeated="16374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Rapture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Peter Blanche</text:p>
          </table:table-cell>
          <table:table-cell table:style-name="ce1"/>
          <table:table-cell office:value-type="string" table:style-name="ce1">
            <text:p>https://www.dropbox.com/sh/cx7tus4mgkt9o4n/AAAQvfA-spDpDPpVVr5BUlWQa/156r.mid.mp3?raw=1</text:p>
          </table:table-cell>
          <table:table-cell table:number-columns-repeated="16374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Resurrecti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8.8.7.7.</text:p>
          </table:table-cell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rs. D.L. Johnston</text:p>
          </table:table-cell>
          <table:table-cell table:style-name="ce1"/>
          <table:table-cell office:value-type="string" table:style-name="ce1">
            <text:p>https://www.dropbox.com/sh/cx7tus4mgkt9o4n/AAAGd2h_UTl0zAfjIzuAfAFla/157r.mid.mp3?raw=1</text:p>
          </table:table-cell>
          <table:table-cell table:number-columns-repeated="16374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Riposo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C. Leflaive</text:p>
          </table:table-cell>
          <table:table-cell table:style-name="ce1"/>
          <table:table-cell office:value-type="string" table:style-name="ce1">
            <text:p>https://www.dropbox.com/sh/cx7tus4mgkt9o4n/AAB-mUAGEtjOzpw8ByQZulQoa/158r.mid.mp3?raw=1</text:p>
          </table:table-cell>
          <table:table-cell table:number-columns-repeated="16374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Rivermede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A.H. Lee</text:p>
          </table:table-cell>
          <table:table-cell table:style-name="ce1"/>
          <table:table-cell office:value-type="string" table:style-name="ce1">
            <text:p>https://www.dropbox.com/sh/cx7tus4mgkt9o4n/AABDdm685gI14ArD4Xd5qpU3a/159r.mid.mp3?raw=1</text:p>
          </table:table-cell>
          <table:table-cell table:number-columns-repeated="16374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affron Walden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r. Herbert Mahon</text:p>
          </table:table-cell>
          <table:table-cell office:value-type="string" table:style-name="ce1">
            <text:p>Copyright. <text:s/>By permission of Mrs. Jacinth Morton</text:p>
          </table:table-cell>
          <table:table-cell office:value-type="string" table:style-name="ce1">
            <text:p>https://www.dropbox.com/sh/cx7tus4mgkt9o4n/AAD_B121OWTMUBOizUipFoGOa/160r.mid.mp3?raw=1</text:p>
          </table:table-cell>
          <table:table-cell table:number-columns-repeated="16374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t. Catherine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S. Flood Jones</text:p>
          </table:table-cell>
          <table:table-cell table:style-name="ce1"/>
          <table:table-cell office:value-type="string" table:style-name="ce1">
            <text:p>https://www.dropbox.com/sh/cx7tus4mgkt9o4n/AACnadvPInSg4l70cZWYYN8ea/161r.mid.mp3?raw=1</text:p>
          </table:table-cell>
          <table:table-cell table:number-columns-repeated="16374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Winifred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D4K8hEpCOjHX7lj9B7eeD5a/162r.mid.mp3?raw=1</text:p>
          </table:table-cell>
          <table:table-cell table:number-columns-repeated="16374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Meredith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rs. C.T. McCorkell</text:p>
          </table:table-cell>
          <table:table-cell table:style-name="ce1"/>
          <table:table-cell office:value-type="string" table:style-name="ce1">
            <text:p>https://www.dropbox.com/sh/cx7tus4mgkt9o4n/AADmf3OPDWMRWp6tdPX7ghrMa/163r.mid.mp3?raw=1</text:p>
          </table:table-cell>
          <table:table-cell table:number-columns-repeated="16374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pringing Well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CErenq1t2rd3VwyNU9uCCVa/164r.mid.mp3?raw=1</text:p>
          </table:table-cell>
          <table:table-cell table:number-columns-repeated="16374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aviour of Sinners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BtQRDPyu_MBuam0whYlrAva/165r.mid.mp3?raw=1</text:p>
          </table:table-cell>
          <table:table-cell table:number-columns-repeated="16374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Taanach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AS0w4tipCQuc2kSDAmSaZ6a/166r.mid.mp3?raw=1</text:p>
          </table:table-cell>
          <table:table-cell table:number-columns-repeated="1637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Covenant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B6Bus4ZI7Td8XmNkHvh3fba/167r.mid.mp3?raw=1</text:p>
          </table:table-cell>
          <table:table-cell table:number-columns-repeated="16374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Edinor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ohn F. Harvey</text:p>
          </table:table-cell>
          <table:table-cell table:style-name="ce1"/>
          <table:table-cell office:value-type="string" table:style-name="ce1">
            <text:p>https://www.dropbox.com/sh/cx7tus4mgkt9o4n/AAAA7jf3SSRpol45uqvmvlYNa/168r.mid.mp3?raw=1</text:p>
          </table:table-cell>
          <table:table-cell table:number-columns-repeated="16374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My Willing People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Norah Nilsson</text:p>
          </table:table-cell>
          <table:table-cell table:style-name="ce1"/>
          <table:table-cell office:value-type="string" table:style-name="ce1">
            <text:p>https://www.dropbox.com/sh/cx7tus4mgkt9o4n/AAAeJME8G714dmp2gabHLQ0za/169r.mid.mp3?raw=1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Callum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ohn F. Harvey (1954)</text:p>
          </table:table-cell>
          <table:table-cell table:style-name="ce1"/>
          <table:table-cell office:value-type="string" table:style-name="ce1">
            <text:p>https://www.dropbox.com/sh/cx7tus4mgkt9o4n/AAC9VA_KLkycvXULlT5MIzSMa/170r.mid.mp3?raw=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Adeney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ohn G. Deayton</text:p>
          </table:table-cell>
          <table:table-cell table:style-name="ce1"/>
          <table:table-cell office:value-type="string" table:style-name="ce1">
            <text:p>https://www.dropbox.com/sh/cx7tus4mgkt9o4n/AADsOdjuMX3Y1DKrPTaKUrBta/171r.mid.mp3?raw=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Caersalem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obert Edwards</text:p>
          </table:table-cell>
          <table:table-cell office:value-type="string" table:style-name="ce1">
            <text:p>Repeat 5th line of each verse 3 times</text:p>
          </table:table-cell>
          <table:table-cell office:value-type="string" table:style-name="ce1">
            <text:p>https://www.dropbox.com/sh/cx7tus4mgkt9o4n/AADt3-kKpku3ngVZG0jwxPhNa/172r.mid.mp3?raw=1</text:p>
          </table:table-cell>
          <table:table-cell table:number-columns-repeated="1637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Concordia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ric Burgess</text:p>
          </table:table-cell>
          <table:table-cell office:value-type="string" table:style-name="ce1">
            <text:p>Repeat 5th and 6th lines of each verse</text:p>
          </table:table-cell>
          <table:table-cell office:value-type="string" table:style-name="ce1">
            <text:p>https://www.dropbox.com/sh/cx7tus4mgkt9o4n/AAAJl5ipQVkdPmnrwMU8Sz59a/173r.mid.mp3?raw=1</text:p>
          </table:table-cell>
          <table:table-cell table:number-columns-repeated="16374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Lavrock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Walter R.F. Hope</text:p>
          </table:table-cell>
          <table:table-cell office:value-type="string" table:style-name="ce1">
            <text:p>Repeat 5th line of each verse</text:p>
          </table:table-cell>
          <table:table-cell office:value-type="string" table:style-name="ce1">
            <text:p>https://www.dropbox.com/sh/cx7tus4mgkt9o4n/AADu3xMrx0Ig2FfI1bk7sl7ta/174r.mid.mp3?raw=1</text:p>
          </table:table-cell>
          <table:table-cell table:number-columns-repeated="16374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Modena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.V. Roberts</text:p>
          </table:table-cell>
          <table:table-cell office:value-type="string" table:style-name="ce1">
            <text:p>Repeat 5th line of each verse</text:p>
          </table:table-cell>
          <table:table-cell office:value-type="string" table:style-name="ce1">
            <text:p>https://www.dropbox.com/sh/cx7tus4mgkt9o4n/AAAGaGJhWv7Xo1TGON2MeBh1a/175r.mid.mp3?raw=1</text:p>
          </table:table-cell>
          <table:table-cell table:number-columns-repeated="16374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Monifieth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office:value-type="string" table:style-name="ce1">
            <text:p>Repeat 5th line of each verse</text:p>
          </table:table-cell>
          <table:table-cell office:value-type="string" table:style-name="ce1">
            <text:p>https://www.dropbox.com/sh/cx7tus4mgkt9o4n/AAAXZxCYG7Z0-I7eVyNOKoRKa/176r.mid.mp3?raw=1</text:p>
          </table:table-cell>
          <table:table-cell table:number-columns-repeated="16374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Firstborn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aniel F. Dupont</text:p>
          </table:table-cell>
          <table:table-cell table:style-name="ce1"/>
          <table:table-cell office:value-type="string" table:style-name="ce1">
            <text:p>https://www.dropbox.com/sh/cx7tus4mgkt9o4n/AAAatUcgTOxbXpgtg-4GqnnFa/177r.mid.mp3?raw=1</text:p>
          </table:table-cell>
          <table:table-cell table:number-columns-repeated="16374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Jura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S.J. Vail</text:p>
          </table:table-cell>
          <table:table-cell office:value-type="string" table:style-name="ce1">
            <text:p>Repeat last line of each verse</text:p>
          </table:table-cell>
          <table:table-cell office:value-type="string" table:style-name="ce1">
            <text:p>https://www.dropbox.com/sh/cx7tus4mgkt9o4n/AACiL9w_oOXZ8aTy-XovD0Qja/178r.mid.mp3?raw=1</text:p>
          </table:table-cell>
          <table:table-cell table:number-columns-repeated="16374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Keturah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A.H. Lee</text:p>
          </table:table-cell>
          <table:table-cell table:style-name="ce1"/>
          <table:table-cell office:value-type="string" table:style-name="ce1">
            <text:p>https://www.dropbox.com/sh/cx7tus4mgkt9o4n/AACesAH6qXOQy1IJgZY-SeTGa/179r.mid.mp3?raw=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Anastasis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8.7.8.7.4.4.7.</text:p>
          </table:table-cell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BeZAm3haolw6pVClLt5nT6a/180r.mid.mp3?raw=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Adrian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Sir Robert P. Stewart</text:p>
          </table:table-cell>
          <table:table-cell table:style-name="ce1"/>
          <table:table-cell office:value-type="string" table:style-name="ce1">
            <text:p>https://www.dropbox.com/sh/cx7tus4mgkt9o4n/AADechptPO1rhTD07O8eHDvfa/181r.mid.mp3?raw=1</text:p>
          </table:table-cell>
          <table:table-cell table:number-columns-repeated="16374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Eucharistica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.W. Elliott</text:p>
          </table:table-cell>
          <table:table-cell table:style-name="ce1"/>
          <table:table-cell office:value-type="string" table:style-name="ce1">
            <text:p>https://www.dropbox.com/sh/cx7tus4mgkt9o4n/AADEJxfegg0zm4I1DhIDlw7Pa/182r.mid.mp3?raw=1</text:p>
          </table:table-cell>
          <table:table-cell table:number-columns-repeated="16374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Father, Now in Adoration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ouglas T. Holding</text:p>
          </table:table-cell>
          <table:table-cell table:style-name="ce1"/>
          <table:table-cell office:value-type="string" table:style-name="ce1">
            <text:p>https://www.dropbox.com/sh/cx7tus4mgkt9o4n/AADekEacaW9aoReAlNT3X1s5a/183r.mid.mp3?raw=1</text:p>
          </table:table-cell>
          <table:table-cell table:number-columns-repeated="16374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Footprint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. A.E. Housman</text:p>
          </table:table-cell>
          <table:table-cell table:style-name="ce1"/>
          <table:table-cell office:value-type="string" table:style-name="ce1">
            <text:p>https://www.dropbox.com/sh/cx7tus4mgkt9o4n/AAACv8THpipwdn5YFsBhWdtsa/184r.mid.mp3?raw=1</text:p>
          </table:table-cell>
          <table:table-cell table:number-columns-repeated="16374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Gwilym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r. Caradog Roberts</text:p>
          </table:table-cell>
          <table:table-cell office:value-type="string" table:style-name="ce1">
            <text:p>Copyright. <text:s/>By permission of the Union of Welsh Independents</text:p>
          </table:table-cell>
          <table:table-cell office:value-type="string" table:style-name="ce1">
            <text:p>https://www.dropbox.com/sh/cx7tus4mgkt9o4n/AAChgDsV2qbQSBeaGXIxEc2_a/185r.mid.mp3?raw=1</text:p>
          </table:table-cell>
          <table:table-cell table:number-columns-repeated="16374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In Memoriam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r. Caradog Roberts</text:p>
          </table:table-cell>
          <table:table-cell office:value-type="string" table:style-name="ce1">
            <text:p>Copyright. By permission of the Unioin of Welsh Independents</text:p>
          </table:table-cell>
          <table:table-cell office:value-type="string" table:style-name="ce1">
            <text:p>https://www.dropbox.com/sh/cx7tus4mgkt9o4n/AACoJupiFoNPmAWV7KWN2naVa/186r.mid.mp3?raw=1</text:p>
          </table:table-cell>
          <table:table-cell table:number-columns-repeated="16374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Jewish Melody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DO53DOEU6oLjQ3cABwtPpca/187r.mid.mp3?raw=1</text:p>
          </table:table-cell>
          <table:table-cell table:number-columns-repeated="16374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Only Waiting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Ira D. Sankey</text:p>
          </table:table-cell>
          <table:table-cell table:style-name="ce1"/>
          <table:table-cell office:value-type="string" table:style-name="ce1">
            <text:p>https://www.dropbox.com/sh/cx7tus4mgkt9o4n/AAAyCesGqjYxTFLgSHRwdR_ea/188r.mid.mp3?raw=1</text:p>
          </table:table-cell>
          <table:table-cell table:number-columns-repeated="16374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Quartu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.A.J. Burling</text:p>
          </table:table-cell>
          <table:table-cell table:style-name="ce1"/>
          <table:table-cell office:value-type="string" table:style-name="ce1">
            <text:p>https://www.dropbox.com/sh/cx7tus4mgkt9o4n/AAC7Cn1wIqjtv62Ca9aC_YNua/189r.mid.mp3?raw=1</text:p>
          </table:table-cell>
          <table:table-cell table:number-columns-repeated="16374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Reape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.B.O. Clemm</text:p>
          </table:table-cell>
          <table:table-cell table:style-name="ce1"/>
          <table:table-cell office:value-type="string" table:style-name="ce1">
            <text:p>https://www.dropbox.com/sh/cx7tus4mgkt9o4n/AAB59JBAursW4G-yXBbwEHrka/190r.mid.mp3?raw=1</text:p>
          </table:table-cell>
          <table:table-cell table:number-columns-repeated="16374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The Hebrew Bondman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P.P. Bliss</text:p>
          </table:table-cell>
          <table:table-cell table:style-name="ce1"/>
          <table:table-cell office:value-type="string" table:style-name="ce1">
            <text:p>https://www.dropbox.com/sh/cx7tus4mgkt9o4n/AAAqHaQC8EAaFcXr3fIt3S3Pa/191r.mid.mp3?raw=1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Bude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K.D. Clarke</text:p>
          </table:table-cell>
          <table:table-cell table:style-name="ce1"/>
          <table:table-cell office:value-type="string" table:style-name="ce1">
            <text:p>https://www.dropbox.com/sh/cx7tus4mgkt9o4n/AAB4GZHaAdjmierkHpMIXNBea/192r.mid.mp3?raw=1</text:p>
          </table:table-cell>
          <table:table-cell table:number-columns-repeated="1637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Crummock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r. Alan Clarke</text:p>
          </table:table-cell>
          <table:table-cell table:style-name="ce1"/>
          <table:table-cell office:value-type="string" table:style-name="ce1">
            <text:p>https://www.dropbox.com/sh/cx7tus4mgkt9o4n/AABII9U7rtmtIFAnFwlHLedMa/193r.mid.mp3?raw=1</text:p>
          </table:table-cell>
          <table:table-cell table:number-columns-repeated="16374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O the Love!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AI49I9Iq-KntXTBF-LgLxga/194r.mid.mp3?raw=1</text:p>
          </table:table-cell>
          <table:table-cell table:number-columns-repeated="16374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Tiphsah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DDRbUhjeIsz3_moEQt0riDa/195r.mid.mp3?raw=1</text:p>
          </table:table-cell>
          <table:table-cell table:number-columns-repeated="16374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Wonderous Story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Dg64pDavCX1IXCjpq6XShRa/196r.mid.mp3?raw=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Ascending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Peter Blanche</text:p>
          </table:table-cell>
          <table:table-cell table:style-name="ce1"/>
          <table:table-cell office:value-type="string" table:style-name="ce1">
            <text:p>https://www.dropbox.com/sh/cx7tus4mgkt9o4n/AACs4CbR6RIY0SVumUrNtL_1a/197r.mid.mp3?raw=1</text:p>
          </table:table-cell>
          <table:table-cell table:number-columns-repeated="16374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Portnockie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BIv3p798eVy2eEWoB2Vsbva/198r.mid.mp3?raw=1</text:p>
          </table:table-cell>
          <table:table-cell table:number-columns-repeated="16374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Gihon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 (1964)</text:p>
          </table:table-cell>
          <table:table-cell table:style-name="ce1"/>
          <table:table-cell office:value-type="string" table:style-name="ce1">
            <text:p>https://www.dropbox.com/sh/cx7tus4mgkt9o4n/AADVL-r4mH-YWfsjOAEZ954fa/199r.mid.mp3?raw=1</text:p>
          </table:table-cell>
          <table:table-cell table:number-columns-repeated="16374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Granville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.A. Evershed (1941)</text:p>
          </table:table-cell>
          <table:table-cell table:style-name="ce1"/>
          <table:table-cell office:value-type="string" table:style-name="ce1">
            <text:p>https://www.dropbox.com/sh/cx7tus4mgkt9o4n/AABCn2Haw5a_4HiskMnc75FOa/200r.mid.mp3?raw=1</text:p>
          </table:table-cell>
          <table:table-cell table:number-columns-repeated="16374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In the Midst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W.P.</text:p>
          </table:table-cell>
          <table:table-cell table:style-name="ce1"/>
          <table:table-cell office:value-type="string" table:style-name="ce1">
            <text:p>https://www.dropbox.com/sh/cx7tus4mgkt9o4n/AABhD4RY07Kilg2vcx4JNV7ea/201r.mid.mp3?raw=1</text:p>
          </table:table-cell>
          <table:table-cell table:number-columns-repeated="16374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Misericordia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Henry Smart</text:p>
          </table:table-cell>
          <table:table-cell table:style-name="ce1"/>
          <table:table-cell office:value-type="string" table:style-name="ce1">
            <text:p>https://www.dropbox.com/sh/cx7tus4mgkt9o4n/AABmdlmW2JE8Uymzz-BeOXpba/202r.mid.mp3?raw=1</text:p>
          </table:table-cell>
          <table:table-cell table:number-columns-repeated="16374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affron Walden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A.H. Brown</text:p>
          </table:table-cell>
          <table:table-cell table:style-name="ce1"/>
          <table:table-cell office:value-type="string" table:style-name="ce1">
            <text:p>https://www.dropbox.com/sh/cx7tus4mgkt9o4n/AAA7hPLprVyD3YTjPY-xU75La/203r.mid.mp3?raw=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Brunton Street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ByTQbf-4quQnSIzLXFywLua/204r.mid.mp3?raw=1</text:p>
          </table:table-cell>
          <table:table-cell table:number-columns-repeated="16374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Joyful Sound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oyston Lewis</text:p>
          </table:table-cell>
          <table:table-cell table:style-name="ce1"/>
          <table:table-cell office:value-type="string" table:style-name="ce1">
            <text:p>https://www.dropbox.com/sh/cx7tus4mgkt9o4n/AAAAyNiSGjQ14aOd88LDcH1ia/205r.mid.mp3?raw=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Arnon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.R.C. McCorkell</text:p>
          </table:table-cell>
          <table:table-cell table:style-name="ce1"/>
          <table:table-cell office:value-type="string" table:style-name="ce1">
            <text:p>https://www.dropbox.com/sh/cx7tus4mgkt9o4n/AADUPaEOS_yzCw_ZFULZZ4aRa/206r.mid.mp3?raw=1</text:p>
          </table:table-cell>
          <table:table-cell table:number-columns-repeated="16374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Dorea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A5EZKN9ExghDy1Tn8fr3Xva/207r.mid.mp3?raw=1</text:p>
          </table:table-cell>
          <table:table-cell table:number-columns-repeated="16374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Farne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r. J.B. Dykes</text:p>
          </table:table-cell>
          <table:table-cell table:style-name="ce1"/>
          <table:table-cell office:value-type="string" table:style-name="ce1">
            <text:p>https://www.dropbox.com/sh/cx7tus4mgkt9o4n/AAD5ZZDgn6yG0smHLIfW5AVIa/208r.mid.mp3?raw=1</text:p>
          </table:table-cell>
          <table:table-cell table:number-columns-repeated="16374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Rozel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avid H. Bance</text:p>
          </table:table-cell>
          <table:table-cell table:style-name="ce1"/>
          <table:table-cell office:value-type="string" table:style-name="ce1">
            <text:p>https://www.dropbox.com/sh/cx7tus4mgkt9o4n/AACSOOv5Nz_hN6bqLh7LKVIza/209r.mid.mp3?raw=1</text:p>
          </table:table-cell>
          <table:table-cell table:number-columns-repeated="16374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pringing Fountain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A.W. Michael Rooke</text:p>
          </table:table-cell>
          <table:table-cell table:style-name="ce1"/>
          <table:table-cell office:value-type="string" table:style-name="ce1">
            <text:p>https://www.dropbox.com/sh/cx7tus4mgkt9o4n/AAAB7Qzp_G7MSTlUlQrW9y21a/210r.mid.mp3?raw=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Basileos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Asyacy9v6Gaes_QU58V9EOa/211r.mid.mp3?raw=1</text:p>
          </table:table-cell>
          <table:table-cell table:number-columns-repeated="16374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German Tunes (1952) No.148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. Arras</text:p>
          </table:table-cell>
          <table:table-cell table:style-name="ce1"/>
          <table:table-cell office:value-type="string" table:style-name="ce1">
            <text:p>https://www.dropbox.com/sh/cx7tus4mgkt9o4n/AACV3BpKZo-HC-ATtwRs9nZ-a/212r.mid.mp3?raw=1</text:p>
          </table:table-cell>
          <table:table-cell table:number-columns-repeated="16374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Nymphe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DMFrzOQBQ1VB_dcGunTtSva/213r.mid.mp3?raw=1</text:p>
          </table:table-cell>
          <table:table-cell table:number-columns-repeated="16374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Our Leader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acob Hoff</text:p>
          </table:table-cell>
          <table:table-cell table:style-name="ce1"/>
          <table:table-cell office:value-type="string" table:style-name="ce1">
            <text:p>https://www.dropbox.com/sh/cx7tus4mgkt9o4n/AAAfXxwjxYQvzqVpxB8ssjePa/214r.mid.mp3?raw=1</text:p>
          </table:table-cell>
          <table:table-cell table:number-columns-repeated="16374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Ruth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C. Leflaive</text:p>
          </table:table-cell>
          <table:table-cell table:style-name="ce1"/>
          <table:table-cell office:value-type="string" table:style-name="ce1">
            <text:p>https://www.dropbox.com/sh/cx7tus4mgkt9o4n/AADR4m-X-BWOq0jk7L83l3FVa/215r.mid.mp3?raw=1</text:p>
          </table:table-cell>
          <table:table-cell table:number-columns-repeated="16374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Valete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Sir Arthur S. Sullivan</text:p>
          </table:table-cell>
          <table:table-cell table:style-name="ce1"/>
          <table:table-cell office:value-type="string" table:style-name="ce1">
            <text:p>https://www.dropbox.com/sh/cx7tus4mgkt9o4n/AACBviK5YTT2uGB8G41OXj9ua/216r.mid.mp3?raw=1</text:p>
          </table:table-cell>
          <table:table-cell table:number-columns-repeated="1637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Comfort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ohn. F. Harvey</text:p>
          </table:table-cell>
          <table:table-cell table:style-name="ce1"/>
          <table:table-cell office:value-type="string" table:style-name="ce1">
            <text:p>https://www.dropbox.com/sh/cx7tus4mgkt9o4n/AAAnN3K--02cFxBpG9pbpjgqa/217r.mid.mp3?raw=1</text:p>
          </table:table-cell>
          <table:table-cell table:number-columns-repeated="1637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Edinburgh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J. Judd</text:p>
          </table:table-cell>
          <table:table-cell table:style-name="ce1"/>
          <table:table-cell office:value-type="string" table:style-name="ce1">
            <text:p>https://www.dropbox.com/sh/cx7tus4mgkt9o4n/AAAOrzGOaUJVw4QwhA4aFyzBa/218r.mid.mp3?raw=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Alpha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BqNTKk5vkpABWQ1FXoKBn-a/219r.mid.mp3?raw=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Annabelle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ohn B. Parker</text:p>
          </table:table-cell>
          <table:table-cell table:style-name="ce1"/>
          <table:table-cell office:value-type="string" table:style-name="ce1">
            <text:p>https://www.dropbox.com/sh/cx7tus4mgkt9o4n/AADKSNBhkdqHZ-PFO9Rg4ph8a/220r.mid.mp3?raw=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Beechknowe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H. de la Haye Blackith</text:p>
          </table:table-cell>
          <table:table-cell table:style-name="ce1"/>
          <table:table-cell office:value-type="string" table:style-name="ce1">
            <text:p>https://www.dropbox.com/sh/cx7tus4mgkt9o4n/AAAtEyCVo1TUSq0YI1v7lmr4a/221r.mid.mp3?raw=1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Camlet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.A. Evershead</text:p>
          </table:table-cell>
          <table:table-cell table:style-name="ce1"/>
          <table:table-cell office:value-type="string" table:style-name="ce1">
            <text:p>https://www.dropbox.com/sh/cx7tus4mgkt9o4n/AABl4fwj26lbGwdOy_8odoGQa/222r.mid.mp3?raw=1</text:p>
          </table:table-cell>
          <table:table-cell table:number-columns-repeated="16374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Derry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BzMnZvvFbkioXN0S_hosKJa/223r.mid.mp3?raw=1</text:p>
          </table:table-cell>
          <table:table-cell table:number-columns-repeated="16374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Ercuis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ohn F. Harvey</text:p>
          </table:table-cell>
          <table:table-cell table:style-name="ce1"/>
          <table:table-cell office:value-type="string" table:style-name="ce1">
            <text:p>https://www.dropbox.com/sh/cx7tus4mgkt9o4n/AADqOH59ga7s4Fw_ggF9Zje-a/224r.mid.mp3?raw=1</text:p>
          </table:table-cell>
          <table:table-cell table:number-columns-repeated="16374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Eternal, Immortal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A2VHiJw72MEAIxH9XecGVwa/225r.mid.mp3?raw=1</text:p>
          </table:table-cell>
          <table:table-cell table:number-columns-repeated="16374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Kingsthorpe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ric Burgess</text:p>
          </table:table-cell>
          <table:table-cell table:style-name="ce1"/>
          <table:table-cell office:value-type="string" table:style-name="ce1">
            <text:p>https://www.dropbox.com/sh/cx7tus4mgkt9o4n/AAB5SsKc-KQo3m0CTjstAHoja/226r.mid.mp3?raw=1</text:p>
          </table:table-cell>
          <table:table-cell table:number-columns-repeated="16374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Omega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Crxz_kT5RO6r6FdNrD_C3pa/227r.mid.mp3?raw=1</text:p>
          </table:table-cell>
          <table:table-cell table:number-columns-repeated="16374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Peace Eternal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. Arras</text:p>
          </table:table-cell>
          <table:table-cell office:value-type="string" table:style-name="ce1">
            <text:p>German Tunes (1952) No. 163</text:p>
          </table:table-cell>
          <table:table-cell office:value-type="string" table:style-name="ce1">
            <text:p>https://www.dropbox.com/sh/cx7tus4mgkt9o4n/AADBxKI-60RTTETRogG9gmMpa/228r.mid.mp3?raw=1</text:p>
          </table:table-cell>
          <table:table-cell table:number-columns-repeated="16374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Rejoicing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rs. H.B. Burr</text:p>
          </table:table-cell>
          <table:table-cell table:style-name="ce1"/>
          <table:table-cell office:value-type="string" table:style-name="ce1">
            <text:p>https://www.dropbox.com/sh/cx7tus4mgkt9o4n/AADA40aLPwvlMj9OO7x3uvb7a/229r.mid.mp3?raw=1</text:p>
          </table:table-cell>
          <table:table-cell table:number-columns-repeated="16374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Response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C. Jarres</text:p>
          </table:table-cell>
          <table:table-cell table:style-name="ce1"/>
          <table:table-cell office:value-type="string" table:style-name="ce1">
            <text:p>https://www.dropbox.com/sh/cx7tus4mgkt9o4n/AACwMF0rEbSHXR8OL7Cn9c0aa/230r.mid.mp3?raw=1</text:p>
          </table:table-cell>
          <table:table-cell table:number-columns-repeated="16374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hamgar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. E.C. Shanks</text:p>
          </table:table-cell>
          <table:table-cell table:style-name="ce1"/>
          <table:table-cell office:value-type="string" table:style-name="ce1">
            <text:p>https://www.dropbox.com/sh/cx7tus4mgkt9o4n/AAA8Dlrr2GRpKJVIuqRjqelsa/231r.mid.mp3?raw=1</text:p>
          </table:table-cell>
          <table:table-cell table:number-columns-repeated="16374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panish Air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BP7bzVbGms3DPGbGqfZ2zVa/232r.mid.mp3?raw=1</text:p>
          </table:table-cell>
          <table:table-cell table:number-columns-repeated="16374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Tola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Db65UYNNtk55CTGLnwHB0Ha/233r.mid.mp3?raw=1</text:p>
          </table:table-cell>
          <table:table-cell table:number-columns-repeated="16374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Logos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AmTTzAbTzPH2N52slmoAYSa/234r.mid.mp3?raw=1</text:p>
          </table:table-cell>
          <table:table-cell table:number-columns-repeated="16374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Mansewood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BrXPJPwlt8yEiMtydSjuXsa/235r.mid.mp3?raw=1</text:p>
          </table:table-cell>
          <table:table-cell table:number-columns-repeated="16374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Park Langley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ev. E.H. Gladstone Sargent</text:p>
          </table:table-cell>
          <table:table-cell table:style-name="ce1"/>
          <table:table-cell office:value-type="string" table:style-name="ce1">
            <text:p>https://www.dropbox.com/sh/cx7tus4mgkt9o4n/AADEke6H5vJJmrFXbYnyMH9ga/236r.mid.mp3?raw=1</text:p>
          </table:table-cell>
          <table:table-cell table:number-columns-repeated="16374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Russian Air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Co_SA4N2SmdNkoOZam59cda/237r.mid.mp3?raw=1</text:p>
          </table:table-cell>
          <table:table-cell table:number-columns-repeated="16374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tuartholme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C.T. McCorkell</text:p>
          </table:table-cell>
          <table:table-cell table:style-name="ce1"/>
          <table:table-cell office:value-type="string" table:style-name="ce1">
            <text:p>https://www.dropbox.com/sh/cx7tus4mgkt9o4n/AADI5nZKpORCZDVBUlDHmzOGa/238r.mid.mp3?raw=1</text:p>
          </table:table-cell>
          <table:table-cell table:number-columns-repeated="16374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Dunure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Bykl4XSFYIpAdb-0iiA0fya/239r.mid.mp3?raw=1</text:p>
          </table:table-cell>
          <table:table-cell table:number-columns-repeated="16374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cotstoun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ohn. F. Harvey</text:p>
          </table:table-cell>
          <table:table-cell table:style-name="ce1"/>
          <table:table-cell office:value-type="string" table:style-name="ce1">
            <text:p>https://www.dropbox.com/sh/cx7tus4mgkt9o4n/AAARgb0M8-OgpVWxixFhSLsoa/240r.mid.mp3?raw=1</text:p>
          </table:table-cell>
          <table:table-cell table:number-columns-repeated="16374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Thomas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C3TaKb1lBhEW_9L8x1ws5oa/241r.mid.mp3?raw=1</text:p>
          </table:table-cell>
          <table:table-cell table:number-columns-repeated="16374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ydney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J. Judd</text:p>
          </table:table-cell>
          <table:table-cell table:style-name="ce1"/>
          <table:table-cell office:value-type="string" table:style-name="ce1">
            <text:p>https://www.dropbox.com/sh/cx7tus4mgkt9o4n/AAD_Uh2wVfbZwV4Zb6OGRBw5a/242r.mid.mp3?raw=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Barton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.T. Lightwood</text:p>
          </table:table-cell>
          <table:table-cell table:style-name="ce1"/>
          <table:table-cell office:value-type="string" table:style-name="ce1">
            <text:p>https://www.dropbox.com/sh/cx7tus4mgkt9o4n/AAB79TLccpfLA5lXwrkmHWVda/243r.mid.mp3?raw=1</text:p>
          </table:table-cell>
          <table:table-cell table:number-columns-repeated="1637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Dartry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ohn Mason</text:p>
          </table:table-cell>
          <table:table-cell table:style-name="ce1"/>
          <table:table-cell office:value-type="string" table:style-name="ce1">
            <text:p>https://www.dropbox.com/sh/cx7tus4mgkt9o4n/AABc2NhuQqC7X5nWE_cvjZuUa/244r.mid.mp3?raw=1</text:p>
          </table:table-cell>
          <table:table-cell table:number-columns-repeated="16374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Radlett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T.L. Edwards</text:p>
          </table:table-cell>
          <table:table-cell table:style-name="ce1"/>
          <table:table-cell office:value-type="string" table:style-name="ce1">
            <text:p>https://www.dropbox.com/sh/cx7tus4mgkt9o4n/AADtPjlD1_cgdp8DFVT7VFHva/245r.mid.mp3?raw=1</text:p>
          </table:table-cell>
          <table:table-cell table:number-columns-repeated="16374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Love's Return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P.S. Pope</text:p>
          </table:table-cell>
          <table:table-cell table:style-name="ce1"/>
          <table:table-cell office:value-type="string" table:style-name="ce1">
            <text:p>https://www.dropbox.com/sh/cx7tus4mgkt9o4n/AAATot7cU6wis9FJdft7EVPIa/246r.mid.mp3?raw=1</text:p>
          </table:table-cell>
          <table:table-cell table:number-columns-repeated="16374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Vater Der Herrlichkeit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German Tunes (1952) No. 197</text:p>
          </table:table-cell>
          <table:table-cell office:value-type="string" table:style-name="ce1">
            <text:p>https://www.dropbox.com/sh/cx7tus4mgkt9o4n/AAAusf8-CFEooBRuvoHLAo4pa/247r.mid.mp3?raw=1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Bradford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chael Lewis (1963)</text:p>
          </table:table-cell>
          <table:table-cell table:style-name="ce1"/>
          <table:table-cell office:value-type="string" table:style-name="ce1">
            <text:p>https://www.dropbox.com/sh/cx7tus4mgkt9o4n/AADLtqAOyfJYo0CEMWJ_g-l3a/248r.mid.mp3?raw=1</text:p>
          </table:table-cell>
          <table:table-cell table:number-columns-repeated="1637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Coniston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A.B. Skeffington (1928)</text:p>
          </table:table-cell>
          <table:table-cell table:style-name="ce1"/>
          <table:table-cell office:value-type="string" table:style-name="ce1">
            <text:p>https://www.dropbox.com/sh/cx7tus4mgkt9o4n/AADPnPeXAr6QZPh41IR-XiKba/249r.mid.mp3?raw=1</text:p>
          </table:table-cell>
          <table:table-cell table:number-columns-repeated="1637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Denton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T. Willey (1903)</text:p>
          </table:table-cell>
          <table:table-cell table:style-name="ce1"/>
          <table:table-cell office:value-type="string" table:style-name="ce1">
            <text:p>https://www.dropbox.com/sh/cx7tus4mgkt9o4n/AAB8sUz9BjCIuCO9PRNJHA0pa/250r.mid.mp3?raw=1</text:p>
          </table:table-cell>
          <table:table-cell table:number-columns-repeated="16374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Eilden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Arthur Skrede</text:p>
          </table:table-cell>
          <table:table-cell office:value-type="string" table:style-name="ce1">
            <text:p>Harmonized by Klaus Otsby</text:p>
          </table:table-cell>
          <table:table-cell office:value-type="string" table:style-name="ce1">
            <text:p>https://www.dropbox.com/sh/cx7tus4mgkt9o4n/AABAh3u2C8ApdUKYHgfMv32Ha/251r.mid.mp3?raw=1</text:p>
          </table:table-cell>
          <table:table-cell table:number-columns-repeated="16374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Foyle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ohn Mason (1936)</text:p>
          </table:table-cell>
          <table:table-cell table:style-name="ce1"/>
          <table:table-cell office:value-type="string" table:style-name="ce1">
            <text:p>https://www.dropbox.com/sh/cx7tus4mgkt9o4n/AAC9Ky_iALk503OCdxaJJ63qa/252r.mid.mp3?raw=1</text:p>
          </table:table-cell>
          <table:table-cell table:number-columns-repeated="16374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Marston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rs. A.L. Bloomfield</text:p>
          </table:table-cell>
          <table:table-cell table:style-name="ce1"/>
          <table:table-cell office:value-type="string" table:style-name="ce1">
            <text:p>https://www.dropbox.com/sh/cx7tus4mgkt9o4n/AADwZi-ZP78DOWk5qWD0aSXFa/253r.mid.mp3?raw=1</text:p>
          </table:table-cell>
          <table:table-cell table:number-columns-repeated="16374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Morning Star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C. Leflaive</text:p>
          </table:table-cell>
          <table:table-cell table:style-name="ce1"/>
          <table:table-cell office:value-type="string" table:style-name="ce1">
            <text:p>https://www.dropbox.com/sh/cx7tus4mgkt9o4n/AACuoGjPssigxQIbDEEnZbL_a/254r.mid.mp3?raw=1</text:p>
          </table:table-cell>
          <table:table-cell table:number-columns-repeated="16374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Peel Castle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AuX2GqIdDqKiKCRyvzqY_3a/255r.mid.mp3?raw=1</text:p>
          </table:table-cell>
          <table:table-cell table:number-columns-repeated="16374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ill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Paul Gerard</text:p>
          </table:table-cell>
          <table:table-cell table:style-name="ce1"/>
          <table:table-cell office:value-type="string" table:style-name="ce1">
            <text:p>https://www.dropbox.com/sh/cx7tus4mgkt9o4n/AACbd041BB5OU54qxtEfAeANa/256r.mid.mp3?raw=1</text:p>
          </table:table-cell>
          <table:table-cell table:number-columns-repeated="16374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peak to Me, Lord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W.H. Jude</text:p>
          </table:table-cell>
          <table:table-cell table:style-name="ce1"/>
          <table:table-cell office:value-type="string" table:style-name="ce1">
            <text:p>https://www.dropbox.com/sh/cx7tus4mgkt9o4n/AABM-bqYRPcGuBewgnmhpXHZa/257r.mid.mp3?raw=1</text:p>
          </table:table-cell>
          <table:table-cell table:number-columns-repeated="16374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Valenci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rs. R.A. Arnot</text:p>
          </table:table-cell>
          <table:table-cell table:style-name="ce1"/>
          <table:table-cell office:value-type="string" table:style-name="ce1">
            <text:p>https://www.dropbox.com/sh/cx7tus4mgkt9o4n/AAAuyie73QdJzvxsCBOge1RGa/258r.mid.mp3?raw=1</text:p>
          </table:table-cell>
          <table:table-cell table:number-columns-repeated="16374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Love's Appeal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 (1952)</text:p>
          </table:table-cell>
          <table:table-cell table:style-name="ce1"/>
          <table:table-cell office:value-type="string" table:style-name="ce1">
            <text:p>https://www.dropbox.com/sh/cx7tus4mgkt9o4n/AAAfzsJ4o0Q6M_qrecmcB_s7a/259r.mid.mp3?raw=1</text:p>
          </table:table-cell>
          <table:table-cell table:number-columns-repeated="16374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lane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Irish Folk Melody</text:p>
          </table:table-cell>
          <table:table-cell office:value-type="string" table:style-name="ce1">
            <text:p>Harmonized by L.L. Dix</text:p>
          </table:table-cell>
          <table:table-cell office:value-type="string" table:style-name="ce1">
            <text:p>https://www.dropbox.com/sh/cx7tus4mgkt9o4n/AAA9fJ2TnqRwG_J3vmHgrSbsa/260r.mid.mp3?raw=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Alverstoke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Sir Joseph Barnby</text:p>
          </table:table-cell>
          <table:table-cell table:style-name="ce1"/>
          <table:table-cell office:value-type="string" table:style-name="ce1">
            <text:p>https://www.dropbox.com/sh/cx7tus4mgkt9o4n/AACZlGGRaC0hsEK0IbA9XQJqa/261r.mid.mp3?raw=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Anticipation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DW_Ep5Bw1KoOdci-SimxRLa/262r.mid.mp3?raw=1</text:p>
          </table:table-cell>
          <table:table-cell table:number-columns-repeated="16374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Eternal Love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H. Earnest Nichol</text:p>
          </table:table-cell>
          <table:table-cell table:style-name="ce1"/>
          <table:table-cell office:value-type="string" table:style-name="ce1">
            <text:p>https://www.dropbox.com/sh/cx7tus4mgkt9o4n/AACFIptbld1x1lykNMdvfAEga/264r.mid.mp3?raw=1</text:p>
          </table:table-cell>
          <table:table-cell table:number-columns-repeated="16374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German Tunes (1952) No.219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. Arras</text:p>
          </table:table-cell>
          <table:table-cell table:style-name="ce1"/>
          <table:table-cell office:value-type="string" table:style-name="ce1">
            <text:p>https://www.dropbox.com/sh/cx7tus4mgkt9o4n/AAAXEBjgbneXJpyc96hoQDQba/265r.mid.mp3?raw=1</text:p>
          </table:table-cell>
          <table:table-cell table:number-columns-repeated="16374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German Tunes (1952) No.222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https://www.dropbox.com/sh/cx7tus4mgkt9o4n/AADwIsf5Ub0-EIkXncqK6Yiza/266r.mid.mp3?raw=1</text:p>
          </table:table-cell>
          <table:table-cell table:number-columns-repeated="1637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Only a Touch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C. Leflaive</text:p>
          </table:table-cell>
          <table:table-cell table:style-name="ce1"/>
          <table:table-cell office:value-type="string" table:style-name="ce1">
            <text:p>https://www.dropbox.com/sh/cx7tus4mgkt9o4n/AACDY-M6oYflQ0tQ9jrzmiOEa/267r.mid.mp3?raw=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Avoca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F.H. Parkes</text:p>
          </table:table-cell>
          <table:table-cell table:style-name="ce1"/>
          <table:table-cell office:value-type="string" table:style-name="ce1">
            <text:p>https://www.dropbox.com/sh/cx7tus4mgkt9o4n/AAAT31bXm7OypSduAaR90bi-a/268r.mid.mp3?raw=1</text:p>
          </table:table-cell>
          <table:table-cell table:number-columns-repeated="16374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Elaine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J. Judd</text:p>
          </table:table-cell>
          <table:table-cell table:style-name="ce1"/>
          <table:table-cell office:value-type="string" table:style-name="ce1">
            <text:p>https://www.dropbox.com/sh/cx7tus4mgkt9o4n/AADHwqILQBf1M4WmMuEfMWw2a/269r.mid.mp3?raw=1</text:p>
          </table:table-cell>
          <table:table-cell table:number-columns-repeated="16374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Framlingham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Grace D. Wightman</text:p>
          </table:table-cell>
          <table:table-cell table:style-name="ce1"/>
          <table:table-cell office:value-type="string" table:style-name="ce1">
            <text:p>https://www.dropbox.com/sh/cx7tus4mgkt9o4n/AADeDFdTdvYrxwR6CUF6uGaza/270r.mid.mp3?raw=1</text:p>
          </table:table-cell>
          <table:table-cell table:number-columns-repeated="16374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I Am Praying For You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Ira D. Sankey</text:p>
          </table:table-cell>
          <table:table-cell table:style-name="ce1"/>
          <table:table-cell office:value-type="string" table:style-name="ce1">
            <text:p>https://www.dropbox.com/sh/cx7tus4mgkt9o4n/AAAid-7NAlxy8cDp4K8zsz-6a/271r.mid.mp3?raw=1</text:p>
          </table:table-cell>
          <table:table-cell table:number-columns-repeated="16374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alvator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AK2QGDNbKv9frOc4Muug3Fa/272r.mid.mp3?raw=1</text:p>
          </table:table-cell>
          <table:table-cell table:number-columns-repeated="16374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Vida Immortal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Spanish Tune</text:p>
          </table:table-cell>
          <table:table-cell table:style-name="ce1"/>
          <table:table-cell office:value-type="string" table:style-name="ce1">
            <text:p>https://www.dropbox.com/sh/cx7tus4mgkt9o4n/AADFDlFxMsmFjTn2QGQl2lQVa/273r.mid.mp3?raw=1</text:p>
          </table:table-cell>
          <table:table-cell table:number-columns-repeated="16374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Zacher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A.H. Lee</text:p>
          </table:table-cell>
          <table:table-cell table:style-name="ce1"/>
          <table:table-cell office:value-type="string" table:style-name="ce1">
            <text:p>https://www.dropbox.com/sh/cx7tus4mgkt9o4n/AACkimhyu7mUNzOObLZM55_aa/274r.mid.mp3?raw=1</text:p>
          </table:table-cell>
          <table:table-cell table:number-columns-repeated="16374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Drumbathie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B4o_xFA0rDSlL05nRRVveFa/275r.mid.mp3?raw=1</text:p>
          </table:table-cell>
          <table:table-cell table:number-columns-repeated="1637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Dawning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ohn F. Harvey</text:p>
          </table:table-cell>
          <table:table-cell table:style-name="ce1"/>
          <table:table-cell office:value-type="string" table:style-name="ce1">
            <text:p>https://www.dropbox.com/sh/cx7tus4mgkt9o4n/AAAsLcZUgfQgovGoigkaOVMYa/276r.mid.mp3?raw=1</text:p>
          </table:table-cell>
          <table:table-cell table:number-columns-repeated="16374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Hiding in Thee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Ira D. Sankey</text:p>
          </table:table-cell>
          <table:table-cell table:style-name="ce1"/>
          <table:table-cell office:value-type="string" table:style-name="ce1">
            <text:p>https://www.dropbox.com/sh/cx7tus4mgkt9o4n/AADrA49dH2x0mWrCFem0XzeUa/277r.mid.mp3?raw=1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Anticipation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.A.J. Burling</text:p>
          </table:table-cell>
          <table:table-cell table:style-name="ce1"/>
          <table:table-cell office:value-type="string" table:style-name="ce1">
            <text:p>https://www.dropbox.com/sh/cx7tus4mgkt9o4n/AABTOzsGgJhNYXYG6iQdHEKja/278r.mid.mp3?raw=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Brooksby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</text:p>
          </table:table-cell>
          <table:table-cell table:style-name="ce1"/>
          <table:table-cell office:value-type="string" table:style-name="ce1">
            <text:p>https://www.dropbox.com/sh/cx7tus4mgkt9o4n/AADORHF3ensapYCXkjKevy0Ja/279r.mid.mp3?raw=1</text:p>
          </table:table-cell>
          <table:table-cell table:number-columns-repeated="16374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Norfolk Park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Henry Coward</text:p>
          </table:table-cell>
          <table:table-cell table:style-name="ce1"/>
          <table:table-cell office:value-type="string" table:style-name="ce1">
            <text:p>https://www.dropbox.com/sh/cx7tus4mgkt9o4n/AADuM7vnkBO6_6ZIH2wtQeWIa/280r.mid.mp3?raw=1</text:p>
          </table:table-cell>
          <table:table-cell table:number-columns-repeated="16374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Rachie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Dr. Caradog Roberts</text:p>
          </table:table-cell>
          <table:table-cell table:style-name="ce1"/>
          <table:table-cell office:value-type="string" table:style-name="ce1">
            <text:p>https://www.dropbox.com/sh/cx7tus4mgkt9o4n/AADH0Ms5yzUxLFvNXIkM2PhMa/281r.mid.mp3?raw=1</text:p>
          </table:table-cell>
          <table:table-cell table:number-columns-repeated="16374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alva Festa Dies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Sir Joseph Barnby</text:p>
          </table:table-cell>
          <table:table-cell table:style-name="ce1"/>
          <table:table-cell office:value-type="string" table:style-name="ce1">
            <text:p>https://www.dropbox.com/sh/cx7tus4mgkt9o4n/AAA29rdG0WfCc0Cxb4oCqbima/282r.mid.mp3?raw=1</text:p>
          </table:table-cell>
          <table:table-cell table:number-columns-repeated="16374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Mithcah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6.6.6.5.6.6.6.5.</text:p>
          </table:table-cell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A.H. Lee</text:p>
          </table:table-cell>
          <table:table-cell table:style-name="ce1"/>
          <table:table-cell office:value-type="string" table:style-name="ce1">
            <text:p>https://www.dropbox.com/sh/cx7tus4mgkt9o4n/AAA-Fw4xthoGtHR1jHNc6HNPa/283r.mid.mp3?raw=1</text:p>
          </table:table-cell>
          <table:table-cell table:number-columns-repeated="16374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Parclet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6.6.6.5.6.6.6.5.</text:p>
          </table:table-cell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 Carren</text:p>
          </table:table-cell>
          <table:table-cell table:style-name="ce1"/>
          <table:table-cell office:value-type="string" table:style-name="ce1">
            <text:p>https://www.dropbox.com/sh/cx7tus4mgkt9o4n/AADMJh9Cuch-I7axKehbpH_ea/284r.mid.mp3?raw=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Adoration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.H. Righton</text:p>
          </table:table-cell>
          <table:table-cell table:style-name="ce1"/>
          <table:table-cell office:value-type="string" table:style-name="ce1">
            <text:p>https://www.dropbox.com/sh/cx7tus4mgkt9o4n/AABolRPVMDVQZHYy1dIaz0Jqa/285r.mid.mp3?raw=1</text:p>
          </table:table-cell>
          <table:table-cell table:number-columns-repeated="16374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Eli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DzPQf1n4ejPk1UvEb7BkrGa/286r.mid.mp3?raw=1</text:p>
          </table:table-cell>
          <table:table-cell table:number-columns-repeated="16374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Gloria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P.S. Pope</text:p>
          </table:table-cell>
          <table:table-cell table:style-name="ce1"/>
          <table:table-cell office:value-type="string" table:style-name="ce1">
            <text:p>https://www.dropbox.com/sh/cx7tus4mgkt9o4n/AAAh1_Ix3UWrlBavVqmdq8n_a/287r.mid.mp3?raw=1</text:p>
          </table:table-cell>
          <table:table-cell table:number-columns-repeated="16374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Happy Song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AHr4LrI-QPVq883IC_SBLja/288r.mid.mp3?raw=1</text:p>
          </table:table-cell>
          <table:table-cell table:number-columns-repeated="16374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Marion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E.J. Judd</text:p>
          </table:table-cell>
          <table:table-cell table:style-name="ce1"/>
          <table:table-cell office:value-type="string" table:style-name="ce1">
            <text:p>https://www.dropbox.com/sh/cx7tus4mgkt9o4n/AABOsLgrMBefSzh8WfL4ffyBa/289r.mid.mp3?raw=1</text:p>
          </table:table-cell>
          <table:table-cell table:number-columns-repeated="16374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Tence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ohn F. Harvey</text:p>
          </table:table-cell>
          <table:table-cell table:style-name="ce1"/>
          <table:table-cell office:value-type="string" table:style-name="ce1">
            <text:p>https://www.dropbox.com/sh/cx7tus4mgkt9o4n/AABY6wuXyN29VX3zasFSN3rNa/290r.mid.mp3?raw=1</text:p>
          </table:table-cell>
          <table:table-cell table:number-columns-repeated="16374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Totteridge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.A. Evershead</text:p>
          </table:table-cell>
          <table:table-cell table:style-name="ce1"/>
          <table:table-cell office:value-type="string" table:style-name="ce1">
            <text:p>https://www.dropbox.com/sh/cx7tus4mgkt9o4n/AACODSSciFJVYmFdvPw0S0KIa/291r.mid.mp3?raw=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Asher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C_LZgsQh_bvAsoCNXzxnaRa/292r.mid.mp3?raw=1</text:p>
          </table:table-cell>
          <table:table-cell table:number-columns-repeated="16374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Grenville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Gordon Millar (1961)</text:p>
          </table:table-cell>
          <table:table-cell table:style-name="ce1"/>
          <table:table-cell office:value-type="string" table:style-name="ce1">
            <text:p>https://www.dropbox.com/sh/cx7tus4mgkt9o4n/AACa7mNJuO0LgNNMgMdapa7Ta/293r.mid.mp3?raw=1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Broadwaters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F.H. Parkes</text:p>
          </table:table-cell>
          <table:table-cell table:style-name="ce1"/>
          <table:table-cell office:value-type="string" table:style-name="ce1">
            <text:p>https://www.dropbox.com/sh/cx7tus4mgkt9o4n/AAABrnLW2Cfuki05lIc5hdkca/294r.mid.mp3?raw=1</text:p>
          </table:table-cell>
          <table:table-cell table:number-columns-repeated="1637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Dalmeny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R.A. Evershed (1953)</text:p>
          </table:table-cell>
          <table:table-cell table:style-name="ce1"/>
          <table:table-cell office:value-type="string" table:style-name="ce1">
            <text:p>https://www.dropbox.com/sh/cx7tus4mgkt9o4n/AAAt5CtwtYDqTypg5ER1_ItSa/295r.mid.mp3?raw=1</text:p>
          </table:table-cell>
          <table:table-cell table:number-columns-repeated="16374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Ootha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John F. Harvey</text:p>
          </table:table-cell>
          <table:table-cell table:style-name="ce1"/>
          <table:table-cell office:value-type="string" table:style-name="ce1">
            <text:p>https://www.dropbox.com/sh/cx7tus4mgkt9o4n/AACLqiqhjeo7va20gc5xRWBNa/296r.mid.mp3?raw=1</text:p>
          </table:table-cell>
          <table:table-cell table:number-columns-repeated="16374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tar of Bethlehem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LFTBs</text:p>
          </table:table-cell>
          <table:table-cell office:value-type="string" table:style-name="ce1">
            <text:p>Red Book</text:p>
          </table:table-cell>
          <table:table-cell office:value-type="string" table:style-name="ce1">
            <text:p>Miss E.C. Shanks</text:p>
          </table:table-cell>
          <table:table-cell table:style-name="ce1"/>
          <table:table-cell office:value-type="string" table:style-name="ce1">
            <text:p>https://www.dropbox.com/sh/cx7tus4mgkt9o4n/AACgbLjOwagcIJRKacOk38XBa/297r.mid.mp3?raw=1</text:p>
          </table:table-cell>
          <table:table-cell table:number-columns-repeated="16374"/>
        </table:table-row>
        <table:table-row table:number-rows-repeated="1047834" table:style-name="ro1">
          <table:table-cell table:number-columns-repeated="16384"/>
        </table:table-row>
      </table:table>
      <table:database-ranges>
        <table:database-range table:target-range-address="hymn_tune.A1:hymn_tune.J742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0</meta:generator>
    <meta:initial-creator>Craig McKay</meta:initial-creator>
    <dc:creator>Craig McKay</dc:creator>
    <meta:creation-date>2019-10-28T18:12:53Z</meta:creation-date>
    <dc:date>2019-12-14T08:16:17Z</dc:date>
  </office:meta>
</office:document-meta>
</file>